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Microsoft JhengHei" svg:font-family="'Microsoft JhengHei'"/>
    <style:font-face style:name="微軟正黑體" svg:font-family="微軟正黑體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34.76pt"/>
    </style:style>
    <style:style style:name="co2" style:family="table-column">
      <style:table-column-properties fo:break-before="auto" style:column-width="58.34pt"/>
    </style:style>
    <style:style style:name="co3" style:family="table-column">
      <style:table-column-properties fo:break-before="auto" style:column-width="43.94pt"/>
    </style:style>
    <style:style style:name="co4" style:family="table-column">
      <style:table-column-properties fo:break-before="auto" style:column-width="72.79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data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icrosoft JhengHei" fo:font-size="10pt" fo:font-style="normal" fo:text-shadow="none" style:text-underline-style="none" fo:font-weight="normal" style:font-size-asian="10pt" style:font-style-asian="normal" style:font-weight-asian="normal" style:font-name-complex="Microsoft JhengHei" style:font-size-complex="10pt" style:font-style-complex="normal" style:font-weight-complex="normal"/>
    </style:style>
    <style:style style:name="T1" style:family="text">
      <style:text-properties style:text-position="0% 100%" style:font-name="Arial" style:font-style-asian="normal" style:font-weight-complex="normal" style:font-weight-asian="normal" style:font-size-complex="10pt" style:font-size-asian="10pt" style:font-name-complex="Arial" fo:text-shadow="none" fo:color="#000000" style:text-outline="false" fo:font-style="normal" style:text-line-through-type="none" style:text-underline-style="none" style:text-underline-color="font-color" fo:font-weight="normal" fo:font-size="10pt" style:font-style-complex="normal"/>
    </style:style>
    <style:style style:name="T2" style:family="text">
      <style:text-properties style:text-position="0% 100%" style:font-style-asian="normal" style:font-weight-complex="normal" style:font-weight-asian="normal" style:font-size-complex="10pt" style:font-size-asian="10pt" fo:text-shadow="none" fo:color="#000000" style:text-outline="false" fo:font-style="normal" style:text-line-through-type="none" style:text-underline-style="none" style:text-underline-color="font-color" fo:font-weight="normal" fo:font-size="10pt" style:font-style-complex="normal" style:font-name="微軟正黑體" style:font-name-complex="微軟正黑體"/>
    </style:style>
    <style:style style:name="T3" style:family="text">
      <style:text-properties style:font-name="Arial" style:font-style-complex="normal" style:font-style-asian="normal" style:font-weight-complex="normal" style:font-weight-asian="normal" style:font-size-complex="10pt" style:font-size-asian="10pt" style:font-name-complex="Arial" fo:text-shadow="none" fo:color="#000000" style:text-outline="false" fo:font-style="normal" style:text-line-through-type="none" style:text-underline-style="none" style:text-underline-color="font-color" fo:font-weight="normal" fo:font-size="10pt" style:text-position="0% 100%"/>
    </style:style>
    <style:style style:name="T4" style:family="text">
      <style:text-properties style:font-style-complex="normal" style:font-style-asian="normal" style:font-weight-complex="normal" style:font-weight-asian="normal" style:font-size-complex="10pt" style:font-size-asian="10pt" fo:text-shadow="none" fo:color="#000000" style:text-outline="false" fo:font-style="normal" style:text-line-through-type="none" style:text-underline-style="none" style:text-underline-color="font-color" fo:font-weight="normal" fo:font-size="10pt" style:text-position="0% 100%" style:font-name="微軟正黑體" style:font-name-complex="微軟正黑體"/>
    </style:style>
    <style:style style:name="T5" style:family="text">
      <style:text-properties style:font-style-complex="normal" style:font-style-asian="normal" style:font-weight-complex="normal" style:font-weight-asian="normal" style:font-size-complex="10pt" style:font-size-asian="10pt" fo:text-shadow="none" fo:color="#000000" style:text-outline="false" fo:font-style="normal" style:text-line-through-type="none" style:text-underline-style="none" style:text-underline-color="font-color" fo:font-weight="normal" fo:font-size="10pt" style:text-position="0% 100%" style:font-name="Arial" style:font-name-complex="Arial"/>
    </style:style>
    <style:style style:name="T6" style:family="text">
      <style:text-properties style:font-style-complex="normal" style:text-position="0% 100%" fo:font-size="10pt" fo:font-weight="normal" style:text-underline-style="none" style:text-underline-color="font-color" style:text-line-through-type="none" fo:font-style="normal" style:text-outline="false" fo:color="#000000" fo:text-shadow="none" style:font-name-complex="Arial" style:font-size-asian="10pt" style:font-size-complex="10pt" style:font-weight-asian="normal" style:font-weight-complex="normal" style:font-style-asian="normal" style:font-name="Arial"/>
    </style:style>
    <style:style style:name="T7" style:family="text">
      <style:text-properties style:font-style-complex="normal" style:text-position="0% 100%" fo:font-size="10pt" fo:font-weight="normal" style:text-underline-style="none" style:text-underline-color="font-color" style:text-line-through-type="none" fo:font-style="normal" style:text-outline="false" fo:color="#000000" fo:text-shadow="none" style:font-size-asian="10pt" style:font-size-complex="10pt" style:font-weight-asian="normal" style:font-weight-complex="normal" style:font-style-asian="normal" style:font-name="微軟正黑體" style:font-name-complex="微軟正黑體"/>
    </style:style>
    <style:style style:name="T8" style:family="text">
      <style:text-properties style:font-style-complex="normal" style:text-position="0% 100%" fo:font-size="10pt" fo:font-weight="normal" style:text-underline-style="none" style:text-underline-color="font-color" style:text-line-through-type="none" fo:font-style="normal" style:text-outline="false" fo:color="#000000" fo:text-shadow="none" style:font-size-asian="10pt" style:font-size-complex="10pt" style:font-weight-asian="normal" style:font-weight-complex="normal" style:font-style-asian="normal" style:font-name="Arial" style:font-name-complex="Arial"/>
    </style:style>
    <style:style style:name="T9" style:family="text">
      <style:text-properties style:font-style-complex="normal" style:text-position="0% 100%" fo:font-size="10pt" fo:font-weight="normal" style:text-underline-style="none" style:text-underline-color="font-color" style:text-line-through-type="none" fo:font-style="normal" style:text-outline="false" fo:color="#000000" fo:text-shadow="none" style:font-name-complex="微軟正黑體" style:font-size-asian="10pt" style:font-size-complex="10pt" style:font-weight-asian="normal" style:font-weight-complex="normal" style:font-style-asian="normal" style:font-name="微軟正黑體"/>
    </style:style>
    <style:style style:name="T10" style:family="text">
      <style:text-properties style:text-position="0% 100%" style:font-name="微軟正黑體" fo:font-size="10pt" fo:font-weight="normal" style:text-underline-style="none" style:text-underline-color="font-color" style:text-line-through-type="none" fo:font-style="normal" style:text-outline="false" fo:color="#000000" fo:text-shadow="none" style:font-name-complex="微軟正黑體" style:font-size-asian="10pt" style:font-size-complex="10pt" style:font-weight-asian="normal" style:font-weight-complex="normal" style:font-style-asian="normal" style:font-style-complex="normal"/>
    </style:style>
    <style:style style:name="T11" style:family="text">
      <style:text-properties style:text-position="0% 100%" fo:font-size="10pt" fo:font-weight="normal" style:text-underline-style="none" style:text-underline-color="font-color" style:text-line-through-type="none" fo:font-style="normal" style:text-outline="false" fo:color="#000000" fo:text-shadow="none" style:font-size-asian="10pt" style:font-size-complex="10pt" style:font-weight-asian="normal" style:font-weight-complex="normal" style:font-style-asian="normal" style:font-style-complex="normal" style:font-name="Arial" style:font-name-complex="Arial"/>
    </style:style>
    <style:style style:name="T12" style:family="text">
      <style:text-properties style:text-position="0% 100%" fo:font-size="10pt" fo:font-weight="normal" style:text-underline-style="none" style:text-underline-color="font-color" style:text-line-through-type="none" fo:font-style="normal" style:text-outline="false" fo:color="#000000" fo:text-shadow="none" style:font-size-asian="10pt" style:font-size-complex="10pt" style:font-weight-asian="normal" style:font-weight-complex="normal" style:font-style-asian="normal" style:font-style-complex="normal" style:font-name="微軟正黑體" style:font-name-complex="微軟正黑體"/>
    </style:style>
    <style:style style:name="T13" style:family="text">
      <style:text-properties style:text-position="0% 100%" style:font-name="微軟正黑體" style:font-style-asian="normal" style:font-weight-complex="normal" style:font-weight-asian="normal" style:font-size-complex="10pt" style:font-size-asian="10pt" style:font-name-complex="微軟正黑體" fo:text-shadow="none" fo:color="#000000" style:text-outline="false" fo:font-style="normal" style:text-line-through-type="none" style:text-underline-style="none" style:text-underline-color="font-color" fo:font-weight="normal" fo:font-size="10pt" style:font-style-complex="normal"/>
    </style:style>
    <style:style style:name="T14" style:family="text">
      <style:text-properties style:text-position="0% 100%" style:font-style-asian="normal" style:font-weight-complex="normal" style:font-weight-asian="normal" style:font-size-complex="10pt" style:font-size-asian="10pt" fo:text-shadow="none" fo:color="#000000" style:text-outline="false" fo:font-style="normal" style:text-line-through-type="none" style:text-underline-style="none" style:text-underline-color="font-color" fo:font-weight="normal" fo:font-size="10pt" style:font-style-complex="normal" style:font-name="Arial" style:font-name-complex="Arial"/>
    </style:style>
    <style:style style:name="T15" style:family="text">
      <style:text-properties style:font-name="微軟正黑體" style:font-style-complex="normal" style:font-style-asian="normal" style:font-weight-complex="normal" style:font-weight-asian="normal" style:font-size-complex="10pt" style:font-size-asian="10pt" style:font-name-complex="微軟正黑體" fo:text-shadow="none" fo:color="#000000" style:text-outline="false" fo:font-style="normal" style:text-line-through-type="none" style:text-underline-style="none" style:text-underline-color="font-color" fo:font-weight="normal" fo:font-size="10pt" style:text-position="0% 100%"/>
    </style:style>
    <style:style style:name="T16" style:family="text">
      <style:text-properties fo:font-size="10pt" style:font-style-asian="normal" fo:font-weight="normal" style:text-underline-style="none" style:text-underline-color="font-color" style:text-line-through-type="none" fo:font-style="normal" style:text-outline="false" fo:color="#000000" style:text-position="0% 100%" style:font-name="微軟正黑體" fo:text-shadow="none" style:font-name-complex="微軟正黑體" style:font-size-asian="10pt" style:font-size-complex="10pt" style:font-weight-asian="normal" style:font-weight-complex="normal" style:font-style-complex="normal"/>
    </style:style>
    <style:style style:name="T17" style:family="text">
      <style:text-properties fo:font-size="10pt" style:font-style-asian="normal" fo:font-weight="normal" style:text-underline-style="none" style:text-underline-color="font-color" style:text-line-through-type="none" fo:font-style="normal" style:text-outline="false" fo:color="#000000" style:text-position="0% 100%" fo:text-shadow="none" style:font-size-asian="10pt" style:font-size-complex="10pt" style:font-weight-asian="normal" style:font-weight-complex="normal" style:font-style-complex="normal" style:font-name-complex="Arial" style:font-name="Arial"/>
    </style:style>
    <style:style style:name="T18" style:family="text">
      <style:text-properties fo:font-size="10pt" style:font-style-asian="normal" fo:font-weight="normal" style:text-underline-style="none" style:text-underline-color="font-color" style:text-line-through-type="none" fo:font-style="normal" style:text-outline="false" fo:color="#000000" style:text-position="0% 100%" fo:text-shadow="none" style:font-size-asian="10pt" style:font-size-complex="10pt" style:font-weight-asian="normal" style:font-weight-complex="normal" style:font-style-complex="normal" style:font-name="微軟正黑體" style:font-name-complex="微軟正黑體"/>
    </style:style>
    <style:style style:name="T19" style:family="text">
      <style:text-properties fo:font-size="10pt" style:font-style-asian="normal" fo:font-weight="normal" style:text-underline-style="none" style:text-underline-color="font-color" style:text-line-through-type="none" fo:font-style="normal" style:text-outline="false" fo:color="#000000" style:text-position="0% 100%" fo:text-shadow="none" style:font-size-asian="10pt" style:font-size-complex="10pt" style:font-weight-asian="normal" style:font-weight-complex="normal" style:font-style-complex="normal" style:font-name="Arial" style:font-name-complex="Arial"/>
    </style:style>
    <style:style style:name="T20" style:family="text">
      <style:text-properties fo:font-size="10pt" style:font-style-asian="normal" fo:font-weight="normal" style:text-underline-style="none" style:text-underline-color="font-color" style:text-line-through-type="none" fo:font-style="normal" style:text-outline="false" fo:color="#000000" style:text-position="0% 100%" style:font-name="Arial" fo:text-shadow="none" style:font-name-complex="Arial" style:font-size-asian="10pt" style:font-size-complex="10pt" style:font-weight-asian="normal" style:font-weight-complex="normal" style:font-style-complex="normal"/>
    </style:style>
    <style:style style:name="T21" style:family="text">
      <style:text-properties fo:font-size="10pt" style:font-style-asian="normal" fo:font-weight="normal" style:text-underline-style="none" style:text-underline-color="font-color" style:text-line-through-type="none" fo:font-style="normal" style:text-outline="false" fo:color="#000000" style:text-position="0% 100%" fo:text-shadow="none" style:font-size-asian="10pt" style:font-size-complex="10pt" style:font-weight-asian="normal" style:font-weight-complex="normal" style:font-style-complex="normal" style:font-name-complex="微軟正黑體" style:font-name="微軟正黑體"/>
    </style:style>
    <style:style style:name="T2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color="#000000" style:font-style-complex="normal" style:text-position="0% 100%" fo:text-shadow="none" style:font-name-complex="Arial" style:font-size-asian="10pt" style:font-size-complex="10pt" style:font-weight-asian="normal" style:font-weight-complex="normal" style:font-style-asian="normal"/>
    </style:style>
    <style:style style:name="T23" style:family="text">
      <style:text-properties fo:font-size="10pt" fo:font-weight="normal" style:text-underline-style="none" style:text-underline-color="font-color" style:text-line-through-type="none" fo:font-style="normal" style:text-outline="false" fo:color="#000000" style:font-style-complex="normal" style:text-position="0% 100%" fo:text-shadow="none" style:font-size-asian="10pt" style:font-size-complex="10pt" style:font-weight-asian="normal" style:font-weight-complex="normal" style:font-style-asian="normal" style:font-name="微軟正黑體" style:font-name-complex="微軟正黑體"/>
    </style:style>
    <style:style style:name="T24" style:family="text">
      <style:text-properties fo:font-size="10pt" fo:font-weight="normal" style:text-underline-style="none" style:text-underline-color="font-color" style:text-line-through-type="none" fo:font-style="normal" style:text-outline="false" fo:color="#000000" style:font-style-complex="normal" style:text-position="0% 100%" fo:text-shadow="none" style:font-size-asian="10pt" style:font-size-complex="10pt" style:font-weight-asian="normal" style:font-weight-complex="normal" style:font-style-asian="normal" style:font-name-complex="Arial" style:font-name="Arial"/>
    </style:style>
    <style:style style:name="T25" style:family="text">
      <style:text-properties fo:font-size="10pt" fo:font-weight="normal" style:text-underline-style="none" style:text-underline-color="font-color" style:text-line-through-type="none" fo:font-style="normal" style:text-outline="false" fo:color="#000000" style:font-style-complex="normal" style:text-position="0% 100%" fo:text-shadow="none" style:font-size-asian="10pt" style:font-size-complex="10pt" style:font-weight-asian="normal" style:font-weight-complex="normal" style:font-style-asian="normal" style:font-name="Arial" style:font-name-complex="Arial"/>
    </style:style>
    <style:style style:name="T26" style:family="text">
      <style:text-properties fo:font-size="10pt" fo:font-weight="normal" style:text-underline-style="none" style:text-underline-color="font-color" style:text-line-through-type="none" fo:font-style="normal" style:text-outline="false" fo:color="#000000" style:font-style-complex="normal" style:text-position="0% 100%" fo:text-shadow="none" style:font-size-asian="10pt" style:font-size-complex="10pt" style:font-weight-asian="normal" style:font-weight-complex="normal" style:font-style-asian="normal" style:font-name-complex="微軟正黑體" style:font-name="微軟正黑體"/>
    </style:style>
    <style:style style:name="T27" style:family="text">
      <style:text-properties style:text-position="0% 100%" style:font-name="Arial" fo:font-size="10pt" fo:font-weight="normal" style:text-underline-style="none" style:text-underline-color="font-color" style:text-line-through-type="none" fo:font-style="normal" style:text-outline="false" fo:color="#000000" fo:text-shadow="none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8" style:family="text">
      <style:text-properties style:font-weight-asian="normal" fo:font-style="normal" style:text-outline="false" style:font-name="Arial" style:font-style-asian="normal" style:font-weight-complex="normal" style:font-style-complex="normal" style:font-size-complex="10pt" fo:text-shadow="none" fo:color="#000000" style:text-line-through-type="none" style:font-name-complex="Arial" style:text-underline-style="none" style:text-underline-color="font-color" fo:font-weight="normal" fo:font-size="10pt" style:text-position="0% 100%" style:font-size-asian="10pt"/>
    </style:style>
    <style:style style:name="T29" style:family="text">
      <style:text-properties style:font-weight-asian="normal" fo:font-style="normal" style:text-outline="false" style:font-style-asian="normal" style:font-weight-complex="normal" style:font-style-complex="normal" style:font-size-complex="10pt" fo:text-shadow="none" fo:color="#000000" style:text-line-through-type="none" style:text-underline-style="none" style:text-underline-color="font-color" fo:font-weight="normal" fo:font-size="10pt" style:text-position="0% 100%" style:font-size-asian="10pt" style:font-name="微軟正黑體" style:font-name-complex="微軟正黑體"/>
    </style:style>
    <style:style style:name="T30" style:family="text">
      <style:text-properties style:font-weight-asian="normal" fo:font-style="normal" style:text-outline="false" style:font-style-asian="normal" style:font-weight-complex="normal" style:font-style-complex="normal" style:font-size-complex="10pt" fo:text-shadow="none" fo:color="#000000" style:text-line-through-type="none" style:text-underline-style="none" style:text-underline-color="font-color" fo:font-weight="normal" fo:font-size="10pt" style:text-position="0% 100%" style:font-size-asian="10pt" style:font-name="Arial" style:font-name-complex="Arial"/>
    </style:style>
    <style:style style:name="T31" style:family="text">
      <style:text-properties style:font-weight-asian="normal" fo:font-style="normal" style:text-outline="false" style:font-style-asian="normal" style:font-weight-complex="normal" style:font-style-complex="normal" style:font-size-complex="10pt" fo:text-shadow="none" fo:color="#000000" style:text-line-through-type="none" style:text-underline-style="none" style:text-underline-color="font-color" fo:font-weight="normal" fo:font-size="10pt" style:text-position="0% 100%" style:font-size-asian="10pt" style:font-name-complex="微軟正黑體" style:font-name="微軟正黑體"/>
    </style:style>
    <style:style style:name="T32" style:family="text">
      <style:text-properties style:font-weight-asian="normal" fo:font-style="normal" style:text-outline="false" style:font-style-asian="normal" style:font-weight-complex="normal" style:font-style-complex="normal" style:font-size-complex="10pt" fo:text-shadow="none" fo:color="#000000" style:text-line-through-type="none" style:text-underline-style="none" style:text-underline-color="font-color" fo:font-weight="normal" fo:font-size="10pt" style:text-position="0% 100%" style:font-size-asian="10pt" style:font-name-complex="Arial" style:font-name="Arial"/>
    </style:style>
    <style:style style:name="T33" style:family="text">
      <style:text-properties style:font-style-complex="normal" style:text-position="0% 100%" fo:font-size="10pt" fo:font-weight="normal" style:text-underline-style="none" style:text-underline-color="font-color" style:text-line-through-type="none" fo:font-style="normal" style:text-outline="false" fo:text-shadow="none" fo:color="#000000" style:font-name-complex="Arial" style:font-size-asian="10pt" style:font-size-complex="10pt" style:font-weight-asian="normal" style:font-weight-complex="normal" style:font-style-asian="normal" style:font-name="Arial"/>
    </style:style>
    <style:style style:name="T34" style:family="text">
      <style:text-properties style:font-style-complex="normal" style:text-position="0% 100%" fo:font-size="10pt" fo:font-weight="normal" style:text-underline-style="none" style:text-underline-color="font-color" style:text-line-through-type="none" fo:font-style="normal" style:text-outline="false" fo:text-shadow="none" fo:color="#000000" style:font-size-asian="10pt" style:font-size-complex="10pt" style:font-weight-asian="normal" style:font-weight-complex="normal" style:font-style-asian="normal" style:font-name="微軟正黑體" style:font-name-complex="微軟正黑體"/>
    </style:style>
    <style:style style:name="T35" style:family="text">
      <style:text-properties style:font-style-complex="normal" style:text-position="0% 100%" fo:font-size="10pt" fo:font-weight="normal" style:text-underline-style="none" style:text-underline-color="font-color" style:text-line-through-type="none" fo:font-style="normal" style:text-outline="false" fo:text-shadow="none" fo:color="#000000" style:font-size-asian="10pt" style:font-size-complex="10pt" style:font-weight-asian="normal" style:font-weight-complex="normal" style:font-style-asian="normal" style:font-name-complex="Arial" style:font-name="Arial"/>
    </style:style>
    <style:style style:name="T36" style:family="text">
      <style:text-properties style:font-style-complex="normal" style:text-position="0% 100%" fo:font-size="10pt" fo:font-weight="normal" style:text-underline-style="none" style:text-underline-color="font-color" style:text-line-through-type="none" fo:font-style="normal" style:text-outline="false" fo:text-shadow="none" fo:color="#000000" style:font-size-asian="10pt" style:font-size-complex="10pt" style:font-weight-asian="normal" style:font-weight-complex="normal" style:font-style-asian="normal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news_title</text:p>
          </table:table-cell>
          <table:table-cell table:style-name="ce1" office:value-type="string" calcext:value-type="string">
            <text:p>is_fak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養老保險又新增兩項，農村老人人人可申領，你領到了嗎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:sk5</text:span><text:span text:style-name="T4">病毒導致</text:span><text:span text:style-name="T5">5</text:span><text:span text:style-name="T4">人死亡現北京市場已無活魚販賣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6">:</text:span><text:span text:style-name="T7">農民朋友注意了，農村這些人的戶口會被註銷，土地也會被收回</text:span><text:span text:style-name="T8">!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‼️不用節食就可以減肥啦！吃貨們可以放肆了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……巨型</text:span><text:span text:style-name="T8">UFO</text:span><text:span text:style-name="T7">出現日本上空欲劫持日本飛機，日本人手無策！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..</text:span><text:span text:style-name="T2">陸地夫婦上演真實《我們相愛吧》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.1959</text:span><text:span text:style-name="T2">年冷戰時期俄羅斯秘密部隊在研究捕獲的外星人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.</text:span><text:span text:style-name="T2">支付寶這樣提現可以永久免費，那微信要怎麼辦？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.</text:span><text:span text:style-name="T4">不可與柿子同食</text:span><text:span text:style-name="T5">_</text:span><text:span text:style-name="T4">吃雞蛋有哪些禁忌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.</text:span><text:span text:style-name="T4">這次日本又眼紅了！中國廣西發現這一重要資源，可開採足足</text:span><text:span text:style-name="T5">100</text:span><text:span text:style-name="T4">年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.</text:span><text:span text:style-name="T2">英國多個實驗室在過去三年中秘密實驗人獸雜交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.</text:span><text:span text:style-name="T4">據美國科學家研究男人每</text:span><text:span text:style-name="T5">7</text:span><text:span text:style-name="T4">秒就會有一次性衝動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‘鳳凰傳奇’組合是真的因為玲花老公吃醋，要解散了嗎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‘雙旗幣’錢幣中的實力黑馬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‘轉基因’草甘膦的大量使用，美國患自閉症的人數將大幅度增加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0">‘減肥道路上戒掉你天天都在吃的這</text:span><text:span text:style-name="T11">5</text:span><text:span text:style-name="T12">種食物，定能月瘦</text:span><text:span text:style-name="T11">10</text:span><text:span text:style-name="T12">斤！’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飛機就要起飛，一個男人在機艙口跪下！</text:span><text:span text:style-name="T8">"</text:span><text:span text:style-name="T7">這是今天最催淚的一幕……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“13</text:span><text:span text:style-name="T4">歲變性 </text:span><text:span text:style-name="T5">14</text:span><text:span text:style-name="T4">歲墮胎，劉亦菲這些年都經歷了什麼？”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“4000</text:span><text:span text:style-name="T2">萬斤蘋果滯銷”調查：造假！擺拍！惡意行銷！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“6·28”</text:span><text:span text:style-name="T2">浦北路持刀殺人案系嫌疑人子女被勸退，贊助費未歸還實施報復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“8</text:span><text:span text:style-name="T2">年後房子如蔥”，馬雲是口出狂言還是早料到了結局？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“90</text:span><text:span text:style-name="T4">年”一分硬幣破</text:span><text:span text:style-name="T5">3000</text:span><text:span text:style-name="T4">大關？你能找到就厲害了！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“911”</text:span><text:span text:style-name="T2">恐怖襲擊事件時，美國為什麼沒有擊落飛機？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“985</text:span><text:span text:style-name="T4">、</text:span><text:span text:style-name="T5">211”</text:span><text:span text:style-name="T4">工程或面臨取消 高校“分三六九等”局面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“ABC</text:span><text:span text:style-name="T4">駕照”</text:span><text:span text:style-name="T5">2018</text:span><text:span text:style-name="T4">年起必須一年一審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“Angelababy”</text:span><text:span text:style-name="T2">這名字太高調 楊穎說可能會改名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“Angelababy”</text:span><text:span text:style-name="T2">這名字太高調 楊穎說可能會改名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“Angelababy”</text:span><text:span text:style-name="T2">這名字太高調 楊穎說可能會改名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“B-50AA”</text:span><text:span text:style-name="T2">字樣的小型飛機掉在萬寧的稻田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“SK5</text:span><text:span text:style-name="T2">病毒”又來禍害西雙版納？謠言！謠言！謠言！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“UFO</text:span><text:span text:style-name="T2">專家”稱近日許多次發現不明飛行物環繞在太陽周圍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一孕傻三年”？准媽媽這一變化也是判斷生男生女的關鍵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3">“一孕傻三年”這句話很有道理啊</text:span><text:span text:style-name="T14">!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一苗難求”！達州四價宮頸癌疫苗普遍斷貨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一帶一路”國際合作高峰論壇期間，北京真的會放假嗎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一帶一路”國際合作高峰論壇期間部分道路交通管制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一帶一路”高峰論壇期間北京部分道路交通管制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一帶一路”高峰論壇期間放假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一指彈”複出後，手撕範冰冰，網友挖出范冰冰陪酒照片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一炮三響”網傳臨湘一男子因打麻將跳樓自殺，官方闢謠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一滴血檢測癌症”獲批臨床 大眾公用</text:span><text:span text:style-name="T8">(600635)</text:span><text:span text:style-name="T7">趨勢變化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一滴血檢測癌症”獲批臨床 大眾公用</text:span><text:span text:style-name="T8">(600635)</text:span><text:span text:style-name="T7">趨勢變化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七大邪地”離奇之說！北新橋下一口古井，專家稱解釋不了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人體排毒時間表”告訴你排毒真相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0">“入摩”前夜機構頻繁調研 </text:span><text:span text:style-name="T11">8</text:span><text:span text:style-name="T12">家公司人氣爆棚、這</text:span><text:span text:style-name="T11">10</text:span><text:span text:style-name="T12">支股必將暴漲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十年雞頭勝砒霜”網上瘋傳的農產品謠言，真相到底是什麼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十塊錢小蘇打餓死癌細胞”，你信嗎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廠家”半價直銷安宮牛黃丸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萬年小三”江鎧同被曝雄厚家底，曾插足張翰鄭爽戀情掌摑鄭爽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萬能”止咳水，再嚴重的咳嗽，喝一口立消！</text:span><text:span text:style-name="T8">2</text:span><text:span text:style-name="T7">天就斷根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萬能藥”——阿司匹林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三小只”王源疑似整容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三月四月不減肥，五月六月徒傷悲”，最快速的紅薯減肥法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三本取消、一二本合併”之後，各大高校會有什麼變化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三伏天”六個信號提醒體內“濕氣重”，你碰到幾個？白開水泡“它”，體內濕氣排得一乾二淨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3">“三伏貼”包治百病</text:span><text:span text:style-name="T14">?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三多一少”就是患了糖尿病？當身體有這</text:span><text:span text:style-name="T8">8</text:span><text:span text:style-name="T7">個變化，更要警惕！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三高”剋星，你再也不用戒酒了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三高”剋星你選對了嗎，生活中有很多食物是有效的食療之王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上環”、“結紮”等節育措施對人體傷害大，應該禁止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千億媳婦”徐子淇，九年連生四胎，生男生女態度差別真大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千年老二”李維嘉富豪妻子曝光</text:span><text:span text:style-name="T8">, </text:span><text:span text:style-name="T7">身價過億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千克”重新定義了，影響我買菜稱重嗎？你的疑問專家給解答了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千克”被重新定義：讓品質測量變得更科學、更精確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土雞蛋”更有營養？專家：普通雞蛋營養更均衡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大衣哥”朱之文公佈退出演藝圈，背後原因令人心酸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大衣哥”朱之文發微博退出娛樂圈，親朋好友孩子們都不務正業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大衣哥”朱之文和于文華有著怎樣的關係？朱之文是這樣回復的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大衣哥”朱之文現場脫大衣，于文華悉心照顧，他倆發生了什麼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大衣哥”朱之文現場脫大衣，于文華悉心照顧，他倆發生了什麼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大衣哥”朱之文迫于村民壓力：宣佈要退出歌壇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0">“大衣哥”朱之文宣佈正式退出歌壇，來聽聽他是怎麼說的</text:span><text:span text:style-name="T11">-</text:span><text:span text:style-name="T12">娛樂</text:span><text:span text:style-name="T11">-</text:span><text:span text:style-name="T12">高清視頻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大衣哥”朱之文突然清空微博，這是真的要“退出”演藝圈了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大衣哥”朱之文離婚 是早就和草帽姐在一起了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大衣哥”朱之文離婚 原來跟草帽姐在一起了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大衣哥”朱之文深夜發文退出娛樂圈，誰才是真正的“兇手”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大衣哥”朱之文深夜發文退出娛樂圈卻又秒刪，鬧那出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大衣哥”朱之文微博稱從此退出演藝圈絕不複出，對此你怎麼看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大衣哥”朱之文疑受李小璐馬蘇事件影響？發文：永久退出娛樂圈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大學生破解彩票漏洞獲刑”疑為博彩網站廣告，多家網站將其刪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大哥”死後無錢下葬，劉德華卻幫他嫁女，張學友為他捧兒子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大病先兆自查表”無需去醫院便可自檢疾病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大清銅幣”“光緒元寶”；你家裡有嗎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大清銅幣”價值百萬是騙局，多數不值錢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大清銅幣”真的如他們所說的那麼值錢嗎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大眼袋”</text:span><text:span text:style-name="T8">120</text:span><text:span text:style-name="T7">秒眼霜去黑眼圈眼袋，細紋幹紋保濕補水提拉緊致抗皺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大資料殺熟”，老使用者比新用戶貴，是蘋果的問題還是另有隱情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大資料殺熟”老使用者比新用戶貴，是蘋果的問題還是另有隱情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大資料殺熟”到底是誰的鍋，蘋果和滴滴都表示這個鍋我不背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大資料殺熟”惹眾怒，蘋果安卓手機價格各不同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大嘴”宋祖德又爆猛料：楊冪劉愷威已於</text:span><text:span text:style-name="T8">16</text:span><text:span text:style-name="T7">年離婚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小兒推拿寶典”：推拿小兒獨有穴位解決小孩感冒發燒出汗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小個兒”父母怎麼做孩子才能長高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小馬雲”獲馬雲資助 承擔上學費用至大學畢業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小馬雲”獲馬雲資助：承擔上學費用到大學畢業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小馬雲”獲馬雲資助：願承擔上學費用，供到大學畢業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小巨人”姚明當年在更衣室說中文險些被群毆，他到底說了什麼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小車之王”鈴木退出中國：邊緣國際汽車大量進入退場潮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小夥伴”落選十大流行詞 專家稱語源不雅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小劉星”張一山戀情曝光，疑雲密佈，女方是誰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小宋佳”插足破壞家庭，她被迫離婚，卻因此做了張若昀兩次後媽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小蘇打餓死癌細胞”你相信嗎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小海綿”近照遭曝光，像未整容的</text:span><text:span text:style-name="T8">baby</text:span><text:span text:style-name="T7">，這下黃曉明尷尬了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3">“小海綿”近照遭曝光像未整容的</text:span><text:span text:style-name="T14">baby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小海綿”近照遭曝光像未整容的</text:span><text:span text:style-name="T8">baby</text:span><text:span text:style-name="T7">，黃曉明已哭暈在廁所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小海綿”近照曝光神似整容前的</text:span><text:span text:style-name="T8">baby</text:span><text:span text:style-name="T7">！黃曉明估計哭暈在廁所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小豬佩奇”也被封！粉紅豬小妹哪裡得罪了“抖音”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小黃車傳愛滋病”？謠言！都是謠言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小燕子”首次當媽，鐘麗緹疑再懷孕，女人什麼時機生寶寶最好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小藏獒”張繼科首次回應與袁姍姍戀情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飛機就要起飛，一個男人在機艙口跪下！”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飛機就要起飛，一個男人在機艙口跪下！”這是昨天最催淚的一幕……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飛機就要起飛，一個男人突然在門口跪下”讓大家催淚的一幕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飛機就要起飛，男人在機艙口跪下！”催淚一幕刷屏，網友卻……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飛機撒藥治蟲！戶外不能曬衣服吃燒烤”？信陽園林處回應了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馬雲”也來送外賣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馬雲女兒要結婚”轉發資訊得</text:span><text:span text:style-name="T8">300</text:span><text:span text:style-name="T7">話費？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5">“馬雲葬禮”中的新思維！</text:span><text:span text:style-name="T5">2018</text:span><text:span text:style-name="T4">創業商機 </text:span><text:span text:style-name="T5">0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5">“馬雲葬禮”中的新思維！</text:span><text:span text:style-name="T5">2018</text:span><text:span text:style-name="T4">創業商機 </text:span><text:span text:style-name="T5">1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5">“馬雲葬禮”中的新思維！</text:span><text:span text:style-name="T5">2018</text:span><text:span text:style-name="T4">創業商機 </text:span><text:span text:style-name="T5">2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5">“馬雲葬禮”中的新思維！</text:span><text:span text:style-name="T5">2018</text:span><text:span text:style-name="T4">創業商機 </text:span><text:span text:style-name="T5">3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5">“馬雲葬禮”中的新思維！</text:span><text:span text:style-name="T5">2018</text:span><text:span text:style-name="T4">創業商機 </text:span><text:span text:style-name="T5">4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5">“馬雲葬禮”中的新思維！</text:span><text:span text:style-name="T5">2018</text:span><text:span text:style-name="T4">創業商機 </text:span><text:span text:style-name="T5">5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5">“馬雲葬禮”中的新思維！</text:span><text:span text:style-name="T5">2018</text:span><text:span text:style-name="T4">創業商機 </text:span><text:span text:style-name="T5">6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馬蓉”不甘寂寞要搞事：請給我前男友王寶強一頂綠色的聖誕帽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馬蓉”再搞事情：請給我前男友王寶強一頂綠色的帽子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女人身上有這六種痕跡，一定偷過人，別不信！”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女人這幾個印跡，證明她偷過情”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女人這幾個地方越大，越能討男人喜歡，你知道嗎”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女人狼虎年紀，偷過人，難逃這幾種表現”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女人偷了人，和她睡一覺，一定可以發現這</text:span><text:span text:style-name="T8">3</text:span><text:span text:style-name="T7">點痕跡”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女兒國國王”趙麗穎出席電影節，左手中指戴戒疑是有新戀情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女主播夜宿故宮直播慈禧床榻”？其實就是一場鬧劇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女戲霸事件”闞清子與</text:span><text:span text:style-name="T8">baby</text:span><text:span text:style-name="T7">達成和解，網友們卻實在看不下去了！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女版陳冠希”私照瘋傳網路！曾與郭碧婷傳出緋聞“出櫃”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女美娘男醜母”，懷男孩真的會變醜麼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女首富”為尋得紫檀差點丟掉性命，陳麗華現場講述，視頻被曝出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女首富”陳麗華“私”生活曝光，與遲重瑞結婚成了爆炸新聞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女首富”陳麗華是有多愛翡翠，竟花這麼多錢買手上的戒指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女首富”陳麗華重塑北京模型被曝光，用料竟然是這些，太有錢了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專升本”考試作弊 </text:span><text:span text:style-name="T8">7</text:span><text:span text:style-name="T7">名考生成績取消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中華虎”楊建平當眾出醜，被運動員噴一臉口水很尷尬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中華虎”楊建平當眾被噴一臉口水，場面失控，一腳踢飛對方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中華虎”楊建平暴怒傷人，被噴一臉口水誰能不生氣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中華虎”被運動員噴一臉口水很尷尬，但是馬上反打太解氣了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中華第一武僧”神話破滅，泰國西提猜輕鬆</text:span><text:span text:style-name="T8">KO</text:span><text:span text:style-name="T7">武僧一龍！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中國大媽”“中國大爺”被牛津詞典收錄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中國女首富”陳麗華的“身世”秘密終於被揭開，讓所有人震撼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中國天眼”首次發現距地球約</text:span><text:span text:style-name="T8">4000</text:span><text:span text:style-name="T7">光年的毫秒脈衝星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中國橙王”被傳去世？ 褚時健親自對著鏡頭說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中國橙王”被傳去世？ 褚時健親自對著鏡頭說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中國橙王”被傳去世？ 褚時健親自對著鏡頭說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中鹽”牌子食鹽會致腎衰竭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為了孩子上學離婚，幾百萬的學區房白買了！”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3">“烏雞白鳳丸”不是女性專用藥！男性用好它，可補腎治痛風</text:span><text:span text:style-name="T14">~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3">“烏鴉喝水”的故事騙了幾代人</text:span><text:span text:style-name="T14">?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書呆子”勒索病毒出現 </text:span><text:span text:style-name="T8">1</text:span><text:span text:style-name="T7">小時不交贖金電腦檔全無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五一勞動節”餘額寶將不能自由存取，馬雲：請珍惜最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五虎散”治療腰間盤突出症介紹一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五險一金”要變“六險二金”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今天起，全國嚴查棋牌室，</text:span><text:span text:style-name="T8">60</text:span><text:span text:style-name="T7">歲以下一律逮捕罰款？”網上傳瘋了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從業資格證”取消了是好事嗎？為什麼大貨車司機們笑不起來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以形補形”的核桃，真的能補腦？兒童該如何食用核桃呢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鳳凰古城又收門票”傳言不實仍需釋疑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3">“兇手”是有致命毒液的隱翅蟲</text:span><text:span text:style-name="T14">?_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雙一流”時代，如何選擇高校和專業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雙十一”消費提醒：微信紅包連結藏貓膩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雙十一”消費提醒：微信紅包連結藏貓膩 中獎套路泄隱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雙十一”消費提醒：微信紅包連結藏貓膩 點開微信“紅包”連結 中獎套路泄隱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反目成仇”的七對明星，第三對是情敵，最後一對在活動中打架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反派專業戶”計春華，娶了個大美女作老婆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天宮一號”失控撞擊地球？不存在的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天宮一號”失控撞地球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天涯四美”喬振宇喜獲千金 <text:s/>八年王麗坤長跑終不敵閃婚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天眼”收到宇宙神秘信號，真有外星人？霍金警告：不要回答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天然胰島素”，糖尿病“死對頭”，每天吃兩口，血糖不升反降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夫妻癌、兄弟癌”，癌症真的會傳染嗎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開車摸大腿”被扣</text:span><text:span text:style-name="T8">3</text:span><text:span text:style-name="T7">分？西安交警有說法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心梗爹爹”長期服用阿司匹林，“救命藥”反成咯血“幫兇”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手機不能放床頭睡覺，因為會致癌！”究竟該不該相信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鬥魚一姐”馮提莫被曝已結婚，繼天佑之後被廣電封殺的主播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無尾熊夫婦”再合體 潘瑋柏吳昕公費戀愛遊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日久生情”，愛上了助理的</text:span><text:span text:style-name="T8">6</text:span><text:span text:style-name="T7">大男星 網友：大張偉的媳婦最耐看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日本拳手”對中國裁判楊建平臉上吐了口水，結果被裁判一腳</text:span><text:span text:style-name="T8">KO</text:span><text:span text:style-name="T7">！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日常炒菜的植物油不能吃，會致癌”又霸佔朋友圈……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月經會傳染”該如何科學的解釋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欠錢不還”的賈躍亭，被曝在美國有五套別墅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3">“毛孔粗大”屢試不爽，試試雞蛋清加點”它“，緊致皮膚像</text:span><text:span text:style-name="T14">16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水果也分公母，母的比公的好吃”，事實真的是這樣嗎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火車司機”每個月的工資有多少，答案你想不到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牙痛不是病，疼起來要命——中醫治牙痛總綱，值得收藏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牙痛不是病，疼起來要命”，中醫治牙痛總綱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牛奶清腸瘦腰法”</text:span><text:span text:style-name="T8">2</text:span><text:span text:style-name="T7">天搞定小肚腩！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王鳳雅小朋友之死”刷爆網路，網曝夫婦利用重病女兒詐捐</text:span><text:span text:style-name="T8">15</text:span><text:span text:style-name="T7">萬來治兒子的病！家長回應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王老吉延長壽命”背後 中醫藥迎來現代化發展契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王老吉延長壽命”原來是國家</text:span><text:span text:style-name="T8">863</text:span><text:span text:style-name="T7">計畫的科研成果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王源整容”你信嗎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計劃生育”或取消 消息未定“二胎概念股”卻已大漲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計劃生育”或取消？消息未定，“二胎概念股”卻已大漲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計劃生育”政策是否取消還未定，二胎概念已聞風大漲！（附股）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0">“計時收費”</text:span><text:span text:style-name="T11">7</text:span><text:span text:style-name="T12">月</text:span><text:span text:style-name="T11">1</text:span><text:span text:style-name="T12">日起正式實施，難度價格統統翻倍……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認房不認貸” 二套房公積金貸款首付比七成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認房不認貸” 二套房公積金貸款首付比七成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認房不認貸” 二套房公積金貸款首付比七成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車不讓人”抓拍攝像頭如何取證 看完你就知道了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不老女神”楊鈺瑩要結婚了，大家想不到新郎是他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不老男神”林志穎將與夏之星再續前緣《放羊的星星》要重拍啦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不明液體”浸泡的香蕉</text:span><text:span text:style-name="T8">,</text:span><text:span text:style-name="T7">真的是泡了甲醛嗎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六味地黃丸”可以防癌變？可是癌胚抗原恢復正常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世紀寒潮”來襲 雪天養車不可做的事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世紀寒潮”來襲 雪天養車不可做的事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世紀寒潮”來襲 雪天養車不可做的事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世紀寒潮”來襲 雪天養車不可做的事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世紀寒潮”來襲 雪天養車不可做的事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世界第九大奇跡”被民工一鋤頭發現！考古專家：這是天意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東方卓別林”嚴順開去世 潘長江張一山等發文悼念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主人，我還可以搶救一下” 兩個方法搶救你的“落湯機”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樂視”最近出什麼大事了？問什麼都說樂視塊倒閉了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樂視致新”更名為“新樂視智家” 是否退市懸念待解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他”居然要花</text:span><text:span text:style-name="T8">3</text:span><text:span text:style-name="T7">億買撫養權！張柏芝立馬拒絕，兒子的話讓人心酸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冬吃蘿蔔夏吃薑” 早上吃薑 勝過吃參湯 晚上吃薑 等於吃砒霜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冬吃蘿蔔夏吃姜”，薑是能夠去濕，但是要配它一起吃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發紅包”軟體是病毒 收到微信紅包謹慎點擊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發紅包”軟體是病毒 收到微信紅包謹慎點擊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史上最嚴”交通整治來了！對七種交通違法行為一律“零容忍”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史上最冷春節”捲土重來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外星人”和“全員仁” 哪個會被人類率先發現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外星文明”新證據？火星表面現“大勺子”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央視一姐”朱迅再次癌症復發，面部變形難忍疼痛，令網友感到惋惜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央視一姐”周濤素顏近照，依舊端莊大氣，為她辭職央視太可惜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央視一姐”倪萍，患重病住院，向眾人宣佈退出娛樂圈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央視一姐”倪萍宣佈退出，一個時代的見證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央視一姐”倪萍重病住院宣佈退出娛樂圈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央視一姐”倪萍重病住院宣佈退出娛樂圈 太震撼了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央視一姐”倪萍重病住院宣佈退出娛樂圈 太震撼了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央視一姐”倪萍重病住院宣佈退出娛樂圈 太震撼了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央視一姐”倪萍豪宅曝光，裝修簡約舒適，是很多人嚮往的家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央視一姐”癌症復發！被迫離開舞臺，今臉部變形的朱迅判若兩人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孕期”中這麼多方法判斷“胎兒”男女，你覺得哪種最靠譜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它”被稱水果之王，女人多吃可以美容養顏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它們”是酒精的剋星，</text:span><text:span text:style-name="T8">5</text:span><text:span text:style-name="T7">分鐘快速解酒，酒後喝不上頭不傷身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對印自衛反擊戰”時我國從內地調撥茅臺酒到西藏招待被俘的印度官兵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尓豪”高鑫疑似與王一楠離婚，攜神秘女子帶女兒逛商場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爾豪”高鑫被曝與王一楠離婚，攜神秘妙齡女陪女兒買買買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爾豪”高鑫被曝與王一楠離婚？！攜神秘妙齡女陪女兒買買買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爾豪”高鑫被曝與妻子離婚不分居 仍住在一起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打針西瓜”是什麼情況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未婚同居”要注意，這種情況會判刑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母”水果比“公”水果更好吃？桃子太紅你敢買嗎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母豬催產素”能防出軌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民間股神”殷保華是怎樣選股的，他常用的選股訣竅是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甘肅版袁大頭”目前市場價值你知多少？哪裡可以快速交易出手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生子秘笈”生男生女我說了算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生男生女” 算好排卵期 由你來定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生男孩神器堿孕寶”惹眾議 寶寶性別真能選擇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6">“生薑”“白醋”加它，</text:span><text:span text:style-name="T17">40</text:span><text:span text:style-name="T18">歲大媽</text:span><text:span text:style-name="T19">20</text:span><text:span text:style-name="T18">年斑點</text:span><text:span text:style-name="T19">3</text:span><text:span text:style-name="T18">分鐘祛除斑點無痕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生蛇”，“蛇纏腰”如果圍腰一圈，離死不遠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5">“電子員警”的工作原理</text:span><text:span text:style-name="T5">,“</text:span><text:span text:style-name="T4">闖紅燈”原來是這樣被拍的</text:span><text:span text:style-name="T5">!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電信、移動、聯通”三大運營商合併，轉發有錢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白頭發拔一根長十根”的說法科學嗎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白屁股”草莓是激素使用過量所致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皮皮蝦”疑遭人為注膠增重視頻網路熱傳 是真是假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3">“記憶力口香糖”受追捧 專家認為未必有效</text:span><text:span text:style-name="T14">······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北三縣”有望借力城市副中心建設實現快速發展。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0">“北斗地圖”</text:span><text:span text:style-name="T11">APP</text:span><text:span text:style-name="T12">上線，是不是該跟</text:span><text:span text:style-name="T11">GPS</text:span><text:span text:style-name="T12">說拜拜了呢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乒乓雞蛋”是假雞蛋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仰臥起坐”不能健身只會傷身，來看看正確的健腹的方法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價格屠夫”小米要造車神馬情況？據說汽車價格竟不到</text:span><text:span text:style-name="T8">4</text:span><text:span text:style-name="T7">萬！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會舞獅的狗”在加拿大被瘋傳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0">“充電費</text:span><text:span text:style-name="T11">10</text:span><text:span text:style-name="T12">元送</text:span><text:span text:style-name="T11">100</text:span><text:span text:style-name="T12">元”等類似資訊，屬於虛假資訊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光緒元寶”，改鑄“大清銅幣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光緒元寶”“袁大頭”那個價值更高呢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光緒元寶”大清銅幣，今日下午以</text:span><text:span text:style-name="T8">40</text:span><text:span text:style-name="T7">萬拍賣成交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關曉彤”戀情曝光，與王一博親密互動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6">“軍裝照”</text:span><text:span text:style-name="T17">H5</text:span><text:span text:style-name="T18">是詐騙？刑偵隊長祝劍提醒《戰狼</text:span><text:span text:style-name="T19">2</text:span><text:span text:style-name="T18">》連結有病毒？小孩子被打了麻醉藥偷運外地做移植手術？浙江</text:span><text:span text:style-name="T19">7</text:span><text:span text:style-name="T18">月網謠榜姍姍來遲！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農村戶口”將要被註銷，土地被收回，只有這幾種情況，看有你嗎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農村廁所革命”打響了，每戶補貼上千元，還有“官”可以當了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農村廁所革命”打響了，每戶補貼上千元，還能當“官”了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農村廁所革命”拉開帷幕，每戶補貼上千元，農民還能當“官”了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刑偵隊長”提醒別打開強大病毒圖片 警方闢謠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劉亦菲”整容前長這樣？還自認素顏更女神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劉明煒”高考准考證丟了？請別再傳謠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劉愷威出軌王鷗”最新資訊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劉愷威楊冪已經離婚”？楊冪做了這件事 狠扇某些人耳光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0">“劉海”比</text:span><text:span text:style-name="T11">iPhone X</text:span><text:span text:style-name="T12">小，外媒再次曝光</text:span><text:span text:style-name="T11">vivo V9</text:span><text:span text:style-name="T12">真機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0">“華為”</text:span><text:span text:style-name="T11">EMUI 8.0 </text:span><text:span text:style-name="T12">這</text:span><text:span text:style-name="T11">10</text:span><text:span text:style-name="T12">個省電技巧，你知道幾個？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0">“華為”</text:span><text:span text:style-name="T11">EMUI 8.0 </text:span><text:span text:style-name="T12">這</text:span><text:span text:style-name="T11">10</text:span><text:span text:style-name="T12">個省電技巧，你知道幾個？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華為汽車”一戰成名！全國首台實車下線，聽到價格：萬人預定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華為汽車”正式下線！續航</text:span><text:span text:style-name="T8">600</text:span><text:span text:style-name="T7">公里，聽到價格：萬人預定！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0">“華為汽車”終於下線，</text:span><text:span text:style-name="T11">60</text:span><text:span text:style-name="T12">天訂出</text:span><text:span text:style-name="T11">10000</text:span><text:span text:style-name="T12">多台，外觀內飾都大有看頭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0">“華為汽車”終於下線，</text:span><text:span text:style-name="T11">60</text:span><text:span text:style-name="T12">天訂單</text:span><text:span text:style-name="T11">10000</text:span><text:span text:style-name="T12">＋，內飾也是大有看頭！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華為汽車”終於來了！售價比手機還親民，小米看了都後悔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吃”好的白癜風你見過嗎？吃這些不僅治療白癜風而且補益脾胃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6">“同志</text:span><text:span text:style-name="T19">,</text:span><text:span text:style-name="T18">你的反光鏡壓線了”火爆朋友圈</text:span><text:span text:style-name="T19">,</text:span><text:span text:style-name="T18">原因到底是</text:span><text:span text:style-name="T19">?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吐槽君”一招讓</text:span><text:span text:style-name="T8">wifi</text:span><text:span text:style-name="T7">信號增強兩倍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吸血鬼鹿”長有尖尖的獠牙用來吸血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吸毒”流言惹怒李易峰，微博曬出倆圖示警，網友評論卻亮了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吸脂可樂”平地起，從此脂肪是路人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團圓”系統利用軟體要求使用者上傳個人資訊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在搬口逮住</text:span><text:span text:style-name="T8">3</text:span><text:span text:style-name="T7">個偷小孩的”是謠言！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地震雲”、“黑鳥飛”，你可能聽到了一個假傳說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地震雲”詞條，賣萌也要看場合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地震雲”到底能預測地震嗎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地震雲”到底算不算是地震前兆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多吃主食死得快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多吃主食死得快，多脂肪能長壽”，《柳葉刀》的說法可信嗎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多味”瓜子竟然含有致癌物質？小夥伴們還能愉快吃零食嗎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多部門取締火幣網”為假消息；比特幣迫近“死亡交叉”前景不妙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多喝熱水”可能致癌？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多喝熱水”有可能致癌？！以後誰讓我喝熱水我跟誰急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好奇號”又在火星發現神秘物體，可能是證明外星人的唯一證據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好奇號”新發現：火星表面又現一把“勺子”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孫小頭”市場價值有多少嗎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孫中山開國紀念幣”價值幾何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延遲退休”最新消息來了！這</text:span><text:span text:style-name="T8">4</text:span><text:span text:style-name="T7">類人影響最大，你在其中嗎？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忙完電影就娶你”！范冰冰李晨婚期已定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6">“掃碼支付”每日上限</text:span><text:span text:style-name="T17">500</text:span><text:span text:style-name="T18">元，</text:span><text:span text:style-name="T19">4</text:span><text:span text:style-name="T18">月</text:span><text:span text:style-name="T19">1</text:span><text:span text:style-name="T18">日起執行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早上吃薑，勝過吃參湯；晚上吃薑，等於吃砒霜”你吃對了嗎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早上金水果，中午銀水果，晚上毒水果”，真是這樣麼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有六種醉駕可以免刑罰”，這是真的嗎？真相在這裡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死亡率最高”車型報表，是否可以作為購車參考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燈泡糖”塞到嘴裡真的拿不出來嗎？妹子親身試驗結果萬萬沒想到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百害而無一利”的</text:span><text:span text:style-name="T8">4</text:span><text:span text:style-name="T7">種蔬菜，全身都致癌，快別吃了！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百輛軍車入駐農安一中學等待震後救援” 散佈謠言者被拘留</text:span><text:span text:style-name="T8">7</text:span><text:span text:style-name="T7">天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祁同偉”廳長深夜唱</text:span><text:span text:style-name="T8">K</text:span><text:span text:style-name="T7">被打？要怪就怪許亞軍演得太逼真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紅凍美人”林志玲大秀身材出席活動！網友：懷孕的事過去了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紅磚”被明令禁用後價格依舊在漲，你還會選擇用紅磚建新房嗎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紅磚”被明令禁用後依然在漲價，農村朋友就是借錢也趕快建房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3">“紅警”是因為霧霾含劇毒硫酸銨嗎</text:span><text:span text:style-name="T14">?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網紅酒駕食品”導致酒駕？交警現場實驗闢謠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肉丸”全是添加劑有害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肉丸”全是添加劑沒有肉，食用有害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自殺大橋”貼滿勵志話語，跳橋人數反增六倍！到底哪裡出問題了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色素”草莓染紅手指？</text:span><text:span text:style-name="T8">5</text:span><text:span text:style-name="T7">招教你辨別染色草莓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血燕”真的是燕子啼血築成的嗎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衣冠禽獸”本是褒義詞 卻為何最後變成貶義詞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衣冠禽獸”本是褒義詞 卻為何最後變成貶義詞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衣冠禽獸”本是褒義詞，為何變成了貶義詞？原來另有出處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衣冠禽獸”原本是褒義詞 最早代指“當官的”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衣冠禽獸”原是褒義詞？古代官服上的禽獸象徵著什麼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衣冠禽獸”最早原是褒義詞代指古代官員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負卡路里”食物，越吃越瘦是一種什麼樣的體驗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負卡路里食物” 讓人越吃越瘦，這幾種食物除外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負卡路里食物”據說會讓人越吃越瘦，這種食物存在嗎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達芬奇睡眠法”只睡</text:span><text:span text:style-name="T8">2</text:span><text:span text:style-name="T7">小時就能精神百倍？據說有人不要命試了下……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達芬奇睡眠法”只睡</text:span><text:span text:style-name="T8">2</text:span><text:span text:style-name="T7">小時就精神百倍？有人試了一下……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過了山海關，有事找本山”這</text:span><text:span text:style-name="T8">5</text:span><text:span text:style-name="T7">張照片告訴你趙本山有多牛！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過午不食”真的有助減肥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過午不食”真能減肥嗎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過午不食”能減肥科學嗎？小心這些病症找上門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過午不食”減肥對身體有哪些危害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防霾化妝品”吸引眼球 業內人士：不要盲目相信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防霾化妝品”吸引眼球 業內人士：不要盲目相信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防霾化妝品”吸引眼球 業內人士：不要盲目相信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防霾茶”防得了霧霾嗎 霧霾天吃哪些食物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老司機”酒駕遭遇車禍，雜技表演出現失誤頭部重傷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老年代步車”不能上路！開平首例開罰，車主竟不知違法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老年斑”有“妙招”，睡前在臉上擦</text:span><text:span text:style-name="T8">1</text:span><text:span text:style-name="T7">次，還你乾淨白皙肌膚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0">“老年斑”有妙招，睡前在臉上擦</text:span><text:span text:style-name="T11">1</text:span><text:span text:style-name="T12">次，</text:span><text:span text:style-name="T11">5</text:span><text:span text:style-name="T12">次斑點“不翼而飛”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老年斑”我有小妙招，睡前輕輕在臉上擦</text:span><text:span text:style-name="T8">1</text:span><text:span text:style-name="T7">次，美白祛斑很簡單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老年斑”唯一剋星，天天睡前偷偷抹一回，</text:span><text:span text:style-name="T8">3</text:span><text:span text:style-name="T7">次斑點全不見了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老年斑”最大的剋星，睡前悄悄在皮膚擦一次，祛斑堪比鐳射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余志明”結婚彭于晏</text:span><text:span text:style-name="T8">P</text:span><text:span text:style-name="T7">圖送祝福 余文樂嬌妻首回應：謝謝這最美好的驚喜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你穿開襠褲那時還不是吃鹽大的！”所以我就要給我的寶寶吃鹽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凍出來的關節炎”背後竟然隱藏著驚天秘密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吳亦凡吸毒”？為什麼受傷的總是吳亦凡？網友：人紅是非多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3">“呆萌教主”趙麗穎整容真相，都沒想到</text:span><text:span text:style-name="T14">... ...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壞人”查女同學身份證欲圖謀不軌？廣州近期未接報此類警情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壞男孩”教你 追女生這五個技巧，讓女生瘋狂愛上你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妊娠中線”也能告訴你生男生女，</text:span><text:span text:style-name="T8">60</text:span><text:span text:style-name="T7">秒就能讓你看懂！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局座”張召忠千年黑印度實在是它發生的奇葩事事情太多了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0">“忒恨大肚腩”的人，常吃</text:span><text:span text:style-name="T11">8</text:span><text:span text:style-name="T12">樣食物，刮油燃脂，</text:span><text:span text:style-name="T11">40</text:span><text:span text:style-name="T12">天幹掉大肚腩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快本”陪襯</text:span><text:span text:style-name="T8">12</text:span><text:span text:style-name="T7">年、曾被男友公開出賣，潘瑋柏能拯救自卑的吳昕？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快播回歸”</text:span><text:span text:style-name="T8">,</text:span><text:span text:style-name="T7">難道老司機的春天要來啦？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懷孕”笑得燦爛，請找出一對比陳小春應采兒更幸福的，謝謝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懷男孩肚子尖，懷女孩肚子圓”有科學依據嗎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我們”該去哪？霍金預言</text:span><text:span text:style-name="T8">2600</text:span><text:span text:style-name="T7">年地球毀滅，只有此方法可以存貨？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我再也不想查微信朋友圈訪客記錄了”｜朋友圈之外才是人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我讀書少你不要騙我”系列：穿秋褲會喪失抗寒基因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抖音同款”也許你真的會用到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抗氧化之王”蝦青素，有那麼神奇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汽車尾氣”是霧霾的罪魁禍首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沒有金主”的辛芷蕾，還能火嗎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牡丹江二院門口殺人”？謠言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瑪卡”保健品可以提高性能力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瑪莉亞”颱風福建暴雨夾雜冰雹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男神”吳彥祖將在哈工大再續建築夢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男翻女” 二胎如願順產</text:span><text:span text:style-name="T8">6.6</text:span><text:span text:style-name="T7">斤小公主 都說症狀像是男寶 附詳細症狀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男翻女” 二胎如願順產</text:span><text:span text:style-name="T8">6.6</text:span><text:span text:style-name="T7">斤小閨女都說症狀像是男寶！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社會人”到底經歷了什麼，小豬佩奇慘遭抖音封殺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窮養”百害無一利，這幾種表現都證明了，別和孩子“裝窮”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純天然”自製花生油 安全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肚子大”濕氣重，這</text:span><text:span text:style-name="T8">3</text:span><text:span text:style-name="T7">個食物多吃一點，濕氣排乾淨，肚子也平了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肚子大”濕氣重，這</text:span><text:span text:style-name="T8">3</text:span><text:span text:style-name="T7">種食物多吃一點，濕氣排乾淨，肚子也平了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0">“晶片第一龍頭”年報暴增</text:span><text:span text:style-name="T11">595%,16</text:span><text:span text:style-name="T12">家機構</text:span><text:span text:style-name="T11">846</text:span><text:span text:style-name="T12">億增持，飆升已成定局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6">“晶片第一龍頭”年報暴增</text:span><text:span text:style-name="T17">595%</text:span><text:span text:style-name="T18">，</text:span><text:span text:style-name="T19">16</text:span><text:span text:style-name="T18">家機構</text:span><text:span text:style-name="T19">846</text:span><text:span text:style-name="T18">億增持，飆升已成定局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0">“晶片第一龍頭”年報暴增</text:span><text:span text:style-name="T11">595%,16</text:span><text:span text:style-name="T12">家機構</text:span><text:span text:style-name="T11">846</text:span><text:span text:style-name="T12">億增持，飆升已成定局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6">“晶片第一龍頭”年報暴增</text:span><text:span text:style-name="T17">780%</text:span><text:span text:style-name="T18">，</text:span><text:span text:style-name="T19">16</text:span><text:span text:style-name="T18">家機構</text:span><text:span text:style-name="T19">852</text:span><text:span text:style-name="T18">億增持，飆升已成定局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花生的紅衣”要慎吃！花生米製品可致癌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花式替身”趙麗穎，楚喬傳女主趙麗穎成“摳圖女神”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花錢”也能升值？稀缺古幣價格日漸升高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證監會</text:span><text:span text:style-name="T8">+</text:span><text:span text:style-name="T7">央行”同時發佈三大救市政策，週五必暴漲！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足底放淤血”可以急救腦淤血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運城</text:span><text:span text:style-name="T8">15</text:span><text:span text:style-name="T7">號 飛機撒藥治白蛾”刷爆了朋友圈，有沒有這回事？這藥有沒有危害？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還我陶院！”景德鎮突發事件，學生集體抗議學校“被賣”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這種”手相的女人，註定這輩子兒女雙全，頭胎生男，二胎定生女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進化論</text:span><text:span text:style-name="T8">""</text:span><text:span text:style-name="T7">對與錯的前生今世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進化論</text:span><text:span text:style-name="T8">"</text:span><text:span text:style-name="T7">對與錯的前生今世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0">“阿三”</text:span><text:span text:style-name="T11">30</text:span><text:span text:style-name="T12">年房價暴漲</text:span><text:span text:style-name="T11">600</text:span><text:span text:style-name="T12">倍，抑或再次上演浮誇風？！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阿裡爸爸”馬雲的億萬豪宅，豪到沒朋友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0">“阿莫西林”擦臉有什麼好處？學會方法，色斑沒了，</text:span><text:span text:style-name="T11">50</text:span><text:span text:style-name="T12">歲嫩似</text:span><text:span text:style-name="T11">20</text:span><text:span text:style-name="T12">歲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陳偉霆公開戀情”上熱搜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陳坤孩子的媽”可能真的不是何琳，網友爆料是“代孕”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陳思誠”佟麗婭雙雙回應“出軌門”事件，純屬狗仔隊炒作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陳思誠出軌“打響第一炮，</text:span><text:span text:style-name="T8">120%</text:span><text:span text:style-name="T7">暴漲牛股拉開第二炮首幕！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飯不香，吃生薑”其實生薑不止是調味品，還能治好這麼多病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飲用礦物質水”名稱或被禁用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李小璐”鬧離婚：唯一能把離婚說成“演講大會”也只有她了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李小璐事件”竟然是炒作？卓偉也承認“被賈乃亮夫婦耍了”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李春燕女士”家人被香皂“迷暈”後搬空家產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李湘離婚，</text:span><text:span text:style-name="T8">Angela</text:span><text:span text:style-name="T7">待褪去明星光環？”—媒體也要悠著點！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6">“單飛不解散”？</text:span><text:span text:style-name="T17">TFBOYS</text:span><text:span text:style-name="T18">也要步上</text:span><text:span text:style-name="T19">SHE</text:span><text:span text:style-name="T18">、</text:span><text:span text:style-name="T19">BOBO</text:span><text:span text:style-name="T18">的後塵了？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取消”農村戶口後，農民的土地歸屬問題由這</text:span><text:span text:style-name="T8">2</text:span><text:span text:style-name="T7">個證決定，趕緊辦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周傑倫汶川只捐五萬”？當年有多少人因此脫粉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國六”標準即將來襲，車輛報廢標準也改了，車主：說多都是淚啊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國六”標準來了，不止尾氣有變車輛報廢標準也改了，車主速看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國六”標準來了，不止尾氣有變車輛報廢標準也改了，車主速看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0">“國四”升級至“國五” 明年起</text:span><text:span text:style-name="T11">93</text:span><text:span text:style-name="T12">號</text:span><text:span text:style-name="T11">97</text:span><text:span text:style-name="T12">號汽油退市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國民好女婿”羅晉與女粉絲互動，卻疑似表明與唐嫣已分手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國民老公”王思聰曝等楊冪離婚就要娶她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0">“國民賢妻”劉濤為老公</text:span><text:span text:style-name="T11">5</text:span><text:span text:style-name="T12">年還清</text:span><text:span text:style-name="T11">4</text:span><text:span text:style-name="T12">億巨債後，首發聲：我後悔了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國民閨女”關曉彤表白李易峰竟被拒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國產晶片”第一龍頭覺醒，公佈年報預增</text:span><text:span text:style-name="T8">5262%</text:span><text:span text:style-name="T7">，接力紫光國芯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國產晶片”第一龍頭覺醒，公佈年報預增</text:span><text:span text:style-name="T8">7373%</text:span><text:span text:style-name="T7">，接力紫光國芯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國產晶片”第一龍頭覺醒，公佈年報預增</text:span><text:span text:style-name="T8">8529%</text:span><text:span text:style-name="T7">，接力紫光國芯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國產晶片”第一龍頭覺醒，公佈年報預增</text:span><text:span text:style-name="T8">8605%</text:span><text:span text:style-name="T7">，接力紫光國芯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國產晶片”第一龍頭覺醒，公佈年報預增</text:span><text:span text:style-name="T8">8861%</text:span><text:span text:style-name="T7">，接力紫光國芯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國際員警日”裡 看瀋陽特警風采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國航考慮收購首都航空”系謠傳……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夜宿”風波後賈乃亮開直播：我不會哭，感謝網友關心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夜宿門”後續：</text:span><text:span text:style-name="T8">PGOne</text:span><text:span text:style-name="T7">遭封殺要輕生 馬蘇遭報應李小璐心情不錯！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夜宿門”事件已過去，李小璐大膽現身，陪賈乃亮拍戲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夜宿故宮”女主播：很後悔，想向工作人員道歉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0">“夜宿故宮”女主播含淚道歉 </text:span><text:span text:style-name="T11">3D</text:span><text:span text:style-name="T12">揭營收</text:span><text:span text:style-name="T11">200</text:span><text:span text:style-name="T12">億直播亂象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夜宿故宮慈禧床榻”真相被揭穿 女主播會受罰嗎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學區房”白買了嗎？ “多校劃片”來了：長沙家長不擔心 微機派位很公平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定向加息”後南京各銀行首套房利率曝光 多家銀行折扣收緊恢復基準利率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0">“實錘”！李小璐曾曬和</text:span><text:span text:style-name="T11">pgone</text:span><text:span text:style-name="T12">親密合影後卻故意</text:span><text:span text:style-name="T11">P</text:span><text:span text:style-name="T12">掉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岳池九龍廣場現人販子”系謠言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庚子京局製造光緒元寶七錢二分”價值這麼高，吸引眾多買家眼球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性侵藍潔瑛”尚未完結，曾志偉又被曝光是當年“毒啞”王傑兇手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拔一根，長三根”，白頭發能拔嗎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治療虛勞引起的肺病，只要開這個方子就可以了”羅博士講中醫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泣血”而成的血燕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注膠皮皮蝦”視頻瘋傳，天津網友看完都笑哭了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瀘州娃，請放下你的褲腿”這些習慣正危害孩子健康，家長速看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物流暴漲</text:span><text:span text:style-name="T8">+2</text:span><text:span text:style-name="T7">萬手大單”第一龍頭股，已超順豐，明日即將起爆！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物理降溫”是小兒發燒的首選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狗屁不通”原為“狗皮不通”</text:span><text:span text:style-name="T8">,</text:span><text:span text:style-name="T7">八句俚語被誤傳千年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狗屁不通”原寫作“狗皮不通”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0">“空手套白狼”祖師爺，空手賺一億，</text:span><text:span text:style-name="T11">18</text:span><text:span text:style-name="T12">年後出獄竟有北京</text:span><text:span text:style-name="T11">264</text:span><text:span text:style-name="T12">套房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經轉商”政策未變，經濟適用房買賣有何規定？法院如何裁判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腎”不好的男人一種“野果”每天泡酒喝，半個月後還你</text:span><text:span text:style-name="T8">20</text:span><text:span text:style-name="T7">歲的腎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0">“腎”不強的男人，不起眼水果泡酒喝，一周後，</text:span><text:span text:style-name="T11">40</text:span><text:span text:style-name="T12">歲年齡</text:span><text:span text:style-name="T11">20</text:span><text:span text:style-name="T12">歲的腎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蘋果或下架微信”？！到底誰能佔據一壁江山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蘋果滯銷</text:span><text:span text:style-name="T8">4000</text:span><text:span text:style-name="T7">萬斤果農無奈砍果樹” 果農：我是被安排的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蘋果滯銷</text:span><text:span text:style-name="T8">4000</text:span><text:span text:style-name="T7">萬斤果農無奈砍果樹” 果農：我是被安排的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蘋果滯銷</text:span><text:span text:style-name="T8">4000</text:span><text:span text:style-name="T7">萬斤果農無奈砍果樹” 果農：我是被安排的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蘋果滯銷</text:span><text:span text:style-name="T8">4000</text:span><text:span text:style-name="T7">萬斤果農無奈砍果樹” 果農：我是被安排的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蘋果滯銷</text:span><text:span text:style-name="T8">4000</text:span><text:span text:style-name="T7">萬斤果農無奈砍果樹” 果農：我是被安排的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範冰冰”懷孕</text:span><text:span text:style-name="T8">34</text:span><text:span text:style-name="T7">周？要卸貨了，卻和大黑牛李晨沒有關係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視帝”王浩信終於坐實婚變，做運動發洩精力？</text:span><text:span text:style-name="T8">Yoyo</text:span><text:span text:style-name="T7">委屈到死心？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視頻教學”如何恢復蘋果手機誤刪微信聊天記錄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轉發</text:span><text:span text:style-name="T8">5</text:span><text:span text:style-name="T7">個群觀看完整版”的視頻有病毒嗎？滄州人趕緊看！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迪麗熱巴新男友被曝光！！！”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鄭爽牽手熊梓淇”加盟《我們相愛吧</text:span><text:span text:style-name="T8">4</text:span><text:span text:style-name="T7">》，俊男靚女你們期待嗎？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非標”退市第一股誕生 退市會成常態化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非標”退市第一股誕生 退市會成常態化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非標”退市第一股誕生過程峰迴路轉？</text:span><text:span text:style-name="T8">*ST</text:span><text:span text:style-name="T7">烯碳：沒退就有機會！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頂花帶刺”黃瓜含激素 最好少吃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魚療”按摩能治腳氣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魚療養生”能治腳氣，泡腳放點它</text:span><text:span text:style-name="T8">-</text:span><text:span text:style-name="T7">既可以調整血壓又可以治腳氣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魚和熊掌”想兼得？踩著馬加特肩膀走多遠？魯能換帥非水到渠成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6">“金身”獼猴桃</text:span><text:span text:style-name="T19">?</text:span><text:span text:style-name="T18">男子獼猴桃買回家</text:span><text:span text:style-name="T19">138</text:span><text:span text:style-name="T18">天竟還不腐爛</text:span><text:span text:style-name="T19">!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金童玉女”兜轉十年，現在兩人都恢復單身，鄭爽張翰或許要複合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金童玉女”兜轉十年重新牽手，張翰高調表白鄭爽獲女方甜蜜回應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林黛玉”的前夫，因家暴與陳曉旭離婚，如今演《琅琊榜</text:span><text:span text:style-name="T8">2</text:span><text:span text:style-name="T7">》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臨湘市北正街菜市場交警亂說偷小孩被打的那個年輕人死了”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養老保險”一次性繳納幾萬元，</text:span><text:span text:style-name="T8">60</text:span><text:span text:style-name="T7">歲以後每月領上千萬，你願意嗎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冠字型大小”人民幣火了！一張價值萬元，收藏家都再找，你家裡有嗎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前夫哥”雷佳音詢問“陰陽合同”，怕是又一個關穀神奇要出現了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前世青年照”收集用戶隱私？聽聽湖州公安網警怎麼說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前世青年照”涉嫌收集使用者隱私資訊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南瓜花”的藥用十分出色，有抗癌防癌、清利濕熱、咳嗽有好效果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咳嗽能清肺防霾？”別傻了，最好的防霾神器是它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咸豐重寶”“崇寧重寶”價格高達百萬的原因在哪裡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城市奇遇”國家將在廣西規劃一座高鐵樞紐中心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姚方案”全部遭否決，被指不符合中國國情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孩子，請放下褲腿！”這些習慣正危害孩子健康，千萬別忽視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孩子，請放下褲腿！這些習慣正危害孩子健康，千萬別忽視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孩子的世界很直觀”李湘說的這句話有錯嗎？惹來網友的一片罵聲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掛杯”可以判斷紅酒的好壞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春捂秋凍”有誤導！中醫解釋真正含義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春雷風暴”行動再升級！對查處的嚴重交通違法一律頂格處理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染色花生”真相 花生泡水顯出磚紅色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段子手”薛之謙離婚內幕遭扒，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3">“毒中之王”的蔬菜竟然是它</text:span><text:span text:style-name="T14">!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毒雞蛋”歐洲多國擴散 已流入中國香港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0">“洗了也很髒”的</text:span><text:span text:style-name="T11">3</text:span><text:span text:style-name="T12">種水果，最後一種長滿小蟲，洗</text:span><text:span text:style-name="T11">5</text:span><text:span text:style-name="T12">遍都洗不乾淨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活性炭”霜淇淋、花生、麵包，千萬不能吃！對有人體兩大危害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濟南空姐遇害案”真凶另有其人？警方闢謠還原真相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獨生子女想完全取得父母的房產”，不一定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獨角獸”概念爆發，新股</text:span><text:span text:style-name="T8">168</text:span><text:span text:style-name="T7">跑贏兩大指數！標的股票一個月暴漲五成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玻璃大王”曹德旺：房地產遲早崩盤 有房要儘早賣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相貌平平”的古天樂戀上“拜金女”郭采潔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研究人員做過一項市場肉餡細菌調查，發現超市肉餡裡的細菌嚴重超標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穿秋褲”會令人喪失抗寒基因嗎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給我</text:span><text:span text:style-name="T8">20</text:span><text:span text:style-name="T7">年，還你一個強大的俄羅斯”普京能做到嗎？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絕代雙焦”重現江湖，唐山煤改氣提前、晉中煤礦停產整頓，鋼廠暴漲</text:span><text:span text:style-name="T8">550</text:span><text:span text:style-name="T7">！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美人魚”真的存在嗎？專家證實美人魚確實存在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耍大牌”的明星，楊穎拍戲</text:span><text:span text:style-name="T8">7</text:span><text:span text:style-name="T7">個助理，她直接讓助理跪著舉話筒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螞蟻花唄”套現第一案的解讀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螞蟻借唄”開通不了怎麼辦？馬雲：完成它即可開通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誣陷”普洱茶致癌的“罪魁禍首”找到了，錯不在方舟子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趙麗穎因傷退出娛樂圈？”八字解析小骨的影視前程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趙敏”安以軒結婚了，網傳黃曉明曾因她劈腿、鄧超因她出軌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迷藥香皂”一聞就暈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重新開始”佟麗婭選擇離婚？聊天記錄疑似曝光，你支援丫丫嗎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食用水包”，一個爭議四起的新興飲用水解決方式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食品謠言”何以每次都能“妖言惑眾”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首年轉手率最高”前十車型名單出爐，這些車開一年虧好幾萬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首富”黃光裕最早可在</text:span><text:span text:style-name="T8">2017</text:span><text:span text:style-name="T7">年底出獄，阿裡京東你們怕了嗎？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0">“首富”黃光裕最早可在</text:span><text:span text:style-name="T11">2017</text:span><text:span text:style-name="T12">年底出獄</text:span><text:span text:style-name="T11">: </text:span><text:span text:style-name="T12">失去的東西一定要拿回來？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0">“洛陽紙貴”，</text:span><text:span text:style-name="T11">4</text:span><text:span text:style-name="T12">天</text:span><text:span text:style-name="T11">32</text:span><text:span text:style-name="T12">企業漲價！然而比造紙還賺的是這些股票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0">“洛陽紙貴”，</text:span><text:span text:style-name="T11">4</text:span><text:span text:style-name="T12">天</text:span><text:span text:style-name="T11">32</text:span><text:span text:style-name="T12">家紙廠漲價！然而比造紙還賺的是這些股票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省圖掌上圖書館永久免費看書”朋友圈熱傳！你的資訊可能被洩露……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5">“神曲終結”鳳凰傳奇解散要單飛</text:span><text:span text:style-name="T5">?</text:span><text:span text:style-name="T4">究竟發生了什麼</text:span><text:span text:style-name="T5">?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神曲終結”鳳凰傳奇疑似年底解散，玲花富豪老公或成最大原因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神押題”出現，</text:span><text:span text:style-name="T8">2018</text:span><text:span text:style-name="T7">考研數學被指泄題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神藥”秋葵能治糖尿病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乘客下跪，愛心航班”系謠言，海南航空：無此人、無此事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倒背控水法”溺水</text:span><text:span text:style-name="T8">1</text:span><text:span text:style-name="T7">小時內都有效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借的錢不用還”，你真的這麼想嗎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唐僧”老婆的翡翠曝光，價值過億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唐僧”遲重瑞與富商妻子陳麗華離婚？據說是因為孩子的面相問題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唐僧”遲重瑞不愛女妖，卻被富婆降服！開的是賓士還是寶馬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唐僧”遲重瑞臺上“唱歌”，台下的妻子“中國女首富”聽美了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唐僧”遲重瑞臺上“飆歌”，妻子“中國女首富”台下看美了吧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唐僧”遲重瑞老婆，如何一路做到“女首富”，答案馬上揭曉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唐僧”遲重瑞近照，娶大</text:span><text:span text:style-name="T8">11</text:span><text:span text:style-name="T7">歲富豪老婆，爆遺囑財產疑似都歸他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唐僧”遲重瑞近照，娶大</text:span><text:span text:style-name="T8">11</text:span><text:span text:style-name="T7">歲富豪老婆，爆遺囑財產疑似都歸他！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唐僧”遲重瑞首談妻子陳麗華，女首富“光環”下的唐僧是這樣的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0">“唐僧”遲重瑞娶大</text:span><text:span text:style-name="T11">11</text:span><text:span text:style-name="T12">歲女首富</text:span><text:span text:style-name="T11">27</text:span><text:span text:style-name="T12">年，如今妻子遺囑確立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唐僧”賺大了，首富妻子大他</text:span><text:span text:style-name="T8">11</text:span><text:span text:style-name="T7">歲，如今遺囑曝光，錢可能都歸他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3">“娓娓道來”源自英語</text:span><text:span text:style-name="T14">"vivid"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娘</text:span><text:span text:style-name="T8">man</text:span><text:span text:style-name="T7">風”穿著的最佳代表宋佳，竟然當過小三？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娘炮”，“女漢子”都是同性戀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娘娘”蔣欣稱自己仍單身，她與王凱的戀情究竟是真是假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娛樂圈第一紀檢委”黃毅清爆料：黃奕再婚懷孕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娛樂圈第一謎案”被黃奕前夫破了？陳坤兒子被曝是代孕所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家中父母被燒雙亡，急尋郴州打工者楊星”系謠言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家庭癌”是因為癌症傳染嗎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家庭癌”是怎麼回事？癌症會傳染 會遺傳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家庭癌”高發，莫非癌症真的可以傳染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戀童癖”許豪傑帳號被封，她的功勞最大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恐怖分子已經到了桂林，大家注意安全”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晉唐”公佈戀情，然而我只服微博這群搞事的吃瓜群眾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校園貸”借錢不用還？</text:span><text:span text:style-name="T8">400</text:span><text:span text:style-name="T7">多名大學生成被告，後果很嚴重……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桃飽，李傷人，杏子樹下埋死人”有什麼科學依據嗎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桃養人杏害人，李子樹下埋死人”，農村人這麼說，道理在這裡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泰國範冰冰”香波挺大肚亮相坎城，大紅裙擺盡顯霸氣女王范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泰國範冰冰”香波挺大肚亮相坎城電影節 大紅裙擺顯霸氣女王范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海王”傑森莫瑪將在</text:span><text:span text:style-name="T8">Netflix</text:span><text:span text:style-name="T7">的《戰神》遊戲改編美劇中飾演奎托斯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熱帶水果之王”可防癌抗癌，止咳明目，可你吃對了嗎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皰疹性咽峽炎”來襲是大人親吻孩子惹的禍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破舊立新”農村養殖業掀起環保風暴，農民要瞭解的養殖繳稅問題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離婚風波”後首同框 陳思誠看佟麗婭手機笑開花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租購同權”新政，蘇州人的學區房白買了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膠水”牛排還有澱粉醬牛肉，超市還有這些東西在“套路”你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脂肪的天敵”只要每天吃一點 體重悄悄瘦到</text:span><text:span text:style-name="T8">2</text:span><text:span text:style-name="T7">位數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致癌星巴克咖啡” 一天喝多少杯會致癌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豔照門”事件曝光後，陳冠希開記者會宣佈退出娛樂圈網友：真帥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莫小貝”王莎莎曬婚紗照！難度是要結婚了嗎？讓我想起武林外傳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袁大頭”再創新高 背後市場價值不得了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被去世”的褚時健接受媒體專訪：這麼多人關心老褚，滿足了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被狗咬傷後打四針疫苗，女子依然狂犬病發作身亡”真的是疫苗的問題嗎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賈乃亮媽媽”主動給</text:span><text:span text:style-name="T8">36</text:span><text:span text:style-name="T7">歲李小璐洗腳，網友：全都是為了兒子亮亮！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6">“辱母殺人案”於歡被判正當防衛</text:span><text:span text:style-name="T19">,</text:span><text:span text:style-name="T18">無罪釋放</text:span><text:span text:style-name="T19">!</text:span><text:span text:style-name="T18">真是大快人心</text:span><text:span text:style-name="T19">!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3">“通知”換燃氣管 上門要價</text:span><text:span text:style-name="T14">3000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速成鴨”長得快全靠打激素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速成鴨”長得快全靠打激素？沒這回事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酒”混著喝易醉，“茶”混著喝會怎樣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酒精的剋星”，解酒最快的方法，越喝越清醒，怎麼喝都不會醉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鐵鍋炒菜能補鐵”——這代代相傳的經驗靠譜嗎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高血壓”剋星被發現了，每天喝一點兒，遠離高血壓不是夢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啤酒肚”是喝出來的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宿便”纏身 會不會誘發結直腸癌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得道多助，失道寡助”，京東有意攜手延邊共創輝煌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救命三寶”之一的阿司匹林，服用前要注意這</text:span><text:span text:style-name="T8">9</text:span><text:span text:style-name="T7">點！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教你怎麼查看朋友圈訪客記錄。”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教你怎麼查看朋友圈訪客記錄”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教你怎麼查看微信朋友圈訪客記錄”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0">“斷手斷腿”事件有新進展！</text:span><text:span text:style-name="T11">4</text:span><text:span text:style-name="T12">方共出</text:span><text:span text:style-name="T11">9</text:span><text:span text:style-name="T12">萬余元治療費，官方出面闢謠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晚上鍛煉等於慢性自殺”，這種說法有科學依據嗎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晚上鍛煉等於慢性自殺”這種說法有科學依據嗎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曹操遺骸”被發現，引發與“關羽”的恩怨並揭露“華佗”死因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梅花</text:span><text:span text:style-name="T8">5</text:span><text:span text:style-name="T7">角”硬幣成收藏“黑馬”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淤”，此處發青，注意了！可能是癌症早期信號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清明蔗 毒過蛇”清明吃蔗有講究 這樣的甘蔗千萬不要吃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清明蔗毒過蛇！”清明將至，這種紅心甘蔗千萬別吃……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清明蔗毒過蛇”！街邊的甘蔗汁，更要慎買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5">“豬隊友”曝光：蘋果今年將發三款</text:span><text:span text:style-name="T5">iPhone </text:span><text:span text:style-name="T4">但沒有</text:span><text:span text:style-name="T5">SE2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3">“豬隊友”曝光蘋果今年將發佈三款新</text:span><text:span text:style-name="T14">iPhone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豬堅強”天生沒後腿，自學用前腿走路，主人表示給多少錢都不賣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貓奴”倪妮被指“虐貓”？讓她糟心的，還有她的髮際線……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痔瘡”患者真實分享，有效根除痔瘡小處方，</text:span><text:span text:style-name="T8">3</text:span><text:span text:style-name="T7">天見效治癒不復發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第一批體驗上海迪士尼的人”都已哭暈了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菊花一角”只收不付，存量大，卻值錢，不能不收藏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萎”了別怕，它加大蒜這樣吃，吃完三天壯如牛，比人參靈芝厲害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營山員警</text:span><text:span text:style-name="T8">*</text:span><text:span text:style-name="T7">人！女的開車一直撞”系不實言論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薩德”衝擊濟州島經濟 商場銷售額時隔</text:span><text:span text:style-name="T8">7</text:span><text:span text:style-name="T7">年現負增長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3">“蛇頭蝶”飛入加油站 據說一隻值百萬</text:span><text:span text:style-name="T14">?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蛇精男”劉梓晨做整容鑒定！網友炸鍋：跟</text:span><text:span text:style-name="T8">baby</text:span><text:span text:style-name="T7">是一家醫院嗎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野草”也能治痛風？中醫推薦兩方痛風食療方案，</text:span><text:span text:style-name="T8">3</text:span><text:span text:style-name="T7">天降尿酸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博鼇亞洲論壇”闢謠：與“博鼇亞洲區塊鏈論壇”毫無關係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富二代怒砸無人機”視頻推手涉尋釁滋事被刑拘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富婆”招聘“男公關”：網上應聘酒店司機 卻被推薦“男公關”工作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富婆馬蓉”簽約張傑對其動心已久，謝娜：你別勾搭我老公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曾志偉可不止是性侵藍潔瑛那麼簡單”還有很多料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曾志偉性侵藍潔瑛”一事，譚校長卻力挺曾志偉的清白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曾志偉性侵藍潔瑛”事件撲朔迷離，網友呼籲“娛樂紀委”介入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替人銷分”新規已出臺！駕駛證代扣成歷史，別再亂來了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最美癌症女孩”李娜為感恩父親，臨終前她與韓紅唱完最後一首歌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最髒”和“最乾淨”蔬果名單出爐，沒想到農藥殘留最多的竟是…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0">“最髒”的</text:span><text:span text:style-name="T11">12</text:span><text:span text:style-name="T12">種蔬果與“最乾淨”的</text:span><text:span text:style-name="T11">15</text:span><text:span text:style-name="T12">種蔬果，你需要瞭解一下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最髒”的幾種“超市食物”</text:span><text:span text:style-name="T8">,</text:span><text:span text:style-name="T7">只可惜第三種有很多人經常買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最髒水果”排行榜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最髒水果排行”刷屏朋友圈，你最愛的草莓穩居榜首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最髒水果排行”刷屏朋友圈，你最愛的草莓穩居榜首？網友腦洞大開……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最髒果蔬”排行榜，吃這些果蔬以後要多注意了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最髒果蔬”排行榜，第一名就天天吃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最髒果蔬排行榜”出爐 草莓、櫻桃、蘋果紛紛中招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最髒蔬果”排名榜！排第一的是草莓……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渣男”又上線！楊冪首次公開談及離婚，原因太狗血劇情了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渣男”張一山首次回應：抑鬱症、退出娛樂圈，而胡歌也去讀書了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痛心！”疑似通城一小孩吃辣條身亡！朋友們都看看，不要再買賣辣條給孩子吃了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短命村”沒有一個活過</text:span><text:span text:style-name="T8">30</text:span><text:span text:style-name="T7">歲，唯一的百歲老人臨死前說出了真相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紫光閣地溝油”上熱搜，網易宣佈成立養雞場 養完豬又養雞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紫光閣地溝油”上熱搜，網易宣佈成立養雞場 養完豬又養雞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紫光閣地溝油”上熱搜，網易宣佈成立養雞場 養完豬又養雞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紫光閣地溝油”上熱搜，網易宣佈成立養雞場 養完豬又養雞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紫光閣地溝油”上熱搜，網易宣佈成立養雞場 養完豬又養雞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紫光閣地溝油”上熱搜，網易宣佈成立養雞場 養完豬又養雞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紫光閣地溝油”上熱搜，網易宣佈成立養雞場 養完豬又養雞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紫光閣地溝油”上熱搜，網易宣佈成立養雞場 養完豬又養雞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紫光閣地溝油”上熱搜，網易宣佈成立養雞場 養完豬又養雞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紫光閣地溝油”上熱搜，網易宣佈成立養雞場 養完豬又養雞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紫菜是塑膠做的”屬實嗎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葡萄柚減肥法”可以成功減肥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街上有人發鑰匙扣，那是追蹤器”？海寧警方回應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謝霆鋒王菲”已分手？宋祖德爆錯料吃狗屎！謝霆鋒已經回應了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超級月亮”時拍到上百艘</text:span><text:span text:style-name="T8">UFO</text:span><text:span text:style-name="T7">離開月球，月球上真有外星人？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超級接盤俠”孫宏斌走了，樂視</text:span><text:span text:style-name="T8">210</text:span><text:span text:style-name="T7">萬手封死跌停板，會退市嗎？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越戴眼鏡越近視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道不同不相為謀”，這些食物相克你瞭解嗎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道路運輸從業資格證”不如取消？億萬貨車司機笑了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道路運輸從業資格證”要取消了？千萬貨車司機雙手贊同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鋒菲戀”又告急？王菲謝霆鋒機場吵架失態，網友：女人還得呵護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鋒菲戀”告急？酒會後王菲李亞鵬聚餐，謝霆鋒落寞張柏芝送安慰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隔夜酒”還敢喝嗎？新密男子隔夜酒開車依然醉駕被刑拘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嗲趙”王凱豪宅內景曝光，女友是《笑傲江湖》中的她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塑膠粉絲”反復炒 看招遠如何破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塑膠紫菜”風波：網傳“塑膠紫菜”視頻 引安全擔憂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塑膠紫菜”風波：網傳“塑膠紫菜”視頻 引安全擔憂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微信紅包帶病毒”是假消息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微信身份證”來了！</text:span><text:span text:style-name="T8">1</text:span><text:span text:style-name="T7">月全國推廣！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意念移物”原來真的可以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0">“新農合”漲價板上釘釘，農民看</text:span><text:span text:style-name="T11">9</text:span><text:span text:style-name="T12">種病全部免費，國家幫</text:span><text:span text:style-name="T11">5</text:span><text:span text:style-name="T12">種農民交錢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煤改氣”加重北京霧霾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煤改氣”加劇北京空氣污染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煤改氣”弊端初現，“氣改煤”要改回來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煤改電”緊急暫停！京津冀周邊農村地區可沿用過去的取暖方式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0">“碎牛肉</text:span><text:span text:style-name="T11">+</text:span><text:span text:style-name="T12">膠水”</text:span><text:span text:style-name="T11">=</text:span><text:span text:style-name="T12">牛排？超市里比比皆是！你買過嗎？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筷子”用久了變黑，容易滋生細菌發黴，我有妙招，乾淨不變黑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籌碼分佈選股”是股市不騙人</text:span><text:span text:style-name="T8">600%</text:span><text:span text:style-name="T7">獲利法，一旦學會，你就是股神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5">“纏腰火龍”、“纏腰蛇”長滿一圈就死人</text:span><text:span text:style-name="T5">? </text:span><text:span text:style-name="T4">是的</text:span><text:span text:style-name="T5">!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聘用教師控制數”是什麼意思？教師十筆工資收入都有什麼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蒸食物一不小心就致癌”</text:span><text:span text:style-name="T8">,</text:span><text:span text:style-name="T7">朋友圈瘋傳的資訊有道理嗎？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解放軍澳門殺人”？澳門政府氣急眼了，直接出面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跪拜貓”現</text:span><text:span text:style-name="T8">100</text:span><text:span text:style-name="T7">元人民幣正面字樣下方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滑膜炎”膝蓋疼的上不了樓？農村一個常見蔬菜，用一個好一個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廉價版”</text:span><text:span text:style-name="T8">iPhone X</text:span><text:span text:style-name="T7">：塑膠機身，外觀、配置和價格都有驚喜！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0">“廉價版</text:span><text:span text:style-name="T11">iPhone X“</text:span><text:span text:style-name="T12">？一口氣來</text:span><text:span text:style-name="T11">8</text:span><text:span text:style-name="T12">款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零緋聞”所以不會出軌？！吳京可是當過小三的男人啊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嫣然晚宴”王菲李亞鵬“眉目傳情”</text:span><text:span text:style-name="T8">, </text:span><text:span text:style-name="T7">張柏芝扮小丑嘲諷謝霆鋒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磁化水”能讓黃瓜更清香，還能包治百病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賽馬第一股”海南瑞澤淨利增</text:span><text:span text:style-name="T8">273%</text:span><text:span text:style-name="T7">，受機構追捧，下周火箭式飆升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6">“辣媽</text:span><text:span text:style-name="T17">10</text:span><text:span text:style-name="T18">日蛻變減肥計畫”圓滿結束，</text:span><text:span text:style-name="T19">10</text:span><text:span text:style-name="T18">天輕鬆瘦</text:span><text:span text:style-name="T19">6</text:span><text:span text:style-name="T18">斤！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酸兒辣女”！觀察孕婦的口味改變來知道生男生女準確嗎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酸兒辣女”有科學依據嗎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酸兒辣女”這種說法有什麼科學依據嗎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酸兒辣女”說法准嗎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優酪乳配火腿能致癌”這種說法並不科學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摩登兄弟”宣佈進入娛樂圈，明星發來祝福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膝蓋疼痛”可能與膝關節炎有關？送你好用的小偏方，收好了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0">“整容”還是“</text:span><text:span text:style-name="T11">p</text:span><text:span text:style-name="T12">圖？”</text:span><text:span text:style-name="T11">baby</text:span><text:span text:style-name="T12">自拍視頻引熱議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激素草莓”會引起“兒童性早熟”？空心草莓是“激素草莓”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0">“燕郊外星人”事件過去</text:span><text:span text:style-name="T11">5</text:span><text:span text:style-name="T12">年，兩段視頻所拍攝的</text:span><text:span text:style-name="T11">UFO</text:span><text:span text:style-name="T12">和外星人到底是真是假？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0">“燕洵世子”公佈戀情</text:span><text:span text:style-name="T11">, </text:span><text:span text:style-name="T12">娜紮回應</text:span><text:span text:style-name="T11">: </text:span><text:span text:style-name="T12">這是命運最好的安排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燕洵世子”公佈戀情，娜紮回應：這是命運最好的安排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燕洵世子”竇驍與古力娜紮戀愛？娜紮回應：這是命運最好的安排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翰爽”複合浮出水面，爽爸表示喜歡張翰，鄭爽發文回復“戀情”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翰爽複合”浮出水面，爽爸表示喜歡張翰，鄭爽發文回應“戀情”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螃蟹致癌”？紐約叫停華人吃蟹黃蟹膏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鯰魚效應”真的可以用來讓沙丁魚保持鮮活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糖尿病”別再打胰島素了，趕快喝這種純天然的胰島素吧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癌症村”“夫妻癌”“家族癌”，癌症真的會傳染嗎？會遺傳嗎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癌症疫苗”已研發成功？“根治率達</text:span><text:span text:style-name="T8">97%”</text:span><text:span text:style-name="T7">？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蟹黃致癌”、“螃蟹打針”、“螃蟹注膠”……你是否聽說過？你信不信？（附百元</text:span><text:span text:style-name="T8">Q</text:span><text:span text:style-name="T7">幣中獎名單）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員警”為啥背斧頭執勤？朋友圈刷屏，竟是因為……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員警”帶斧頭執勤？當地公安官方回應了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員警”帶斧頭執勤？官方：交警砍樹清路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蹲下起來後就頭暈”是貧血病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”萬能的紅糖究竟有多神奇“，能一直以來被女性看作養生補血佳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”三缺一“，應采兒自爆二胎想要女兒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”冰爽“組合終於上線，路人遇鄭爽胡彥斌一起逛街看來兩人複合了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”皰疹性咽峽炎“大爆發！提醒：家長牢記“</text:span><text:span text:style-name="T8">8</text:span><text:span text:style-name="T7">字方針”！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”酸、甜、苦、辣、鹹”五味要吃對，中醫告訴你通過五味養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0">〝穿越時空〞</text:span><text:span text:style-name="T11">70</text:span><text:span text:style-name="T12">載</text:span><text:span text:style-name="T11">? </text:span><text:span text:style-name="T12">美老影片驚現手機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(5</text:span><text:span text:style-name="T18">毛錢的特效</text:span><text:span text:style-name="T19">)2014</text:span><text:span text:style-name="T18">浙江手機實拍</text:span><text:span text:style-name="T19">UFO</text:span><text:span text:style-name="T18">不明飛行物！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(</text:span><text:span text:style-name="T4">果粒橙</text:span><text:span text:style-name="T5">)</text:span><text:span text:style-name="T4">含有美國禁用農藥「多菌靈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[</text:span><text:span text:style-name="T4">專家原創</text:span><text:span text:style-name="T5">]</text:span><text:span text:style-name="T4">手機輻射可以炸爆米花想到的……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[</text:span><text:span text:style-name="T18">漢化</text:span><text:span text:style-name="T19">] </text:span><text:span text:style-name="T18">醒目！蘋果</text:span><text:span text:style-name="T19">iPhone 8</text:span><text:span text:style-name="T18">宣傳片洩露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[</text:span><text:span text:style-name="T18">茶余</text:span><text:span text:style-name="T19">]“</text:span><text:span text:style-name="T18">電話亭女孩”謝絕金錢資助</text:span><text:span text:style-name="T19">|</text:span><text:span text:style-name="T18">蒲公英根能抗癌？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[</text:span><text:span text:style-name="T18">恐怖</text:span><text:span text:style-name="T19">/</text:span><text:span text:style-name="T18">驚悚</text:span><text:span text:style-name="T19">]</text:span><text:span text:style-name="T18">駭人驚聞 高壓線的安全距離 引起孩子白血病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0">《 小美好</text:span><text:span text:style-name="T11">2</text:span><text:span text:style-name="T12">》即將開拍！女主沈月被換掉，甜蜜升級新</text:span><text:span text:style-name="T11">CP</text:span><text:span text:style-name="T12">更讓人期待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 堡壘之夜 》 安卓 版面 市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</text:span><text:span text:style-name="T8">11</text:span><text:span text:style-name="T7">歲女孩遭鄰居性侵下體撕裂》一文出自華西都市報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0">《</text:span><text:span text:style-name="T11">2018</text:span><text:span text:style-name="T12">年農民購房補貼新政策》農村戶口買房國家補助</text:span><text:span text:style-name="T11">8</text:span><text:span text:style-name="T12">萬元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0">《</text:span><text:span text:style-name="T11">BBC</text:span><text:span text:style-name="T12">》研究：白米含致癌砒霜高其他穀物</text:span><text:span text:style-name="T11">10</text:span><text:span text:style-name="T12">倍信不信由你英專家建議這麼煮米飯否則等於在吃砒霜！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</text:span><text:span text:style-name="T8">DNF</text:span><text:span text:style-name="T7">》玩家隨便許願一下就成功了，網友：你真沒出息！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0">《</text:span><text:span text:style-name="T11">GTA6</text:span><text:span text:style-name="T12">》終於來了？預計</text:span><text:span text:style-name="T11">2019</text:span><text:span text:style-name="T12">年發售！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一百歲感言》內容全文</text:span><text:span text:style-name="T8">:</text:span><text:span text:style-name="T7">非楊絳原話 系拼湊而成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七月與安生》出劇版？還要播</text:span><text:span text:style-name="T8">48</text:span><text:span text:style-name="T7">集！遛粉趙麗穎、鄭爽遭粉絲不約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七月與安生》由鄭爽趙麗穎劉昊然主演，網友：不用擔心收視率了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七月與安生》電視劇版，竟是當紅明星趙麗穎和她合作，是不是很是期待，男主也是小鮮肉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七月與安生》電視劇版趙麗穎聯手鄭爽合作新劇，打破不合傳聞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七月與安生》電影版太紅，傳趙麗穎、鄭爽主演電視劇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0">《七月與安生》再拍電視劇</text:span><text:span text:style-name="T11">, </text:span><text:span text:style-name="T12">鄭爽趙麗穎成雙女主</text:span><text:span text:style-name="T11">, </text:span><text:span text:style-name="T12">共搶當紅小狼狗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七月與安生》拍劇版，鄭爽趙麗穎搭檔劉昊然，你更看好哪個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七月與安生》將拍電視劇版，呼聲最高的趙麗穎、鄭爽能勝任嗎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七仙女》即將翻拍，鄭爽演紫兒，趙麗穎演青兒，董永由鹿晗飾演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七龍珠》中的孫悟空將成為東京奧運會的形象大使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0">《人民日報</text:span><text:span text:style-name="T11">:</text:span><text:span text:style-name="T12">你家電錶被調快了嗎</text:span><text:span text:style-name="T11">?</text:span><text:span text:style-name="T12">》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人民日報》叫停使用微波爐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人民的民義</text:span><text:span text:style-name="T8">2</text:span><text:span text:style-name="T7">》演員陣容曝光，陳道明陳寶國將參演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人民的名義》第二部開拍！這次又加入這些重量級老戲骨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人民的名義》第二部開拍！這些老戲骨將加入？達康書記要黑化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人民的名義</text:span><text:span text:style-name="T8">2</text:span><text:span text:style-name="T7">》已經開拍，竟然請了這幾位重磅老戲骨！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人民的名義</text:span><text:span text:style-name="T8">2</text:span><text:span text:style-name="T7">》已提上日程？演員陣容比上一部更強大！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人民的名義</text:span><text:span text:style-name="T8">2</text:span><text:span text:style-name="T7">》開始籌備，演員陣容太奢華，竟然加了小鮮肉？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人民的名義</text:span><text:span text:style-name="T8">2</text:span><text:span text:style-name="T7">》開拍 老戲骨集結！侯亮平竟被換成了他？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人民的名義</text:span><text:span text:style-name="T8">2</text:span><text:span text:style-name="T7">》開拍，陣容更強大，更多老戲骨加入！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人民的名義</text:span><text:span text:style-name="T8">2</text:span><text:span text:style-name="T7">》開拍，陣容豪華老戲骨雲集！而陸毅換成了他？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人民的名義</text:span><text:span text:style-name="T8">2</text:span><text:span text:style-name="T7">》開拍，張嘉譯等多名老戲骨助陣，陸毅竟然被替換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人民的名義</text:span><text:span text:style-name="T8">2</text:span><text:span text:style-name="T7">》開拍，男主大轉變，更多實力派老戲骨加入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人民的名義</text:span><text:span text:style-name="T8">2</text:span><text:span text:style-name="T7">》開拍，陸毅演技被吐槽，可能換成他！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人民的名義</text:span><text:span text:style-name="T8">2</text:span><text:span text:style-name="T7">》開拍，新增這三位老戲骨，中心人物轉變為沙瑞金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人民的名義</text:span><text:span text:style-name="T8">2</text:span><text:span text:style-name="T7">》開拍，靳東也要加入，你期待嗎？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人民的名義</text:span><text:span text:style-name="T8">2</text:span><text:span text:style-name="T7">》開拍在即演員大換血，網友：又在炒冷飯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人民的名義</text:span><text:span text:style-name="T8">2</text:span><text:span text:style-name="T7">》主角大換血，兩位國家級演員加盟，陸毅被他取代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人民的名義</text:span><text:span text:style-name="T8">2</text:span><text:span text:style-name="T7">》即將開機，眾多國寶級演員加入，您想看哪位？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人民的名義</text:span><text:span text:style-name="T8">2</text:span><text:span text:style-name="T7">》即將開拍，他將替代陸毅主演？網友直呼果斷棄劇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人民的名義</text:span><text:span text:style-name="T8">2</text:span><text:span text:style-name="T7">》即將開拍，全是大牌老戲骨看不過來！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人民的名義</text:span><text:span text:style-name="T8">2</text:span><text:span text:style-name="T7">》即將開拍，陸毅被吐槽演技太弱，要換成他來主演？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人民的名義</text:span><text:span text:style-name="T8">2</text:span><text:span text:style-name="T7">》即將開拍，陸毅被吐槽演技太弱！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人民的名義</text:span><text:span text:style-name="T8">2</text:span><text:span text:style-name="T7">》即將開拍，侯亮平一角可能不再是陸毅而換成他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人民的名義</text:span><text:span text:style-name="T8">2</text:span><text:span text:style-name="T7">》即將開拍，侯亮平陸毅換成老幹部，網友不幹了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人民的名義</text:span><text:span text:style-name="T8">2</text:span><text:span text:style-name="T7">》即將開拍，看了這演員陣容，激動了！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人民的名義</text:span><text:span text:style-name="T8">2</text:span><text:span text:style-name="T7">》即將開拍！靳東擔任男主？網友：陸毅不演果斷棄劇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人民的名義</text:span><text:span text:style-name="T8">2</text:span><text:span text:style-name="T7">》即將來襲！陸毅竟換成了他？達康書記成反派！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人民的名義</text:span><text:span text:style-name="T8">2</text:span><text:span text:style-name="T7">》張嘉譯陳寶國參演，然而他的加盟最讓人期盼！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人民的名義</text:span><text:span text:style-name="T8">2</text:span><text:span text:style-name="T7">》將開拍，老戲骨雲集，侯亮平換成他？還支持嗎？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人民的名義</text:span><text:span text:style-name="T8">2</text:span><text:span text:style-name="T7">》將開拍：眾星雲集，靳東接替陸毅出演男一號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人民的名義</text:span><text:span text:style-name="T8">2</text:span><text:span text:style-name="T7">》要開拍，陸毅被換成他，你還會看嗎？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人民的名義</text:span><text:span text:style-name="T8">2</text:span><text:span text:style-name="T7">》要開拍了？胡靜曬與陸毅張凱麗自拍引發猜想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人民的名義</text:span><text:span text:style-name="T8">2</text:span><text:span text:style-name="T7">》重磅來襲，你準備好熬夜了嗎？陳道明將參演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人民的名義</text:span><text:span text:style-name="T8">2</text:span><text:span text:style-name="T7">》重磅來襲，你準備好熬夜了嗎？陳道明將參演？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5">《人民的名義</text:span><text:span text:style-name="T5">2</text:span><text:span text:style-name="T4">》重磅來襲陳道明將參演反貪行動背後的大</text:span><text:span text:style-name="T5">BOSS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人民的名義</text:span><text:span text:style-name="T8">2</text:span><text:span text:style-name="T7">》準備開拍 陳寶國陳道明王志文等加盟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人民的名義</text:span><text:span text:style-name="T8">2</text:span><text:span text:style-name="T7">》準備開拍了 陳道明 陳寶國 張嘉譯等確定參演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人民的名義</text:span><text:span text:style-name="T8">2</text:span><text:span text:style-name="T7">》最新演員名單出爐，陣容強大，你要追嗎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人民的名義</text:span><text:span text:style-name="T8">2</text:span><text:span text:style-name="T7">》籌拍，演員名單變化大，靳東代替陸毅出演侯亮平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人民的名義</text:span><text:span text:style-name="T8">2</text:span><text:span text:style-name="T7">》演員陣容也太強了，這次省委書記沙瑞金攤上事了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人民的名義</text:span><text:span text:style-name="T8">2</text:span><text:span text:style-name="T7">》演員陣容出爐了，網友炸開了鍋！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人民的名義</text:span><text:span text:style-name="T8">2</text:span><text:span text:style-name="T7">》演員陣容疑曝光！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人民的名義</text:span><text:span text:style-name="T8">2</text:span><text:span text:style-name="T7">》演員陣容曝光，靳東將出演侯亮平？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人民的名義</text:span><text:span text:style-name="T8">2</text:span><text:span text:style-name="T7">》演員陣容曝光！老將集體出演；一張圖看懂關係網！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人民的名義</text:span><text:span text:style-name="T8">2</text:span><text:span text:style-name="T7">》演員部分敲定，靳東當主角，不知大家有何看法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人民的名義</text:span><text:span text:style-name="T8">2</text:span><text:span text:style-name="T7">》演員敲定，他將飾演侯亮平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人民的名義</text:span><text:span text:style-name="T8">2</text:span><text:span text:style-name="T7">》演員曝光，老戲骨們同台飆戲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人民的名義</text:span><text:span text:style-name="T8">2</text:span><text:span text:style-name="T7">》演員曝光，陸毅不再出演侯亮平，將由他來演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人民的名義</text:span><text:span text:style-name="T8">2</text:span><text:span text:style-name="T7">》演員曝光，陳道明、陳寶國等實力派雲集，主角是他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人民的名義</text:span><text:span text:style-name="T8">2</text:span><text:span text:style-name="T7">》都是骨灰級演員，網友最期待陳道明狂飆演技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人間四月天》四大主演今何在，劉若英嫁富商，周迅傳婚變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八卦鑒定事務所》第</text:span><text:span text:style-name="T8">107</text:span><text:span text:style-name="T7">期預告：劉詩詩張若昀被嘲沒資源靠蹭秀？明星蹭秀蹭出尷尬癌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三生三世》上海發佈會楊洋獲粉絲力挺 失控落淚，加油咩總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6">《三生三世》是不是爛片</text:span><text:span text:style-name="T19">?</text:span><text:span text:style-name="T18">網上負面評價多</text:span><text:span text:style-name="T19">,</text:span><text:span text:style-name="T18">楊洋現場失控掉淚</text:span><text:span text:style-name="T19">!_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三生三世》暖男夜華曾對妻子家暴，妻子高圓圓腿上淤青清晰可見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三生三世十裡桃花》</text:span><text:span text:style-name="T8">pk</text:span><text:span text:style-name="T7">《週末父母》楊冪疑懷二胎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三生三世十裡桃花》上海發佈會楊洋因負面評價落淚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3">《三生三世十裡桃花》上海發佈會楊洋因負面評價落淚是為了什麼</text:span><text:span text:style-name="T14">?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三生三世枕上書》開拍，楊冪趙又廷成配角，迪麗熱巴大爆發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三生三世枕上書》開拍！熱巴楊冪欲回歸？兒子白滾滾將上線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三生三世枕上書》開拍惹期待，楊冪迪麗熱巴比美，最亮眼不過他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凡人修仙傳》開拍電視劇，胡歌迪麗熱巴趙麗穎悉數上陣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大宅門》白家大爺救路邊流浪老太，多年後老太兒子報恩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大鬧天竺》發佈會 王寶強首次公開回應離婚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大鬧天竺》改檔大年初一，發行方：看好王寶強離婚的影響力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大清相國》孫儷獨霸女主，趙麗穎擔任配角，大咖齊上陣看點滿滿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大清相國》孫儷新劇來襲！男主是有顏值的他，網友：準備好舔屏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小李飛刀》風華絕代林詩音，陷整容傳聞，與趙雅芝同框不忍直視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小美好</text:span><text:span text:style-name="T8">2</text:span><text:span text:style-name="T7">》開拍，鄭爽將飾演女一號，你怎麼看？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小美好</text:span><text:span text:style-name="T8">2</text:span><text:span text:style-name="T7">》即將開拍，女主不是沈月，網友：換作她收視率更高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小美好</text:span><text:span text:style-name="T8">2</text:span><text:span text:style-name="T7">》即將開拍，沈月不再出演，由她出演網友：顏值也太高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小美好</text:span><text:span text:style-name="T8">2</text:span><text:span text:style-name="T7">》即將開拍！男主不變，女主由她取代，網友直呼期待！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小美好</text:span><text:span text:style-name="T8">2</text:span><text:span text:style-name="T7">》來襲，沈月將由她代替出演，你期待嗎？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小美好</text:span><text:span text:style-name="T8">2</text:span><text:span text:style-name="T7">》將定檔，她將取代沈月出演陳小希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小豬佩奇》遭到抖音的封殺，你們對此有什麼不同的看法呢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飛翔詩話：李湘女兒稱呼姚明女兒“農村娃”》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馬大帥》趙本山“女兒”馬小翠近照曝光，嫁了帥老公，生了女兒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女神幫》揭秘被黑到底的鄭爽怎麼走過來的，</text:span><text:span text:style-name="T8">11</text:span><text:span text:style-name="T7">月份公佈戀情嗎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醜女大翻身》的女主角金雅中在家中去世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醜女無敵》演員現狀：王凱登上央視舞臺，萬人迷整容林無敵慘遭家暴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0">《中國氣象局》</text:span><text:span text:style-name="T11">8</text:span><text:span text:style-name="T12">月</text:span><text:span text:style-name="T11">3</text:span><text:span text:style-name="T12">日發佈中央天氣預報北京放山長陽特大暴雨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中國隊長》由複聯</text:span><text:span text:style-name="T8">3</text:span><text:span text:style-name="T7">導演羅素兄弟監製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中國有嘻哈》</text:span><text:span text:style-name="T8">PG ONE</text:span><text:span text:style-name="T7">爆出吸毒事件，正面回應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中國有嘻哈》迎來潘瑋柏的新戀愛對象，因為她，潘帥吃了吳亦凡的醋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0">《中國有嘻哈》被曝雙冠軍</text:span><text:span text:style-name="T11">PG ONE </text:span><text:span text:style-name="T12">和</text:span><text:span text:style-name="T11">GAI</text:span><text:span text:style-name="T12">都吸毒，網友：中國有吸毒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中國有嘻哈</text:span><text:span text:style-name="T8">2</text:span><text:span text:style-name="T7">》導師陣容重磅出爐！補位導師是圈內“神”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0">《中國新說唱》</text:span><text:span text:style-name="T11">23</text:span><text:span text:style-name="T12">強名單流出，其中</text:span><text:span text:style-name="T11">3</text:span><text:span text:style-name="T12">位選手來自《中國好聲音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0">《中國新說唱》</text:span><text:span text:style-name="T11">23</text:span><text:span text:style-name="T12">強名單流出！新疆</text:span><text:span text:style-name="T11">Rappper</text:span><text:span text:style-name="T12">居多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中國新說唱》導師大揭密！吳亦凡、哈狗幫、這回還有歐陽靖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中國新說唱》終於定檔，</text:span><text:span text:style-name="T8">23</text:span><text:span text:style-name="T7">強名單提前出爐，誰會“燃燒一夏”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中國新說唱》終於定檔，</text:span><text:span text:style-name="T8">23</text:span><text:span text:style-name="T7">強名單都提前出來了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中國新說唱》新導師鄧紫棋，陳冠希怒嗆節目組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中國新歌聲》導師陳奕迅爆料節目背後的黑幕，驚呆了一波網友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中國新歌聲》海選評委</text:span><text:span text:style-name="T8">diss</text:span><text:span text:style-name="T7">周傑倫歌曲沒營養，粉絲：給我倫道歉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中國新歌聲》海選評委公然詆毀周傑倫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中國新歌聲》海選評委批周傑倫的歌沒營養 製作方：在調查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中國新歌聲》海選評委批周傑倫的歌沒營養 製作方：在調查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中國新歌聲》海選評委批周傑倫的歌沒營養，網友：誰給他勇氣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中國新歌聲》猛料頻出，那英被迫退出，陳奕迅爆節目組有黑幕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中國新歌聲》黑幕 陳奕迅：有人無限復活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中餐廳</text:span><text:span text:style-name="T8">2</text:span><text:span text:style-name="T7">》拒絕中國人就餐？遊客曬趙薇舒淇定制私房菜破謠言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鳳凰古城又開始收門票了》後續 團隊游無九景行程不強制收費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鳳凰古城又開始收門票了》後續 團隊游無九景行程不強制收費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鳳凰古城又開始收門票了》後續 團隊游無九景行程不強制收費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鳳凰古城又開始收門票了》後續 團隊游無九景行程不強制收費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鳳凰古城又開始收門票了》後續 團隊游無九景行程不強制收費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鳳凰傳奇》被傳因錢內訌後再被曝解散 理由太搞笑（圖）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天龍八部》劉亦菲林志穎再續前緣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太陽的後裔》編劇金恩淑爆離婚！忍傷閉關缺席新作發佈會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巴清傳》難上檔 傳高雲翔要退全部片酬並賠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巴清傳》難上檔 傳高雲翔要退全部片酬並賠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巴清傳》難上檔 傳高雲翔要退全部片酬並賠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巴清傳》難上檔 傳高雲翔要退全部片酬並賠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0">《巴清傳》高雲翔遭</text:span><text:span text:style-name="T11">1.2</text:span><text:span text:style-name="T12">億索賠，劇組花</text:span><text:span text:style-name="T11">4000</text:span><text:span text:style-name="T12">萬用李晨“換臉”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心理罪》堪憂！馮小剛肯定《戰狼</text:span><text:span text:style-name="T8">2</text:span><text:span text:style-name="T7">》，但表示看不懂中國票房！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手機</text:span><text:span text:style-name="T8">2</text:span><text:span text:style-name="T7">》停拍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鬥破蒼穹》電視劇版主演公佈，網友不買帳胡歌、劉亦菲呼聲最高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鬥破蒼穹》網友製作版，由胡歌、劉亦菲領銜主演，陣容真是強大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鬥破蒼穹》網友製作版，由胡歌、劉亦菲領銜主演，這陣容太強大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5">《無心法師</text:span><text:span text:style-name="T5">3</text:span><text:span text:style-name="T4">》開拍，陳瑤回歸飾演大齡剩女，網友：心痛失望</text:span><text:span text:style-name="T5">.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無心法師</text:span><text:span text:style-name="T8">3</text:span><text:span text:style-name="T7">》開拍，岳綺羅還是落個魂飛魄散的下場！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無心法師</text:span><text:span text:style-name="T8">3</text:span><text:span text:style-name="T7">》開拍，岳綺羅復活，張顯宗哪去了？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無心法師</text:span><text:span text:style-name="T8">3</text:span><text:span text:style-name="T7">》開拍！他的回歸比岳綺羅的現代裝還要精彩，期待！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無心法師</text:span><text:span text:style-name="T8">3</text:span><text:span text:style-name="T7">》開拍劇情再升級，蘿莉臉陳瑤現代裝不輸旗裝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無心法師</text:span><text:span text:style-name="T8">3</text:span><text:span text:style-name="T7">》正式開拍！張若昀回歸許岳綺羅一世幸福！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無心法師</text:span><text:span text:style-name="T8">3</text:span><text:span text:style-name="T7">》回歸！岳綺羅現代裝也是非常的好看！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無心法師</text:span><text:span text:style-name="T8">3</text:span><text:span text:style-name="T7">》終於開拍了，張顯宗回歸！岳綺羅復活，期待嗎？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無盡天燈》即將開拍，網友表示期待趙麗穎楊穎鹿晗首次合作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無盡天燈》圖書全國售罄，電視劇即將開拍，鹿晗趙麗穎首次合作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火星情報局》提前曝光</text:span><text:span text:style-name="T8">vivo X9</text:span><text:span text:style-name="T7">：錢楓用手機求婚郭雪芙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王者榮耀》“負優化”持續發酵：曝單機型優化費達</text:span><text:span text:style-name="T8">9</text:span><text:span text:style-name="T7">位數……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王者榮耀》“負優化”曝優化費達</text:span><text:span text:style-name="T8">9</text:span><text:span text:style-name="T7">位數，玩家被迫修改手機型號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王者榮耀》將停止運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王者榮耀》停止運營公告，這個遊戲陪伴了你多久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王者榮耀》曝漏洞 充</text:span><text:span text:style-name="T8">6480</text:span><text:span text:style-name="T7">點券全額退款？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王者榮耀》曝漏洞 充</text:span><text:span text:style-name="T8">6480</text:span><text:span text:style-name="T7">點券全額退款？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王者榮耀》曝漏洞 充</text:span><text:span text:style-name="T8">6480</text:span><text:span text:style-name="T7">點券全額退款？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風雲</text:span><text:span text:style-name="T8">3</text:span><text:span text:style-name="T7">》已經開拍，趙麗穎出演女二號，可看到她網友想棄劇！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風雲</text:span><text:span text:style-name="T8">3</text:span><text:span text:style-name="T7">》開拍，趙麗穎為楊穎做配角引發爭議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0">《風雲</text:span><text:span text:style-name="T11">3</text:span><text:span text:style-name="T12">》開拍，趙麗穎給</text:span><text:span text:style-name="T11">baby</text:span><text:span text:style-name="T12">做配角，網友徹底怒了：她不配！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風雲</text:span><text:span text:style-name="T8">3</text:span><text:span text:style-name="T7">》開拍？這倆鮮肉出演聶風步驚雲？一代經典還能繼續嗎？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0">《風雲</text:span><text:span text:style-name="T11">3</text:span><text:span text:style-name="T12">》開拍製片方斥資</text:span><text:span text:style-name="T11">5</text:span><text:span text:style-name="T12">億，要趙麗穎給她當綠葉，美的不像話！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風雲</text:span><text:span text:style-name="T8">3</text:span><text:span text:style-name="T7">》即將開拍，吳亦凡李易峰再度合作，女一號暫定為楊穎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風雲</text:span><text:span text:style-name="T8">3</text:span><text:span text:style-name="T7">》將開拍，趙麗穎給毫無演技的她做配角，網友：憑什麼？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風雲</text:span><text:span text:style-name="T8">3</text:span><text:span text:style-name="T7">》將開拍，新演員舊演員組合那個是觀眾的最愛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6">《風雲</text:span><text:span text:style-name="T17">3</text:span><text:span text:style-name="T18">》耗資</text:span><text:span text:style-name="T19">5</text:span><text:span text:style-name="T18">億開拍，趙麗穎都只能演女二，女主給了</text:span><text:span text:style-name="T19">baby</text:span><text:span text:style-name="T18">？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0">《東南軍情》</text:span><text:span text:style-name="T11">F-22</text:span><text:span text:style-name="T12">戰鬥機升級應對殲</text:span><text:span text:style-name="T11">-20</text:span><text:span text:style-name="T12">威脅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東宮》開拍，溜過范冰冰趙麗穎之後，女主竟然要搶別人角色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仙劍</text:span><text:span text:style-name="T8">4</text:span><text:span text:style-name="T7">》有望開拍，這次終於不是唐人了，可惜胡歌表示不再出演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仙劍</text:span><text:span text:style-name="T8">4</text:span><text:span text:style-name="T7">》吳磊最具男主氣場，能否打破“無胡歌無仙劍”魔咒？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仙劍</text:span><text:span text:style-name="T8">4</text:span><text:span text:style-name="T7">》演員陣容曝出，熱巴無緣出演，網友：無胡歌，不仙劍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仙劍四》開拍引網友抵制，只因編劇是她，細數那些年，翻拍的經典後來都怎麼樣了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仙劍四》開拍在即，迪麗熱巴鎖定女主？男一號王俊凱代替胡歌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仙劍四》正式籌拍，男主角不再是胡歌，網友：無胡歌，不仙劍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仙劍四》胡歌不再出演</text:span><text:span text:style-name="T8">, </text:span><text:span text:style-name="T7">網友們的評論讓我心裡暖暖的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仙劍四》胡歌不再出演，網友們的評論讓我心裡暖暖的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仙劍奇俠傳》中劉詩詩為兄成魔現在被爆懷孕，而前任卻火不起來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0">《仙劍奇俠傳</text:span><text:span text:style-name="T11">4</text:span><text:span text:style-name="T12">》已經籌備開拍</text:span><text:span text:style-name="T11">, </text:span><text:span text:style-name="T12">胡歌曾一句話表示自己的立場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仙劍奇俠傳</text:span><text:span text:style-name="T8">4</text:span><text:span text:style-name="T7">》開拍，他們二人擔任主演飾情侶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仙劍奇俠傳</text:span><text:span text:style-name="T8">4</text:span><text:span text:style-name="T7">》開拍，男主依然是胡歌，女主卻暫定的是她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仙劍奇俠傳</text:span><text:span text:style-name="T8">4</text:span><text:span text:style-name="T7">》即將開拍，胡歌劉亦菲角色被換成王俊凱宋祖兒，你還看嗎？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仙劍奇俠傳</text:span><text:span text:style-name="T8">4</text:span><text:span text:style-name="T7">》要開拍？女主迪麗熱巴，男主比女主小七歲？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仙劍奇俠傳</text:span><text:span text:style-name="T8">4</text:span><text:span text:style-name="T7">》要開拍啦，胡歌繼續出演男主，女主則是她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仙劍奇俠傳四》確定開拍，迪麗熱巴王俊凱被溜，真正男主似胡歌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寫給未來的你》，值得所有孩子一看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6">《功夫</text:span><text:span text:style-name="T19">2</text:span><text:span text:style-name="T18">》</text:span><text:span text:style-name="T19">9</text:span><text:span text:style-name="T18">月開拍 周星馳攜手達叔馬雲絕地反擊戰狼</text:span><text:span text:style-name="T19">3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功夫</text:span><text:span text:style-name="T8">2</text:span><text:span text:style-name="T7">》開拍 “星爺”再當主演 馬雲出鏡演配角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功夫</text:span><text:span text:style-name="T8">2</text:span><text:span text:style-name="T7">》開拍 張敏複出 達叔參演 周星馳的電影你會補上一票嗎？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功夫</text:span><text:span text:style-name="T8">2</text:span><text:span text:style-name="T7">》開拍 原班人馬回歸 周星馳親自出演 馬雲客串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6">《功夫</text:span><text:span text:style-name="T19">2</text:span><text:span text:style-name="T18">》開拍</text:span><text:span text:style-name="T19">, </text:span><text:span text:style-name="T18">周星馳不想把記錄給別人</text:span><text:span text:style-name="T19">?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功夫</text:span><text:span text:style-name="T8">2</text:span><text:span text:style-name="T7">》開拍，為什麼當初難產，周星馳、馬雲、吳孟達會出演嗎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功夫</text:span><text:span text:style-name="T8">2</text:span><text:span text:style-name="T7">》開拍，星爺回歸和馬雲爸爸演打戲？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功夫</text:span><text:span text:style-name="T8">2</text:span><text:span text:style-name="T7">》開拍，星爺親自上陣，馬雲來助陣，成身價最高配角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功夫</text:span><text:span text:style-name="T8">2</text:span><text:span text:style-name="T7">》開拍！吳孟達、張敏回歸 男主可能是他 周星馳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功夫</text:span><text:span text:style-name="T8">2</text:span><text:span text:style-name="T7">》開拍！星爺親自上陣，馬雲來助陣，成身價最高的配角！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功夫</text:span><text:span text:style-name="T8">2</text:span><text:span text:style-name="T7">》開拍遇版權問題，將被迫停機，星爺也很無賴！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0">《功夫</text:span><text:span text:style-name="T11">2</text:span><text:span text:style-name="T12">》不但達叔有望回歸星爺電影</text:span><text:span text:style-name="T11">,</text:span><text:span text:style-name="T12">還有馬雲客串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功夫</text:span><text:span text:style-name="T8">2</text:span><text:span text:style-name="T7">》正式開拍 馬雲成最貴配角 周星馳吳孟達主演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功夫</text:span><text:span text:style-name="T8">2</text:span><text:span text:style-name="T7">》正式開拍 馬雲成最貴配角 周星馳吳孟達主演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功夫</text:span><text:span text:style-name="T8">2</text:span><text:span text:style-name="T7">》正式開拍 馬雲成最貴配角 周星馳吳孟達主演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功夫</text:span><text:span text:style-name="T8">2</text:span><text:span text:style-name="T7">》正式開拍 馬雲成最貴配角 周星馳吳孟達主演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功夫</text:span><text:span text:style-name="T8">2</text:span><text:span text:style-name="T7">》正式開拍！周星馳邀他做火雲邪神，還有一位神秘嘉賓！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功夫</text:span><text:span text:style-name="T8">2</text:span><text:span text:style-name="T7">》正準備籌拍，星爺將回歸大螢幕！雞凍雞凍……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功夫</text:span><text:span text:style-name="T8">2</text:span><text:span text:style-name="T7">》會開拍嗎？我們已經等太久了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0">《功夫</text:span><text:span text:style-name="T11">2</text:span><text:span text:style-name="T12">》即將開拍，</text:span><text:span text:style-name="T11">50</text:span><text:span text:style-name="T12">億票房的他想來演戲，卻被周星馳果斷拒絕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6">《功夫</text:span><text:span text:style-name="T17">2</text:span><text:span text:style-name="T18">》即將開拍</text:span><text:span text:style-name="T19">,</text:span><text:span text:style-name="T18">馬雲和周星馳強強聯手</text:span><text:span text:style-name="T19">,</text:span><text:span text:style-name="T18">你期待達叔回來嗎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6">《功夫</text:span><text:span text:style-name="T17">2</text:span><text:span text:style-name="T18">》即將開拍，吳孟達飾演男</text:span><text:span text:style-name="T19">2</text:span><text:span text:style-name="T18">號，男</text:span><text:span text:style-name="T19">1</text:span><text:span text:style-name="T18">號不是周星馳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功夫</text:span><text:span text:style-name="T8">2</text:span><text:span text:style-name="T7">》即將開拍，星爺重新染回黑頭發，這是最後一部電影了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功夫</text:span><text:span text:style-name="T8">2</text:span><text:span text:style-name="T7">》即將開播 周星馳 吳孟達親自出演 馬雲成為最貴配角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0">《功夫</text:span><text:span text:style-name="T11">2</text:span><text:span text:style-name="T12">》周星馳他吳孟達再次合作，</text:span><text:span text:style-name="T11">100</text:span><text:span text:style-name="T12">億對賭協……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6">《功夫</text:span><text:span text:style-name="T17">2</text:span><text:span text:style-name="T18">》周星馳吳孟達合作，</text:span><text:span text:style-name="T19">4</text:span><text:span text:style-name="T18">年</text:span><text:span text:style-name="T19">100</text:span><text:span text:style-name="T18">億對賭協議也無壓力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功夫</text:span><text:span text:style-name="T8">2</text:span><text:span text:style-name="T7">》周星馳將親自出演，據說這是他最後一部參與表演的電影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功夫</text:span><text:span text:style-name="T8">2</text:span><text:span text:style-name="T7">》終於來了，我們想看的不是電影，是星爺和吳孟達的回歸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功夫</text:span><text:span text:style-name="T8">2</text:span><text:span text:style-name="T7">》羅志祥代替周星馳出演男主角星爺真的老了好心酸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0">《功夫</text:span><text:span text:style-name="T11">2</text:span><text:span text:style-name="T12">》將開拍，周星馳吳孟達傾力打造，網友：破 </text:span><text:span text:style-name="T11">60</text:span><text:span text:style-name="T12">億？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功夫</text:span><text:span text:style-name="T8">2</text:span><text:span text:style-name="T7">》準備開拍！周星馳吳孟達主演 包租婆以及馬雲參演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功夫</text:span><text:span text:style-name="T8">2</text:span><text:span text:style-name="T7">》原班人馬回歸，馬雲成史上身價最高的配角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功夫</text:span><text:span text:style-name="T8">2</text:span><text:span text:style-name="T7">》海報都出了，周星馳要複出參演？助理回復讓影迷失望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0">《功夫</text:span><text:span text:style-name="T11">2</text:span><text:span text:style-name="T12">》能超《戰狼</text:span><text:span text:style-name="T11">2</text:span><text:span text:style-name="T12">》？這一點註定了周星馳比不了吳京！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功夫</text:span><text:span text:style-name="T8">2</text:span><text:span text:style-name="T7">》被央視證實將開拍，男女主已定，周星馳不再參演成遺憾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功夫</text:span><text:span text:style-name="T8">2</text:span><text:span text:style-name="T7">》確定開拍！包租婆回歸，吳孟達馬雲也有望加入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0">《功夫</text:span><text:span text:style-name="T11">2</text:span><text:span text:style-name="T12">》想要超過戰狼</text:span><text:span text:style-name="T11">2</text:span><text:span text:style-name="T12">票房，光有周星馳本人出演恐怕還不夠！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功夫</text:span><text:span text:style-name="T8">2</text:span><text:span text:style-name="T7">》籌備開拍！火雲邪神再創經典，網友：回歸童年的時刻！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功夫</text:span><text:span text:style-name="T8">2</text:span><text:span text:style-name="T7">》邀請吳孟達，吳孟達四個字回應，讓周星馳尷尬收場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功守道》和雙</text:span><text:span text:style-name="T8">11</text:span><text:span text:style-name="T7">也解救不了阿裡？俞永福將離開馬雲太沒面子了！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0">《印囧》上映，楊冪江一燕加盟，票房直指《戰狼</text:span><text:span text:style-name="T11">2</text:span><text:span text:style-name="T12">》</text:span><text:span text:style-name="T11">56</text:span><text:span text:style-name="T12">億票房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印囧》上映在即，票房能否追上神劇《戰狼》嗎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印囧》已經開拍？假消息，徐崢黃渤王寶強目前正在拍這幾部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印囧》為何沒有包貝爾，網友：原因可能是這個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印囧》開拍，原班人馬除了他，徐崢直言不會再用他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印囧》開拍，徐崢王寶強黃渤再聚首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印囧》開拍，徐崢不會再請包貝爾，公開說當初的角色多此一舉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印囧》會不會請包貝爾？徐崢：</text:span><text:span text:style-name="T8">2</text:span><text:span text:style-name="T7">年前這個角色是多餘的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印囧》行將上映，王寶強，黃渤再次聯手徐崢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印囧》即將上映</text:span><text:span text:style-name="T8">, </text:span><text:span text:style-name="T7">看看這陣容是準備衝擊新紀錄嗎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印囧》即將上映，看這演員陣容，這是要破《戰狼</text:span><text:span text:style-name="T8">2</text:span><text:span text:style-name="T7">》票房紀錄？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印囧》即將上映，看這演員陣容，這要破戰狼</text:span><text:span text:style-name="T8">2</text:span><text:span text:style-name="T7">票房的節奏！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印囧》即將上映，看這演員陣容，是要破《戰狼</text:span><text:span text:style-name="T8">2</text:span><text:span text:style-name="T7">》票房紀錄啊？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印囧》即將上映，徐崢王寶強黃渤爆笑上演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印囧》即將上映，徐崢放棄包貝爾，首選這兩位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印囧》即將上映，徐崢黃渤王寶強鐵三角能否再掀熱潮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印囧》即將上映，演員陣容太強大，網友：要破戰狼</text:span><text:span text:style-name="T8">2</text:span><text:span text:style-name="T7">票房紀錄？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印囧》即將開機，徐崢直言：打死都不會再請包貝爾了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5">《印囧》即將開拍，</text:span><text:span text:style-name="T5">YES</text:span><text:span text:style-name="T4">還是</text:span><text:span text:style-name="T5">NO?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印囧》即將開拍，王寶強黃渤有望回歸，而他卻被徐崢棄用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印囧》即將開拍，徐崢：選角失誤的錯誤，這次肯定不會犯了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印囧》即將開拍，徐崢公開表示不會再請包貝爾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印囧》即將來襲！重啟黃渤、寶強黃金組合！包貝爾被棄用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印囧》快要上影了，徐崢，王渤，王寶強再度合作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印囧》來了黃渤、王寶強、徐崢黃金三角，放棄使用包貝爾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印囧》來襲，徐崢終於不再用包貝爾，黃渤王寶強再度聯手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印囧》拍攝在即，徐崢，王寶強，黃渤再次合作，女主角引發熱議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印囧》將上映為何沒有邀請包貝爾？徐崢一句話說出真相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印囧》徐崢王寶強黃渤三賤客再聚首能否再創新高</text:span><text:span text:style-name="T8">?</text:span><text:span text:style-name="T7">網友評論亮了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印囧》徐崢王寶強黃渤重組爆笑三巨頭勢要超越吳京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印囧》徐崢召回王寶強黃渤組最強三巨頭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印囧》徐崢帶著寶強，黃渤強勢來襲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印囧》鐵三角回歸，而且徐崢還請來了她，網友：</text:span><text:span text:style-name="T8">60</text:span><text:span text:style-name="T7">億票房穩了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印囧》強勢襲來！徐崢再次請來王寶強黃渤，確定不再用包貝爾！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6">《印囧》確認開拍</text:span><text:span text:style-name="T17">, </text:span><text:span text:style-name="T18">徐崢黃渤寶強鐵三角再聚</text:span><text:span text:style-name="T19">, </text:span><text:span text:style-name="T18">目標劍指《戰狼</text:span><text:span text:style-name="T19">2</text:span><text:span text:style-name="T18">》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古劍奇譚》鄭爽馬天宇螢幕情侶假戲真做 兩人戀情公開？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葉問</text:span><text:span text:style-name="T8">3</text:span><text:span text:style-name="T7">》票房造假一周年：中國電影市場因此變好了嗎？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葉問</text:span><text:span text:style-name="T8">3</text:span><text:span text:style-name="T7">》票房疑造假 張晉指發行不是演員的事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四十成人禮》網友腦洞</text:span><text:span text:style-name="T8">p</text:span><text:span text:style-name="T7">海報，雷佳音為什麼這麼受歡迎？</text:span>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市民懷疑買到“塑膠紫菜”》後續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聚焦“</text:span><text:span text:style-name="T8">315”</text:span><text:span text:style-name="T7">，“季節謠”已破解，您應該知道的科學真相在這裡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‘周小玲辣條竟是用屍油做的’，純屬造謠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"XXX</text:span><text:span text:style-name="T4">准考證丟了</text:span><text:span text:style-name="T5">"</text:span><text:span text:style-name="T4">謠言再現，別再“熱心”為騙子轉發了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“100</text:span><text:span text:style-name="T2">元感謝費騙孩子上車帶路” 警方提醒：謠言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“100</text:span><text:span text:style-name="T2">元感謝費騙孩子上車帶路”？此為謠言！義烏家長切莫恐慌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“10</text:span><text:span text:style-name="T4">月</text:span><text:span text:style-name="T5">1</text:span><text:span text:style-name="T4">日起，執行駕照新規”系謠言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“315</text:span><text:span text:style-name="T2">晚會”為四季流傳的食品謠言闢謠：給西瓜“打針”不可能被吸收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“315</text:span><text:span text:style-name="T2">晚會”曝光“食物相克”謠言 朋友圈食品安全謠言有三大特徵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“3</text:span><text:span text:style-name="T4">月</text:span><text:span text:style-name="T5">14</text:span><text:span text:style-name="T4">日不僅是白色情人節還是員警日”？謠言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義”正聽｜醫保斷繳三月清零、養老保險繳滿</text:span><text:span text:style-name="T8">15</text:span><text:span text:style-name="T7">年不用再繳……都是謠言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大清銅幣”，古幣中的香餑餑，價值高的超百萬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3">“小海綿”近照遭曝光像未整容的</text:span><text:span text:style-name="T14">baby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烏市刑偵大隊提醒：有外地人偷小孩、挖器官”的消息一出，嚇壞了寶爸寶媽！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0">“五大天王”硬分幣就</text:span><text:span text:style-name="T11">1</text:span><text:span text:style-name="T12">角</text:span><text:span text:style-name="T11">8</text:span><text:span text:style-name="T12">分面值，價格卻已過萬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今天起執行新規？”官方威闢謠來了！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父親跪艙門口”謠言實錘！微博首發者：上了假冒飛行員的當！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不明液體”浸泡的香蕉</text:span><text:span text:style-name="T8">,</text:span><text:span text:style-name="T7">真的是泡了甲醛嗎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史上最冷春節”捲土重來！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它”被稱水果之王，女人多吃可以美容養顏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交警抓酒駕、無牌無證車輛”？又是謠言！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農村廁所革命”打響了，每戶補貼上千元，還有“官”可以當了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劉明煒”“白婭倩”准考證又丟了？民警來闢謠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劉明煒”同學的准考證丟了！這則謠言今年又來了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劉明煒”高考准考證丟了？請別再傳謠！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劉明煒丟失准考證”是假消息 別傳了！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劉明煒准考證丟了”系假消息 列印工作尚未開始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戲精”考生冒充監考老師偷看別人試卷？警方：謠言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紅燈不許掉頭”為謠言！在漯河怎樣掉頭才不會被處罰？請看這裡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網紅酒駕食品”導致酒駕？廣饒交警來闢謠啦！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網紅酒駕食品”導致酒駕？交警現場實驗闢謠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網紅酒駕食品”導致酒駕？泉州高速交警現場實驗來闢謠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考上二本能領取</text:span><text:span text:style-name="T8">2000</text:span><text:span text:style-name="T7">元助學金？”純屬謠言！別信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來了</text:span><text:span text:style-name="T8">100</text:span><text:span text:style-name="T7">多個外地人偷孩子拿器官”？網警：是謠言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汽車沒有天窗更安全”？！這些汽車的謠言，你信嗎？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晶片公司</text:span><text:span text:style-name="T8">2000</text:span><text:span text:style-name="T7">萬淨利潤就上市”是謠言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花錢”也能升值？稀缺古幣價格日漸升高！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李彥宏小三，還育有一子”，百度公關部回應：謠言，已報案！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事業單位退休的人員和公務員每年都能拿到城市創衛錢”？謠言！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國際員警日”裡 看瀋陽特警風采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金亦波”事件詳情始末，謠言不攻自破，五大不成立條件！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施一公還不起房貸”謠言為何刺痛網友？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渾身乳包”三七存安全隱患？謠言！苗鄉三七已為不當言論道歉！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神押題”出現，</text:span><text:span text:style-name="T8">2018</text:span><text:span text:style-name="T7">考研數學被指泄題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准考證丟失”等謠言是“愛心綁架”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准考證丟失”等謠言要嚴厲打擊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准考證丟失”謠言別年年闢謠了之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唐三十六”被嫌臉大，為站在鹿晗隔壁，十幾天減肥</text:span><text:span text:style-name="T8">20</text:span><text:span text:style-name="T7">斤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唐僧”老婆的翡翠曝光，價值過億！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6">“莫小貝”發婚紗照</text:span><text:span text:style-name="T17">, </text:span><text:span text:style-name="T18">網友紛紛送祝福</text:span><text:span text:style-name="T19">, </text:span><text:span text:style-name="T18">王莎莎澄清</text:span><text:span text:style-name="T19">: </text:span><text:span text:style-name="T18">純屬誤會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配方奶至少要喝到</text:span><text:span text:style-name="T8">3</text:span><text:span text:style-name="T7">歲”其實是一種恐嚇式的行銷謠言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高考滿分</text:span><text:span text:style-name="T8">/</text:span><text:span text:style-name="T7">零分作文”已被闢謠，為什麼還有人會相信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高考滿分</text:span><text:span text:style-name="T8">/</text:span><text:span text:style-name="T7">零分作文”已被闢謠，卻仍“廣為流傳”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接電話會被吸費”是謠言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領取醫保補貼”謠言再起 提醒居民不要輕信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麻吉寶“刷屏了！阿裡巴巴闢謠：跟區塊鏈、跟發幣沒有任何關係。不過，阿裡媽媽今年將加大對淘客的扶持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博鼇亞洲論壇”闢謠：與“博鼇亞洲區塊鏈論壇”毫無關係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植森式縮肚法”快速減掉大肚子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微信</text:span><text:span text:style-name="T8">5</text:span><text:span text:style-name="T7">周年送話費”？闢謠：假的，千萬別信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“微信身份證”來了！</text:span><text:span text:style-name="T8">1</text:span><text:span text:style-name="T7">月全國推廣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酸兒辣女”不靠譜，這些生男生女的謠言也別信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(</text:span><text:span text:style-name="T4">愛自拍影響智商</text:span><text:span text:style-name="T5">)</text:span><text:span text:style-name="T4">請圈出愛自拍的傢伙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0">《合金裝備</text:span><text:span text:style-name="T11">HD</text:span><text:span text:style-name="T12">合集》將登陸</text:span><text:span text:style-name="T11">PS4</text:span><text:span text:style-name="T12">？開發商出面闢謠：假的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0">《如懿傳》片花製作特輯，定檔</text:span><text:span text:style-name="T11">12</text:span><text:span text:style-name="T12">月</text:span><text:span text:style-name="T11">30</text:span><text:span text:style-name="T12">日播出，你最期待誰的出演呢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0">《如懿傳》正式定檔，</text:span><text:span text:style-name="T11">8</text:span><text:span text:style-name="T12">月</text:span><text:span text:style-name="T11">14</text:span><text:span text:style-name="T12">日東方衛視獨播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如懿傳》並不如意，遲遲不能定檔，製片人甩鍋電視臺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如懿傳》定檔</text:span><text:span text:style-name="T8">12</text:span><text:span text:style-name="T7">月，它會超越《甄嬛傳》嗎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我們相愛吧</text:span><text:span text:style-name="T8">4</text:span><text:span text:style-name="T7">》嘉賓名單出爐，鄭爽的搭檔居然是他，網友：配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明日之子》中老薛摔話筒爆走，會不會被封殺？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政府發錢！西安人快回家找找這張證！能領</text:span><text:span text:style-name="T8">6000</text:span><text:span text:style-name="T7">元！》系謠言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說尺子》是滿分作文？這個謠言已流傳三年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香蜜》楊紫鄧倫成歡喜冤家，但原定男主是張藝興，最後敗給鄧倫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香蜜》原男主非鄧倫，竟是顏值超高的他，網友：跪謝不演之恩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香蜜》原定男主不是鄧倫，而是一位流量小生，網友：幸好他沒演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香蜜》原定男主不是鄧倫，而是從韓國男團回來的他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香蜜》原定男主不是鄧倫，而是高顏值的他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香蜜》原定男主是他，後換成鄧倫，得知真相後的粉絲：幸虧沒演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香蜜》原定男主是張藝興，女主是關曉彤 網友：感謝不演之恩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香蜜沉沉》鄧倫並非原定男主？而是高顏值人氣高的他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海王》被曝有三反派？導演闢謠：太可笑了！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《熱點》</text:span><text:span text:style-name="T8">2018</text:span><text:span text:style-name="T7">公職人員喝酒開車可直接開除，子女發展都受限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愛迪奧特曼》：地球防衛軍隊打算回到地球，竟遇不明飛行物？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真相》，讓流言止於科普 飯後喝優酪乳減肥、土雞蛋更營養？三月真相來闢謠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6">《微微</text:span><text:span text:style-name="T17">2</text:span><text:span text:style-name="T18">》開拍</text:span><text:span text:style-name="T19">, </text:span><text:span text:style-name="T18">楊洋換成李易峰可以忍</text:span><text:span text:style-name="T19">, </text:span><text:span text:style-name="T18">可微微換她</text:span><text:span text:style-name="T19">?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0">《微微</text:span><text:span text:style-name="T11">2</text:span><text:span text:style-name="T12">》男主換成他</text:span><text:span text:style-name="T11">,</text:span><text:span text:style-name="T12">比楊洋更成熟穩重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甄嬛傳》續集《如懿傳》終於定檔，開年大戲海報出爐！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演員的誕生》又出事？袁立自曝節目組亂剪輯不給勞務費！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演員的誕生》後期製作把袁立剪輯成神經病，韓紅，金星力挺袁立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演員的誕生》裡剪輯最誇張的不是袁立，而是黃聖依！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演員的誕生》神剪輯，網友：大穿幫，這就是袁立告倒浙衛的證據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演員的誕生》袁立淘汰，播完袁立怒慫節目組故意剪成“神經病”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演員的誕生》剪輯早就在搞事情，到袁立這是水到渠成而已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演員的誕生》剪輯黑袁立黃聖依鄭爽黑幕揭開，樂嘉領銜網友聲援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演員的誕生》章子怡宋丹丹剪輯混亂，袁立被剪輯成神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《演員的誕生》章子怡宋丹丹剪輯混亂，袁立被剪輯成神經病話癆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「“酒駕警示”」重磅！</text:span><text:span text:style-name="T8">2018</text:span><text:span text:style-name="T7">國家公職人員酒駕可直接開除！子女發展都受限……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「入學擇校」還相信這些幼升小擇校謠言？正確擇校看這裡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「十一」鹿晗迪麗熱巴的點滴小趣事——熱吧，你男友邀你參加約吧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「專題闢謠」常吃大蒜能防癌？空腹不能喝優酪乳？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0">「今日要聞」臨沂</text:span><text:span text:style-name="T11">13</text:span><text:span text:style-name="T12">歲孩子被老師打死？警方已介入調查</text:span><text:span text:style-name="T11">/</text:span><text:span text:style-name="T12">瘋狂彩民為“一夜暴富” 詐騙多家彩票店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「民生」醫保斷繳三月清零、養老保險繳滿</text:span><text:span text:style-name="T8">15</text:span><text:span text:style-name="T7">年不用再繳……這都是謠言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6">「民生」闢謠！駕考增考科目五？假的！｜</text:span><text:span text:style-name="T17">3</text:span><text:span text:style-name="T21">月起週末也能辦理身份證｜</text:span><text:span text:style-name="T19">2017</text:span><text:span text:style-name="T18">年高考加分降分錄取政策公佈｜</text:span><text:span text:style-name="T19">4</text:span><text:span text:style-name="T18">月</text:span><text:span text:style-name="T19">19</text:span><text:span text:style-name="T18">日中獎名單公佈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「交警闢謠」網傳科目二要考停車取卡 山西駕考並無此規定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「產後寶媽暴瘦大肚腩」啤酒肚 大肚腩的都看這裡 這個動作可以快速暴瘦大肚腩 每天五分鐘 加油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「關注」</text:span><text:span text:style-name="T8">2018</text:span><text:span text:style-name="T7">國家公職人員喝酒開車可直接開除，子女發展都受限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0">「關注」江西人注意了！</text:span><text:span text:style-name="T11">4</text:span><text:span text:style-name="T12">月</text:span><text:span text:style-name="T11">1</text:span><text:span text:style-name="T12">日起，駕考將有重大變化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0">「關注」醫保斷繳</text:span><text:span text:style-name="T11">3</text:span><text:span text:style-name="T12">個月清零、養老保險繳滿</text:span><text:span text:style-name="T11">15</text:span><text:span text:style-name="T12">年不用再繳……這都是謠言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「關注」養老保險繳了</text:span><text:span text:style-name="T8">15</text:span><text:span text:style-name="T7">年就不用再繳？還有哪些謠言讓人信以為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0">「關注」黃石還沒考駕照的人要哭了！</text:span><text:span text:style-name="T11">4</text:span><text:span text:style-name="T12">月</text:span><text:span text:style-name="T11">1</text:span><text:span text:style-name="T12">日起，駕考將有重大變化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「好消息」本月起養老金上漲，專項救助、五保供養標準上調，基本工資翻倍，醫藥費下降……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「好消息」在外打工不種地也能領補貼的農民，最高</text:span><text:span text:style-name="T8">1600</text:span><text:span text:style-name="T7">，有你嗎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0">「權威發佈」</text:span><text:span text:style-name="T11">4</text:span><text:span text:style-name="T12">月</text:span><text:span text:style-name="T11">1</text:span><text:span text:style-name="T12">日駕考新規？權威解讀在這裡……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「權威發聲」“尾號限行”謠言再起？！別信，這些“限行規定”都是假的！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6">「權威闢謠」交通新規又來了？</text:span><text:span text:style-name="T17">10</text:span><text:span text:style-name="T18">月</text:span><text:span text:style-name="T19">15</text:span><text:span text:style-name="T18">日全國已開始實施？交警蜀黍權威回應</text:span><text:span text:style-name="T19">6</text:span><text:span text:style-name="T18">大網傳謠言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「網警闢謠」大檢查從明天開始，城內所有不在停車位停放的車輛一律開罰單？假的！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「網警闢謠」飛機起飛前男人機艙口跪下？這故事居然是編的！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「防癌食譜」西蘭花這樣吃最抗癌，很多人都不知道！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6">「老匠談車」想買車的朋友們，</text:span><text:span text:style-name="T17">2018</text:span><text:span text:style-name="T18">年</text:span><text:span text:style-name="T19">1</text:span><text:span text:style-name="T18">月</text:span><text:span text:style-name="T19">1</text:span><text:span text:style-name="T18">日起購車新政出爐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「應急動態」金灣的司機們注意了！“駕照銷分有新規定”是謠言！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「搶先看！」央視元宵晚會節目單出爐！看看有你喜歡的明星嗎？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「運動營養」鍛煉時喝水影響運動表現？</text:span><text:span text:style-name="T8">I </text:span><text:span text:style-name="T7">闢謠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6">「佬磚家造謠？」交警發聲啦！到底</text:span><text:span text:style-name="T17">10</text:span><text:span text:style-name="T18">月</text:span><text:span text:style-name="T19">9</text:span><text:span text:style-name="T18">日後車裡放這些東西要不要罰款</text:span><text:span text:style-name="T19">2000</text:span><text:span text:style-name="T18">元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「官方闢謠」</text:span><text:span text:style-name="T8">7200</text:span><text:span text:style-name="T7">元？！符合政策法規才能領取獨生子女獎勵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0">「實用」養老保險繳滿</text:span><text:span text:style-name="T11">15</text:span><text:span text:style-name="T12">年就</text:span><text:span text:style-name="T11">OK</text:span><text:span text:style-name="T12">、醫保斷繳三個月就會清零……這些謠言千萬別信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「注 意」“</text:span><text:span text:style-name="T8">100</text:span><text:span text:style-name="T7">多個外地人偷小孩……”這是謠言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「注意」</text:span><text:span text:style-name="T8">2018</text:span><text:span text:style-name="T7">年起，所有車輛必須隨車配備反光背心……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「注意」</text:span><text:span text:style-name="T8">2018</text:span><text:span text:style-name="T7">國家公職人員喝酒開車可直接開除，子女發展都受限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「虎爸虎媽闢謠」寶寶便秘要多喝水？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「規劃」絕對好消息！通州與北三縣聯動規劃即將出爐！副中心建設速度、品質雙提速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「保險」養老金上調幅度為什麼年年下降，退休工資漲</text:span><text:span text:style-name="T8">15%</text:span><text:span text:style-name="T7">是謠言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「揮淚闢謠」</text:span><text:span text:style-name="T8">3·14</text:span><text:span text:style-name="T7">國際員警日，杜撰出來的節日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「香山評論」莫讓“准考證丟失謠言”影響考生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0">「便民」常德人請注意！</text:span><text:span text:style-name="T11">4</text:span><text:span text:style-name="T12">月</text:span><text:span text:style-name="T11">1</text:span><text:span text:style-name="T12">日起，駕考將有新的變化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「熱點」公開闢謠！“</text:span><text:span text:style-name="T8">2018</text:span><text:span text:style-name="T7">包頭市最新學區劃分來了！”為假消息，別被誤導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「熱點」醫保斷繳三月清零，養老保險繳滿</text:span><text:span text:style-name="T8">15</text:span><text:span text:style-name="T7">年不用再繳……這都是謠言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「真相」邛崍朋友圈瘋轉</text:span><text:span text:style-name="T8">2018</text:span><text:span text:style-name="T7">年免交新農村合作醫療費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「真相」我市農民進城購房補貼停止發放？謠言！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0">「速傳」還沒考駕照的人要哭了！</text:span><text:span text:style-name="T11">4</text:span><text:span text:style-name="T12">月</text:span><text:span text:style-name="T11">1</text:span><text:span text:style-name="T12">日起，駕考將有重大變化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「流言止於公開」央視“</text:span><text:span text:style-name="T8">3·15”</text:span><text:span text:style-name="T7">晚會闢謠“食物相克說”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「減肥乾貨」不節食無運動，狂甩斤，一次見效，美膚又健康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「康健」尿尿次數多，說明腎不好？這</text:span><text:span text:style-name="T8">18</text:span><text:span text:style-name="T7">個謠言別信啦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「教育資訊」權威解讀</text:span><text:span text:style-name="T8">2018</text:span><text:span text:style-name="T7">年普通中小學招生入學政策｜合理劃分學區範圍，確保各學區之間優質教育資源大致均衡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「提醒」</text:span><text:span text:style-name="T8">2018</text:span><text:span text:style-name="T7">國家公職人員喝酒開車可直接開除，子女發展都受限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「提醒」加急辦理、提前領取出入境證件，有人讓你交錢？千萬別信，真相是這樣的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6">「提醒」延遲退休定了？今天這張時間表瘋傳，</text:span><text:span text:style-name="T17">70</text:span><text:span text:style-name="T18">、</text:span><text:span text:style-name="T19">80</text:span><text:span text:style-name="T18">、</text:span><text:span text:style-name="T19">90</text:span><text:span text:style-name="T18">後一定要看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「溫馨提醒」醫保斷繳三月清零、養老保險繳滿</text:span><text:span text:style-name="T8">15</text:span><text:span text:style-name="T7">年不用再繳……這都是謠言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「謠言」瀏陽一中“劉明煒”同學的高考准考證又丟了？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0">「新聞一鍋燴」一季度大同市城鎮居民人均可支配收入超</text:span><text:span text:style-name="T11">7000</text:span><text:span text:style-name="T12">元｜</text:span><text:span text:style-name="T11">29</text:span><text:span text:style-name="T12">日全市停水？系朋友圈謠言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「解答」味精對身體有害，甚至會致癌？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「闢謠！」高考</text:span><text:span text:style-name="T8">700</text:span><text:span text:style-name="T7">分為什麼又上不了清華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6">「闢謠</text:span><text:span text:style-name="T17">·</text:span><text:span text:style-name="T18">科普」</text:span><text:span text:style-name="T19">3</text:span><text:span text:style-name="T18">月</text:span><text:span text:style-name="T19">14</text:span><text:span text:style-name="T18">日員警節，一個美麗的傳說？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「闢謠」</text:span><text:span text:style-name="T8">2018</text:span><text:span text:style-name="T7">央視春晚節目單新鮮出爐了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6">「闢謠」</text:span><text:span text:style-name="T19">3</text:span><text:span text:style-name="T18">月</text:span><text:span text:style-name="T19">1</text:span><text:span text:style-name="T18">日起非車主本人違章處理不了？是謠言！請不要紮堆去窗口擠了</text:span><text:span text:style-name="T19">···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「闢謠」</text:span><text:span text:style-name="T8">60</text:span><text:span text:style-name="T7">歲以上老人免費乘公交傳聞不實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6">「闢謠」</text:span><text:span text:style-name="T17">7</text:span><text:span text:style-name="T18">月</text:span><text:span text:style-name="T19">1</text:span><text:span text:style-name="T18">日起，獨生子女父母退休每人每年可獲</text:span><text:span text:style-name="T19">960</text:span><text:span text:style-name="T18">元獎金？真相其實是……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「闢謠」一中考生霍雨馨丟失身份證、高考證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「闢謠」中央政策給農村危房改造每戶</text:span><text:span text:style-name="T8">55000</text:span><text:span text:style-name="T7">元？這是謠言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「闢謠」今天不僅是“白色情人節”，還是“國際員警日”？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「闢謠」元旦起，所有車輛必須配反光背心？官方回應來了！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0">「闢謠」不要紮堆去窗口擠了，</text:span><text:span text:style-name="T11">3</text:span><text:span text:style-name="T12">月</text:span><text:span text:style-name="T11">1</text:span><text:span text:style-name="T12">日起非車主本人違章處理不了？是謠言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「闢謠」務川人注意啦！微信轉發可得手機話費？貴州省通信管理局：這是謠傳！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「闢謠」農村房改造，給每戶</text:span><text:span text:style-name="T8">5.5</text:span><text:span text:style-name="T7">萬元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「闢謠」劉明煒你的准考證又丟了！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0">「闢謠」有人在閑魚叫賣嬰兒</text:span><text:span text:style-name="T11">26</text:span><text:span text:style-name="T12">萬元帶走？實為</text:span><text:span text:style-name="T11">18</text:span><text:span text:style-name="T12">歲少女惡作劇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「闢謠」網傳“達拉特旗</text:span><text:span text:style-name="T8">2017</text:span><text:span text:style-name="T7">年幼升小和小升初片區劃分”系謠言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「闢謠」邢臺輪換限行尾號？假的！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0">「闢謠」醫保斷繳</text:span><text:span text:style-name="T11">3</text:span><text:span text:style-name="T12">個月清零、養老保險繳滿</text:span><text:span text:style-name="T11">15</text:span><text:span text:style-name="T12">年不用再繳……這都是謠言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「闢謠」飲水機會產生致癌物質？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「闢謠」刮痧拔罐是“死神的鐮刀”？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「闢謠」定興縣小仁村一農戶起火，實為線路起火，與氣代煤工程無關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「闢謠」所有交警明天出來大檢查，中衛交警有話說！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「闢謠」朋友圈熱傳“園林辦飛機撒藥治白蛾的通知”是假的！林業局權威回復在這裡～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「闢謠」駕照“銷分新規”來啦？南寧交警：系誤讀，不用紮堆排隊處理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「闢謠」駕照“銷分新規”瘋傳，權威解釋在這裡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「闢謠」駕照“銷分新規”瘋傳？權威說法來了！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0">「闢謠」臨沭違法停車罰款</text:span><text:span text:style-name="T11">100</text:span><text:span text:style-name="T12">元扣</text:span><text:span text:style-name="T11">2</text:span><text:span text:style-name="T12">分？假的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「闢謠」養老金上調？洋蔥治感冒？咖啡致癌？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「闢謠」養老保險繳滿</text:span><text:span text:style-name="T8">15</text:span><text:span text:style-name="T7">年不用再繳、失業直接就能領失業金……這都是謠言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0">「闢謠」養老保險繳滿</text:span><text:span text:style-name="T11">15</text:span><text:span text:style-name="T12">年就不用再繳？醫保中斷</text:span><text:span text:style-name="T11">3</text:span><text:span text:style-name="T12">個月會清零？真相來了 ……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0">「闢謠」理綜第</text:span><text:span text:style-name="T11">8</text:span><text:span text:style-name="T12">題出錯？滿分作文震撼</text:span><text:span text:style-name="T11">8</text:span><text:span text:style-name="T12">億人？禹州人別再轉了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「闢謠」湖南省</text:span><text:span text:style-name="T8">2018</text:span><text:span text:style-name="T7">年高考清華北大學生人數排名？假的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「闢謠貼」！</text:span><text:span text:style-name="T8">2018</text:span><text:span text:style-name="T7">國家公職人員喝酒開車可直接開除？！真相在這裡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「警方闢謠」雙流北收費站多輛汽車被淹？假的！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「警方闢謠」劉明煒同學的准考證又丟了？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「警方闢謠」前天，長和公路那起交通事故致多人死亡？真相在這裡！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0">「警示」“廣州</text:span><text:span text:style-name="T11">10</text:span><text:span text:style-name="T12">月</text:span><text:span text:style-name="T11">21</text:span><text:span text:style-name="T12">日外地車限行”是謠言！男子造謠被行拘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『白血病女童求父親』</text:span><text:span text:style-name="T8">1</text:span><text:span text:style-name="T7">歲女童被確診白血病，疑罪魁禍首就是它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0">【平安守護】【闢謠】</text:span><text:span text:style-name="T11">3</text:span><text:span text:style-name="T12">月</text:span><text:span text:style-name="T11">1</text:span><text:span text:style-name="T12">日起，駕照銷分有新規定真相！（擴散）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【正式闢謠！天貓雙</text:span><text:span text:style-name="T8">11</text:span><text:span text:style-name="T7">不停售，吃瓜群眾可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6">【關注】</text:span><text:span text:style-name="T19">4</text:span><text:span text:style-name="T18">月</text:span><text:span text:style-name="T19">1</text:span><text:span text:style-name="T18">日起實施“駕考新規”</text:span><text:span text:style-name="T19">?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【劉明煒的准考證丟了？ 謠言！請勿上當！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【成都身邊事】</text:span><text:span text:style-name="T8">MRSA</text:span><text:span text:style-name="T7">可防可控可治！川醫醫生闢謠“濫用抗生素說”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【網警提醒】網友造謠鄭州“放假</text:span><text:span text:style-name="T8">1</text:span><text:span text:style-name="T7">天”被採取強制措施。 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【網警闢謠】中央政策給農村危房改造每戶</text:span><text:span text:style-name="T8">55000</text:span><text:span text:style-name="T7">元？這是謠言！！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【網警闢謠】五年內退休人員養老金人均每月</text:span><text:span text:style-name="T8">6000</text:span><text:span text:style-name="T7">元，這是假的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【網警闢謠】今年起獨生子女將無法繼承父母房產？“標題黨”又在騙點擊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0">【男子造謠稱廣州</text:span><text:span text:style-name="T11">10</text:span><text:span text:style-name="T12">月</text:span><text:span text:style-name="T11">21</text:span><text:span text:style-name="T12">日外地車限行 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【阿裡巴巴陳亮闢謠：要真有</text:span><text:span text:style-name="T8">34</text:span><text:span text:style-name="T7">個億  直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【奇瑞官微闢謠：沒有“整體打包出售”計畫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【保監會：恢復保險代理人資格考試純屬謠言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【南昌大學校長在</text:span><text:span text:style-name="T8">B</text:span><text:span text:style-name="T7">站開帳號？周創兵闢謠：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【思語國際教育】換個城市考分就高？雅思謠言大揭秘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【真相】獨生子女將無法繼承父母房產？很多人在傳，到底怎麼回事？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0">【提醒】孝感還沒考駕照的人要哭了！</text:span><text:span text:style-name="T11">4</text:span><text:span text:style-name="T12">月</text:span><text:span text:style-name="T11">1</text:span><text:span text:style-name="T12">日起，駕考將有重大變化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【闢謠：</text:span><text:span text:style-name="T8">2017</text:span><text:span text:style-name="T7">新交規不存在 不想扣分快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9">【闢謠！天貓雙</text:span><text:span text:style-name="T8">11</text:span><text:span text:style-name="T7">不斷貨，請大家放心。】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【闢謠！南昌教育部門：成人高考不會取消，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0">【闢謠】人造板行業“</text:span><text:span text:style-name="T11">5</text:span><text:span text:style-name="T12">月</text:span><text:span text:style-name="T11">1</text:span><text:span text:style-name="T12">日前增值稅進項發票不認證就無法抵扣”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【闢謠】三月份又將有一波新流感？純屬誤傳！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【闢謠】開水沖蛋吃出白血病？危言聳聽！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【闢謠】什刹海景區今晚沒有元宵節燈會！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【闢謠】交警從明天開始大檢查，所有不在停車位停放的車輛一律罰款？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【闢謠】吉林樺甸市大檢查從明天開始，城內所有不在……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6">【闢謠】醫保斷繳</text:span><text:span text:style-name="T17">3</text:span><text:span text:style-name="T18">個月清零、養老保險繳滿</text:span><text:span text:style-name="T19">15</text:span><text:span text:style-name="T18">年不用再繳</text:span><text:span text:style-name="T19">....</text:span><text:span text:style-name="T18">這都是謠言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【闢謠】瑜伽傷害——與瑜伽無關，與人有關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@</text:span><text:span text:style-name="T4">天津人 “食物相克”假的！</text:span><text:span text:style-name="T5">315</text:span><text:span text:style-name="T4">晚會已經闢謠了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@</text:span><text:span text:style-name="T4">爸媽“食物相克”壓根不存在！央視</text:span><text:span text:style-name="T5">315</text:span><text:span text:style-name="T4">實力闢謠，揭秘顛覆性真相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#</text:span><text:span text:style-name="T4">文明行車</text:span><text:span text:style-name="T5">#</text:span><text:span text:style-name="T4">【新交規謠言勿輕信】新扣分細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#</text:span><text:span text:style-name="T4">在哪健身不是健身</text:span><text:span text:style-name="T5"># </text:span><text:span text:style-name="T4">專治療頸椎病腰間盤突出中藥泡酒喝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#</text:span><text:span text:style-name="T18">花式新吃法＃香蕉和苦瓜最減肥的做法</text:span><text:span text:style-name="T19">@</text:span><text:span text:style-name="T18">頭條美食 </text:span><text:span text:style-name="T19">@</text:span><text:span text:style-name="T18">楠哥說事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#</text:span><text:span text:style-name="T4">誰也擋不住你的微笑</text:span><text:span text:style-name="T5"># </text:span><text:span text:style-name="T4">專治療頸椎病腰間盤突出，中藥泡酒喝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#</text:span><text:span text:style-name="T4">萌了個萌</text:span><text:span text:style-name="T5"># </text:span><text:span text:style-name="T4">專治療頸椎病，腰間盤突出，中藥泡酒喝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#</text:span><text:span text:style-name="T4">闢謠</text:span><text:span text:style-name="T5">#</text:span><text:span text:style-name="T4">網傳北京副中心規劃出爐不實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6">✅這個</text:span><text:span text:style-name="T17">16</text:span><text:span text:style-name="T18">歲的姑娘刷屏了，</text:span><text:span text:style-name="T19">00</text:span><text:span text:style-name="T18">後諾亞大陸聯合創始人</text:span><text:span text:style-name="T19">CEO</text:span><text:span text:style-name="T18">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003</text:span><text:span text:style-name="T18">核動力航母已開建 排水量</text:span><text:span text:style-name="T19">11</text:span><text:span text:style-name="T18">萬噸載機</text:span><text:span text:style-name="T19">70</text:span><text:span text:style-name="T18">架 直接超越美國福特級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003</text:span><text:span text:style-name="T18">核動力航母開建？排水量</text:span><text:span text:style-name="T19">11</text:span><text:span text:style-name="T18">萬噸載機</text:span><text:span text:style-name="T19">70</text:span><text:span text:style-name="T18">架 超美國福特級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00</text:span><text:span text:style-name="T18">後</text:span><text:span text:style-name="T19">16</text:span><text:span text:style-name="T18">歲小女孩已成</text:span><text:span text:style-name="T19">CEO</text:span><text:span text:style-name="T18">，某節目時怒懟成年人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00</text:span><text:span text:style-name="T4">後</text:span><text:span text:style-name="T5">CEO</text:span><text:span text:style-name="T4">發言，紮心了老鐵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00</text:span><text:span text:style-name="T21">後</text:span><text:span text:style-name="T19">CEO</text:span><text:span text:style-name="T18">狂懟</text:span><text:span text:style-name="T19">90</text:span><text:span text:style-name="T18">後，現在是我們</text:span><text:span text:style-name="T19">00</text:span><text:span text:style-name="T18">後的天下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00</text:span><text:span text:style-name="T4">後</text:span><text:span text:style-name="T5">CEO</text:span><text:span text:style-name="T4">狂懟成年人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00</text:span><text:span text:style-name="T4">後</text:span><text:span text:style-name="T5">CEO</text:span><text:span text:style-name="T4">狂懟成年人 拿著基本工資打“農藥”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00</text:span><text:span text:style-name="T4">後</text:span><text:span text:style-name="T5">CEO</text:span><text:span text:style-name="T4">狂懟成年人“十年如一日”“靠著基本工資”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00</text:span><text:span text:style-name="T18">後</text:span><text:span text:style-name="T19">CEO</text:span><text:span text:style-name="T18">喻言：年紀不等於能力，不能把</text:span><text:span text:style-name="T19">00</text:span><text:span text:style-name="T18">後的認真當兒戲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00</text:span><text:span text:style-name="T4">後</text:span><text:span text:style-name="T5">CEO</text:span><text:span text:style-name="T4">喻言“口出狂言”劇情反轉，自曝都是按節目組安排說的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00</text:span><text:span text:style-name="T4">後</text:span><text:span text:style-name="T5">CEO</text:span><text:span text:style-name="T4">喻言太狂吐槽成年人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00</text:span><text:span text:style-name="T4">後</text:span><text:span text:style-name="T5">CEO</text:span><text:span text:style-name="T4">喻言吐槽成年人，拿著基本工資打著王者榮耀，媽的紮心了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00</text:span><text:span text:style-name="T4">後</text:span><text:span text:style-name="T5">CEO</text:span><text:span text:style-name="T4">喻言狂懟成年人平庸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00</text:span><text:span text:style-name="T4">後</text:span><text:span text:style-name="T5">CEO</text:span><text:span text:style-name="T4">喻言融資片段 最近又火起來了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00</text:span><text:span text:style-name="T4">後</text:span><text:span text:style-name="T5">CEO</text:span><text:span text:style-name="T4">霸氣演講，牛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00</text:span><text:span text:style-name="T21">後都已當</text:span><text:span text:style-name="T19">CEO</text:span><text:span text:style-name="T18">了？這位</text:span><text:span text:style-name="T19">16</text:span><text:span text:style-name="T18">歲</text:span><text:span text:style-name="T19">CEO</text:span><text:span text:style-name="T18">怒懟成年人：拿死工資還在打遊戲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100%</text:span><text:span text:style-name="T2">孕媽懷孕期間離不開的東西，造成孩子畸形，趕快遠離它吧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10000</text:span><text:span text:style-name="T2">多個專偷孩子摘器官的外地人”謠言再次來襲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1000</text:span><text:span text:style-name="T2">多人來德州，專門偷孩子、挖器官系謠言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100</text:span><text:span text:style-name="T2">萬十年後相當於現在的多少錢？答案你肯定想不到也不願接受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100</text:span><text:span text:style-name="T2">元騙孩子上車指路系謠言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100</text:span><text:span text:style-name="T2">年前光緒帝在北大的講話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100</text:span><text:span text:style-name="T18">位元外國音樂人現場演奏</text:span><text:span text:style-name="T19">86</text:span><text:span text:style-name="T18">《西遊記》主題曲，</text:span><text:span text:style-name="T19">5</text:span><text:span text:style-name="T18">萬人觀看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108</text:span><text:span text:style-name="T2">歲老人長壽秘訣：常吃它，高血壓心臟病繞道走，便宜又有效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10</text:span><text:span text:style-name="T2">萬人口特大鎮將升級為市，江蘇省如皋市哪些鎮有機會升級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10</text:span><text:span text:style-name="T2">萬人口特大鎮將升級為市！湖北哪些鎮可以升級？看有你家鄉沒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10</text:span><text:span text:style-name="T18">個比特幣能買</text:span><text:span text:style-name="T19">3000</text:span><text:span text:style-name="T18">萬</text:span><text:span text:style-name="T19">12306</text:span><text:span text:style-name="T18">帳號數據？中國鐵路已闢謠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10</text:span><text:span text:style-name="T2">大致癌食物黑名單我們還能吃什麼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10</text:span><text:span text:style-name="T21">月</text:span><text:span text:style-name="T19">15</text:span><text:span text:style-name="T18">日起，全國地區大卡車將統一限重</text:span><text:span text:style-name="T19">31</text:span><text:span text:style-name="T18">噸！超載最高可罰款</text:span><text:span text:style-name="T19">3</text:span><text:span text:style-name="T18">萬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10</text:span><text:span text:style-name="T21">月</text:span><text:span text:style-name="T19">15</text:span><text:span text:style-name="T18">號起：駕駛證替人銷分新規已全面實施，被查住扣</text:span><text:span text:style-name="T19">12</text:span><text:span text:style-name="T18">分罰</text:span><text:span text:style-name="T19">5000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10</text:span><text:span text:style-name="T21">月</text:span><text:span text:style-name="T19">16</text:span><text:span text:style-name="T18">號起：駕駛證替人銷分新規已全面實施，被查住扣</text:span><text:span text:style-name="T19">12</text:span><text:span text:style-name="T18">分罰</text:span><text:span text:style-name="T19">5000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10</text:span><text:span text:style-name="T21">月</text:span><text:span text:style-name="T19">17</text:span><text:span text:style-name="T18">號起：駕駛證替人銷分懲罰已全面實施，被查住扣</text:span><text:span text:style-name="T19">12</text:span><text:span text:style-name="T18">分罰</text:span><text:span text:style-name="T19">5000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0</text:span><text:span text:style-name="T4">月</text:span><text:span text:style-name="T5">1</text:span><text:span text:style-name="T4">日後，農民進城擺攤合法化，再也不用受城管的窩囊氣了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0</text:span><text:span text:style-name="T4">月</text:span><text:span text:style-name="T5">1</text:span><text:span text:style-name="T4">日起，農民進城擺攤合法化，不再屬於無證經營了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0</text:span><text:span text:style-name="T4">月</text:span><text:span text:style-name="T5">1</text:span><text:span text:style-name="T4">日起：駕駛證“替人銷分”新規將正式執行，以後開車要注意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10</text:span><text:span text:style-name="T21">月</text:span><text:span text:style-name="T19">1</text:span><text:span text:style-name="T18">日新規出臺後</text:span><text:span text:style-name="T19">,</text:span><text:span text:style-name="T18">駕駛證代扣分已經行不通了</text:span><text:span text:style-name="T19">!_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0</text:span><text:span text:style-name="T4">月</text:span><text:span text:style-name="T5">1</text:span><text:span text:style-name="T4">號起，農村退伍軍人高額補貼來了，如何申請老年生活補助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0</text:span><text:span text:style-name="T4">月</text:span><text:span text:style-name="T5">1</text:span><text:span text:style-name="T4">號起：這 種東西切記不要放車內，被交警發現將罰款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0</text:span><text:span text:style-name="T4">月</text:span><text:span text:style-name="T5">6</text:span><text:span text:style-name="T4">日起，駕駛證“替人消分”新規將正式執行，以後開車要注意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0</text:span><text:span text:style-name="T4">月起車內放“</text:span><text:span text:style-name="T5">5</text:span><text:span text:style-name="T4">種東西”會被扣分罰款？交警：純屬謠言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6">10</text:span><text:span text:style-name="T7">月起農民進城擺攤售農產品合法化，不再屬於無證經營了</text:span><text:span text:style-name="T8">!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10</text:span><text:span text:style-name="T2">歲兒子腹痛，父母竟用蜈蚣、蠍子以毒攻毒，醫生搶救無力回天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10</text:span><text:span text:style-name="T2">歲男孩吃辣條導致肝衰竭，可自家娃也愛吃，怎麼辦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0</text:span><text:span text:style-name="T4">年之後，</text:span><text:span text:style-name="T5">1</text:span><text:span text:style-name="T4">萬元等於現在多少錢？說出來你都不敢相信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10</text:span><text:span text:style-name="T2">年後，一百萬元等於現在的多少錢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10</text:span><text:span text:style-name="T2">年後，十萬人民幣相當於現在多少錢？不看不知道，一看嚇一跳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0</text:span><text:span text:style-name="T4">年後！</text:span><text:span text:style-name="T5">100</text:span><text:span text:style-name="T4">萬人民幣會貶值成多少錢？看完後還是趕緊投資吧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0</text:span><text:span text:style-name="T4">年後</text:span><text:span text:style-name="T5">1</text:span><text:span text:style-name="T4">萬元相當於現在多少錢？太可怕了！說出來你都不敢信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0</text:span><text:span text:style-name="T4">年後的</text:span><text:span text:style-name="T5">100</text:span><text:span text:style-name="T4">萬，會值多少錢？說出來估計你都不敢相信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0</text:span><text:span text:style-name="T4">年後的</text:span><text:span text:style-name="T5">1</text:span><text:span text:style-name="T4">萬元相當於現在的多少錢？說出來你都不敢相信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10</text:span><text:span text:style-name="T2">年後的一萬元，相當於現在的多少錢？看完視頻後心情複雜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0</text:span><text:span text:style-name="T4">年高血壓，一古方，治一好一個，</text:span><text:span text:style-name="T5">1</text:span><text:span text:style-name="T4">月後血壓穩降，請存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0</text:span><text:span text:style-name="T4">年高血壓，張仲景一古方，治一好一個，</text:span><text:span text:style-name="T5">1</text:span><text:span text:style-name="T4">月後血壓穩降，請存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10</text:span><text:span text:style-name="T18">年高血壓！</text:span><text:span text:style-name="T19">1</text:span><text:span text:style-name="T18">個鵝蛋</text:span><text:span text:style-name="T19">2</text:span><text:span text:style-name="T18">粒花椒，一周就見效，一試一個准，為家人存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10</text:span><text:span text:style-name="T18">年高血壓！</text:span><text:span text:style-name="T19">1</text:span><text:span text:style-name="T18">個鵝蛋</text:span><text:span text:style-name="T19">2</text:span><text:span text:style-name="T18">粒花椒，就了斷，用幾個好幾個，為家人收藏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10</text:span><text:span text:style-name="T2">年售樓小姐透露，買房千萬不要買高層，看完恍然大悟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11</text:span><text:span text:style-name="T18">月</text:span><text:span text:style-name="T19">19</text:span><text:span text:style-name="T18">號起：汽車全新“年審”新規實行，首次取消</text:span><text:span text:style-name="T19">5</text:span><text:span text:style-name="T18">個收費專案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11</text:span><text:span text:style-name="T18">月</text:span><text:span text:style-name="T19">1</text:span><text:span text:style-name="T18">日起：汽車年審新規施行，將取消</text:span><text:span text:style-name="T19">5</text:span><text:span text:style-name="T18">個收費專案！車主互相告知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11</text:span><text:span text:style-name="T18">月</text:span><text:span text:style-name="T19">22</text:span><text:span text:style-name="T18">日起：汽車年審新規執行，將取消</text:span><text:span text:style-name="T19">5</text:span><text:span text:style-name="T18">個收費專案，車主注意了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11</text:span><text:span text:style-name="T18">月</text:span><text:span text:style-name="T19">24</text:span><text:span text:style-name="T18">號剖腹產</text:span><text:span text:style-name="T19">7.1</text:span><text:span text:style-name="T18">斤男寶寶，忍痛來給大家分享男寶症狀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2">11</text:span><text:span text:style-name="T23">月</text:span><text:span text:style-name="T24">29</text:span><text:span text:style-name="T23">號</text:span><text:span text:style-name="T25">(</text:span><text:span text:style-name="T23">星期一</text:span><text:span text:style-name="T25">),</text:span><text:span text:style-name="T23">在你月曆上標示一下</text:span><text:span text:style-name="T25">,</text:span><text:span text:style-name="T23">晚上你可以看到兩個月亮</text:span><text:span text:style-name="T25">!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11</text:span><text:span text:style-name="T2">月農民工工資上調、農村養老金上漲、五保供養補貼增加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11</text:span><text:span text:style-name="T2">月起，農民工工資上調，五保供養補貼增加，農村養老金上漲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11</text:span><text:span text:style-name="T2">月起，農民工工資上調，農村養老金上漲，五保供養補貼增加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1</text:span><text:span text:style-name="T4">月起，獨生子女將無法繼承父母房產？</text:span><text:span text:style-name="T5">99%</text:span><text:span text:style-name="T4">的人不知道……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1</text:span><text:span text:style-name="T4">月起：汽車年審新規施行，將取消</text:span><text:span text:style-name="T5">5</text:span><text:span text:style-name="T4">個收費專案！望互相通知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11</text:span><text:span text:style-name="T2">月起銀行取消還款寬限期？央行征信中心闢謠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120</text:span><text:span text:style-name="T2">億計畫泡湯，馬雲這次不得不聽話，支付寶被迫關閉螞蟻借唄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20</text:span><text:span text:style-name="T4">歲老人的長壽秘訣，只用</text:span><text:span text:style-name="T5">5</text:span><text:span text:style-name="T4">分鐘，人人都能做到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12306</text:span><text:span text:style-name="T2">使用者資料外泄：鐵路總公司深夜闢謠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12306</text:span><text:span text:style-name="T2">網站發生使用者資訊洩漏？中國鐵總闢謠了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12306</text:span><text:span text:style-name="T2">官網使用者資訊資料洩漏？中國鐵路總公司：謠言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25</text:span><text:span text:style-name="T4">歲老人的長壽秘訣，只用</text:span><text:span text:style-name="T5">5</text:span><text:span text:style-name="T4">分鐘，人人都能做，還遠離心臟病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2</text:span><text:span text:style-name="T4">萬要買國產</text:span><text:span text:style-name="T5">SUV</text:span><text:span text:style-name="T4">？選這幾量絕對沒差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12</text:span><text:span text:style-name="T21">月</text:span><text:span text:style-name="T19">1</text:span><text:span text:style-name="T18">日開始，部分農村地區實行</text:span><text:span text:style-name="T19">15</text:span><text:span text:style-name="T18">年免費教育，取消</text:span><text:span text:style-name="T19">9</text:span><text:span text:style-name="T18">年義務教育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12</text:span><text:span text:style-name="T21">月</text:span><text:span text:style-name="T19">1</text:span><text:span text:style-name="T18">日開始，部分農村地區將取消</text:span><text:span text:style-name="T19">9</text:span><text:span text:style-name="T18">年義務教育，實行</text:span><text:span text:style-name="T19">15</text:span><text:span text:style-name="T18">年免費教育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12</text:span><text:span text:style-name="T21">月</text:span><text:span text:style-name="T19">1</text:span><text:span text:style-name="T18">日起，將取消</text:span><text:span text:style-name="T19">9</text:span><text:span text:style-name="T18">年義務教育，實行</text:span><text:span text:style-name="T19">15</text:span><text:span text:style-name="T18">年免費教育，幼稚園都免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12</text:span><text:span text:style-name="T21">月</text:span><text:span text:style-name="T19">1</text:span><text:span text:style-name="T18">日起，將取消</text:span><text:span text:style-name="T19">9</text:span><text:span text:style-name="T18">年義務教育，實行</text:span><text:span text:style-name="T19">15</text:span><text:span text:style-name="T18">年免費教育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12</text:span><text:span text:style-name="T21">月</text:span><text:span text:style-name="T19">1</text:span><text:span text:style-name="T18">日起，部分農村地區，實行</text:span><text:span text:style-name="T19">15</text:span><text:span text:style-name="T18">年免費教育，取消</text:span><text:span text:style-name="T19">9</text:span><text:span text:style-name="T18">年義務教育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12</text:span><text:span text:style-name="T21">月</text:span><text:span text:style-name="T19">1</text:span><text:span text:style-name="T18">日起，部分農村地區，將取消</text:span><text:span text:style-name="T19">9</text:span><text:span text:style-name="T18">年義務教育，實行</text:span><text:span text:style-name="T19">15</text:span><text:span text:style-name="T18">年免費教育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2</text:span><text:span text:style-name="T4">月</text:span><text:span text:style-name="T5">1</text:span><text:span text:style-name="T4">日起，部分農村地區，將取消義務教育，實行免費教育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12</text:span><text:span text:style-name="T21">月</text:span><text:span text:style-name="T19">1</text:span><text:span text:style-name="T18">日起，部分農村地區，將實行</text:span><text:span text:style-name="T19">15</text:span><text:span text:style-name="T18">年免費教育！取消</text:span><text:span text:style-name="T19">9</text:span><text:span text:style-name="T18">年義務教育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12</text:span><text:span text:style-name="T18">月</text:span><text:span text:style-name="T19">1</text:span><text:span text:style-name="T18">日起石獅農民可免交新農合？謠言！</text:span><text:span text:style-name="T19">5</text:span><text:span text:style-name="T18">類人可減免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2</text:span><text:span text:style-name="T4">月</text:span><text:span text:style-name="T5">2</text:span><text:span text:style-name="T4">號順產寶貝兒子，分享懷男症狀，順產過程，育兒經驗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12</text:span><text:span text:style-name="T18">月起，部分農村地區，將取消</text:span><text:span text:style-name="T19">9</text:span><text:span text:style-name="T18">年義務教育，實行</text:span><text:span text:style-name="T19">15</text:span><text:span text:style-name="T18">年免費教育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12</text:span><text:span text:style-name="T2">歲以上兒童必須用身份證乘機？謠言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12</text:span><text:span text:style-name="T2">歲以上兒童坐飛機必須要辦身份證？這條謠言又來了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12</text:span><text:span text:style-name="T2">歲多多為何眼神越來越憂鬱，黃磊自爆已開始擔心他的早戀問題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12</text:span><text:span text:style-name="T2">歲多多眼神為何越來越憂鬱，黃磊自曝已經開始擔心她早戀問題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12</text:span><text:span text:style-name="T2">歲多多眼神為何越來越憂鬱，黃磊自曝已經開始擔心她的早戀問題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12</text:span><text:span text:style-name="T2">歲的多多神情越發憂鬱，黃磊開始擔心她早戀的問題了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12</text:span><text:span text:style-name="T2">年義務教育？前幾天不是闢謠了麼～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12</text:span><text:span text:style-name="T2">種“最骯髒果蔬”出爐 吃這些果蔬要注意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130</text:span><text:span text:style-name="T2">斤胖妹用了這個方法，七天減掉十斤，一個月輕鬆甩掉大肚腩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38</text:span><text:span text:style-name="T4">斤減到</text:span><text:span text:style-name="T5">95</text:span><text:span text:style-name="T4">斤，只需飯後喝一杯，排出體內油脂，體重唰唰掉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3</text:span><text:span text:style-name="T4">天讓你瘦</text:span><text:span text:style-name="T5">20</text:span><text:span text:style-name="T4">斤，這家店鋪讓你靠吃就可以變成個瘦子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3</text:span><text:span text:style-name="T4">歲“小夫婦”結婚 官方闢謠：雙方都</text:span><text:span text:style-name="T5">16</text:span><text:span text:style-name="T4">歲未登記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13</text:span><text:span text:style-name="T2">歲小夫妻結婚 早婚早育的危害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13</text:span><text:span text:style-name="T2">歲女孩結婚生子，被淪為生孩子的工具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13</text:span><text:span text:style-name="T2">歲少年與挺肚子新娘結婚 網友：單身狗傷不起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13</text:span><text:span text:style-name="T2">歲就結婚，南非的一起訴訟讓他走上國家聖父之路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13</text:span><text:span text:style-name="T2">歲就結婚生子，三十出頭的奶奶親自給孫兒餵奶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13</text:span><text:span text:style-name="T2">年的糖尿病，只用了一種花，血糖只降不升，家有糖尿病的快存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140</text:span><text:span text:style-name="T2">斤的我，就是這樣不節食不運動，沒有任何不良反應，就這樣瘦的，你想瘦嗎？和你分享我的方法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41</text:span><text:span text:style-name="T4">斤減到</text:span><text:span text:style-name="T5">87</text:span><text:span text:style-name="T4">斤，堅持每天喝一杯，簡單易學，快來瞭解一下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42</text:span><text:span text:style-name="T4">斤減到</text:span><text:span text:style-name="T5">101</text:span><text:span text:style-name="T4">斤，睡前喝一杯，減肥效果翻倍，體重迅速往下掉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43</text:span><text:span text:style-name="T4">斤減到</text:span><text:span text:style-name="T5">93</text:span><text:span text:style-name="T4">斤，飯後喝一杯，減肥不再是難事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45</text:span><text:span text:style-name="T4">斤瘦到</text:span><text:span text:style-name="T5">110</text:span><text:span text:style-name="T4">斤，大媽秘制雞肉飯美味又減肥，不節食，倆月瘦小腹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45</text:span><text:span text:style-name="T4">斤瘦到</text:span><text:span text:style-name="T5">99</text:span><text:span text:style-name="T4">斤，中醫大師為女兒特製減肥秘方，只需這四物煮水喝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46</text:span><text:span text:style-name="T4">斤減到</text:span><text:span text:style-name="T5">103</text:span><text:span text:style-name="T4">斤，抓幾味中藥煎水喝，祛濕降脂，減掉大肚子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46</text:span><text:span text:style-name="T4">斤減到</text:span><text:span text:style-name="T5">95</text:span><text:span text:style-name="T4">斤，只要這五煮水喝，輕鬆消脂肪，體內油脂全掃光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147</text:span><text:span text:style-name="T18">斤減到</text:span><text:span text:style-name="T19">92</text:span><text:span text:style-name="T18">斤，只需飯後減肥</text:span><text:span text:style-name="T19">1</text:span><text:span text:style-name="T18">晚茶，堅持胖子變瘦子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48</text:span><text:span text:style-name="T4">斤減到</text:span><text:span text:style-name="T5">108</text:span><text:span text:style-name="T4">斤，睡前喝一杯，大肚腩消失不見，快來瞭解一下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14</text:span><text:span text:style-name="T2">歲天才少年打球，這技術，你給多少分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14</text:span><text:span text:style-name="T2">歲少年錄取麻省理工？你可能搞錯了名字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14</text:span><text:span text:style-name="T2">歲少年被麻省理工錄取？我們還要被“牛孩”的謊言傷害多久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14</text:span><text:span text:style-name="T21">歲創業，</text:span><text:span text:style-name="T19">16</text:span><text:span text:style-name="T18">歲成為諾亞大陸的</text:span><text:span text:style-name="T19">CEO,</text:span><text:span text:style-name="T18">公司市值</text:span><text:span text:style-name="T19">1250</text:span><text:span text:style-name="T18">萬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2">14</text:span><text:span text:style-name="T26">歲創業，</text:span><text:span text:style-name="T24">16</text:span><text:span text:style-name="T23">歲獲得</text:span><text:span text:style-name="T25">1250</text:span><text:span text:style-name="T23">萬的融資，</text:span><text:span text:style-name="T25">00</text:span><text:span text:style-name="T23">後小姑娘都當</text:span><text:span text:style-name="T25">ceo</text:span><text:span text:style-name="T23">了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14</text:span><text:span text:style-name="T2">歲的天才籃球少年，極致表現彰顯過人天賦，下位喬丹接班人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14</text:span><text:span text:style-name="T2">歲神童與麻省理工簽約？都被騙了！清華等名校連續闢謠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50</text:span><text:span text:style-name="T4">斤減到</text:span><text:span text:style-name="T5">110</text:span><text:span text:style-name="T4">斤，這幾味藥泡著喝一天三四次，半年腰腹什麼都瘦了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50</text:span><text:span text:style-name="T4">斤減到</text:span><text:span text:style-name="T5">95</text:span><text:span text:style-name="T4">斤，兩種中藥煮水喝，輕鬆消脂減肚子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152</text:span><text:span text:style-name="T18">斤減到</text:span><text:span text:style-name="T19">127</text:span><text:span text:style-name="T18">，自製減肥飲，飯後喝</text:span><text:span text:style-name="T19">3</text:span><text:span text:style-name="T18">口，快來瞭解一下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55</text:span><text:span text:style-name="T4">斤減到</text:span><text:span text:style-name="T5">107</text:span><text:span text:style-name="T4">斤，這兩物一起泡水，刮油排毒，輕鬆告別肥胖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55</text:span><text:span text:style-name="T4">斤減到</text:span><text:span text:style-name="T5">95</text:span><text:span text:style-name="T4">斤，睡前喝一杯，刮油減肥，水桶腰迅速消失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57</text:span><text:span text:style-name="T4">斤減到</text:span><text:span text:style-name="T5">99</text:span><text:span text:style-name="T4">斤，睡前喝杯茶，肚子上的脂肪掃光光，體重唰唰掉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58</text:span><text:span text:style-name="T4">斤減到</text:span><text:span text:style-name="T5">95</text:span><text:span text:style-name="T4">斤，睡前喝一杯，燃脂刮油，減掉腹部贅肉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58</text:span><text:span text:style-name="T4">斤減到</text:span><text:span text:style-name="T5">98</text:span><text:span text:style-name="T4">，睡前喝一杯，清空體內油脂，幫你迅速減重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58</text:span><text:span text:style-name="T4">斤減到</text:span><text:span text:style-name="T5">98</text:span><text:span text:style-name="T4">斤，早起喝一杯，大肚腩消失不見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58</text:span><text:span text:style-name="T4">斤減到</text:span><text:span text:style-name="T5">98</text:span><text:span text:style-name="T4">斤，抓兩味中藥煮水喝，每晚一杯，水桶腰迅速消失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58</text:span><text:span text:style-name="T4">斤減到</text:span><text:span text:style-name="T5">98</text:span><text:span text:style-name="T4">斤，每天喝一杯，肚上的脂肪掃光光，體重唰唰掉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58</text:span><text:span text:style-name="T4">斤減到</text:span><text:span text:style-name="T5">98</text:span><text:span text:style-name="T4">斤，這兩物一起泡，飯後喝一杯，水桶腰迅速消失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58</text:span><text:span text:style-name="T4">斤減到</text:span><text:span text:style-name="T5">98</text:span><text:span text:style-name="T4">斤，睡前喝一杯，大肚腩消失不見，快來瞭解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58</text:span><text:span text:style-name="T4">斤減到</text:span><text:span text:style-name="T5">98</text:span><text:span text:style-name="T4">斤，睡前喝一杯，大肚腩消失不見，快來瞭解一下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58</text:span><text:span text:style-name="T4">斤減到</text:span><text:span text:style-name="T5">98</text:span><text:span text:style-name="T4">斤，睡前喝一杯，大肚腩消失不見，減肥不再困難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58</text:span><text:span text:style-name="T4">斤減到</text:span><text:span text:style-name="T5">98</text:span><text:span text:style-name="T4">斤，睡前喝一杯，肚子上的肥肉掉光光，學會的都瘦了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58</text:span><text:span text:style-name="T4">斤減到</text:span><text:span text:style-name="T5">98</text:span><text:span text:style-name="T4">斤，睡醒喝一杯，大肚腩消失不見，快來瞭解一下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58</text:span><text:span text:style-name="T4">減到</text:span><text:span text:style-name="T5">93</text:span><text:span text:style-name="T4">斤，只喝一杯清茶，還能潤腸通便降壓降脂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58</text:span><text:span text:style-name="T4">減到</text:span><text:span text:style-name="T5">93</text:span><text:span text:style-name="T4">斤，每天喝一杯清茶，肚子上的脂肪掃光光，體重唰唰掉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59</text:span><text:span text:style-name="T4">斤減到</text:span><text:span text:style-name="T5">105</text:span><text:span text:style-name="T4">斤，飯前喝一杯，減肥效果顯著，狂甩腰上贅肉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15</text:span><text:span text:style-name="T2">萬不到，最具賽車基因轎車大盤點，最後一款再不買或將停產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15</text:span><text:span text:style-name="T2">萬買不來賓士寶馬，卻能買來“路虎極光”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15</text:span><text:span text:style-name="T2">個你不敢相信但真實存在的怪異動物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15</text:span><text:span text:style-name="T2">個真實存在的女巫被拍到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15</text:span><text:span text:style-name="T2">個真實存在的女巫被拍到 神秘法術騎著掃把飛行的魔女並非虛構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15</text:span><text:span text:style-name="T2">個真實存在的可怕生物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5</text:span><text:span text:style-name="T4">個真實存在的可怕生物</text:span><text:span text:style-name="T5">_</text:span><text:span text:style-name="T4">高清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15</text:span><text:span text:style-name="T2">個真實存在的美人魚被拍到，看完還是難以相信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5</text:span><text:span text:style-name="T4">日至</text:span><text:span text:style-name="T5">25</text:span><text:span text:style-name="T4">日室外不能曬被？德州市林業局闢謠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5</text:span><text:span text:style-name="T4">年的高血壓，張仲景一古方，治一個降一個，</text:span><text:span text:style-name="T5">1</text:span><text:span text:style-name="T4">月血壓猛降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15</text:span><text:span text:style-name="T2">年前失蹤女兒被找到 已變殘在街頭乞討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15</text:span><text:span text:style-name="T2">年前失蹤女孩 如今四肢殘疾賣唱乞討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15</text:span><text:span text:style-name="T2">款抑癌蔬菜排行！還不快快收藏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60</text:span><text:span text:style-name="T4">斤減到</text:span><text:span text:style-name="T5">103</text:span><text:span text:style-name="T4">斤，睡前喝一杯，刮油排毒，輕鬆告別肥胖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61</text:span><text:span text:style-name="T4">斤減到</text:span><text:span text:style-name="T5">107</text:span><text:span text:style-name="T4">斤，自製瘦身茶，飯前喝兩口，快速消掉小肚子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61</text:span><text:span text:style-name="T4">斤減到</text:span><text:span text:style-name="T5">110</text:span><text:span text:style-name="T4">斤，只用一杯減肥優酪乳，飯後喝一杯，輕鬆告別肥胖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61</text:span><text:span text:style-name="T4">斤減到</text:span><text:span text:style-name="T5">94</text:span><text:span text:style-name="T4">斤，睡前喝一杯，肚子上的脂肪掃光光，輕鬆減重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62</text:span><text:span text:style-name="T4">斤減到</text:span><text:span text:style-name="T5">96</text:span><text:span text:style-name="T4">，自製荷葉瘦身茶，睡前喝兩口，快速消掉小肚子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62</text:span><text:span text:style-name="T4">斤減到</text:span><text:span text:style-name="T5">96</text:span><text:span text:style-name="T4">，自製瘦身茶，飯前喝兩口，快速消掉小肚子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62</text:span><text:span text:style-name="T4">斤減到</text:span><text:span text:style-name="T5">96</text:span><text:span text:style-name="T4">，自製瘦身茶，睡前一杯，減肥就這麼簡單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62</text:span><text:span text:style-name="T4">斤減到</text:span><text:span text:style-name="T5">96</text:span><text:span text:style-name="T4">，自製瘦身茶，睡前來兩口，幫你迅速減重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62</text:span><text:span text:style-name="T4">斤減到</text:span><text:span text:style-name="T5">96</text:span><text:span text:style-name="T4">，自製瘦身茶，睡前來兩口，趕緊來瞭解一下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62</text:span><text:span text:style-name="T4">斤減到</text:span><text:span text:style-name="T5">96</text:span><text:span text:style-name="T4">，自製瘦身茶，睡前喝兩口，快速消掉小肚子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62</text:span><text:span text:style-name="T4">斤減到</text:span><text:span text:style-name="T5">96</text:span><text:span text:style-name="T4">，自製瘦身茶，睡前喝兩口，狂甩腰上贅肉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62</text:span><text:span text:style-name="T4">斤減到</text:span><text:span text:style-name="T5">96</text:span><text:span text:style-name="T4">，自製瘦身茶，睡前喝兩口，消掉腰部多餘脂肪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62</text:span><text:span text:style-name="T4">斤減到</text:span><text:span text:style-name="T5">96</text:span><text:span text:style-name="T4">斤，自製瘦身配方，睡前來幾口，趕緊來瞭解一下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64</text:span><text:span text:style-name="T4">斤減到</text:span><text:span text:style-name="T5">95</text:span><text:span text:style-name="T4">斤，阿姨教你這樣喝，刮油燃脂，甩掉大肚腩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65</text:span><text:span text:style-name="T4">斤減到</text:span><text:span text:style-name="T5">91</text:span><text:span text:style-name="T4">斤，睡前喝一杯，刮油排毒，水桶腰迅速消失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65</text:span><text:span text:style-name="T4">斤減到</text:span><text:span text:style-name="T5">91</text:span><text:span text:style-name="T4">斤，睡前喝一杯，降脂減肥，水桶腰迅速消失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65</text:span><text:span text:style-name="T4">減到</text:span><text:span text:style-name="T5">105</text:span><text:span text:style-name="T4">斤，睡前喝兩口，消脂刮油瘦小腹，減肥好簡單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66</text:span><text:span text:style-name="T4">減到</text:span><text:span text:style-name="T5">110</text:span><text:span text:style-name="T4">斤，只用一杯黃金瘦身液，飯後喝一杯，肥肉一掃光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66</text:span><text:span text:style-name="T4">減到</text:span><text:span text:style-name="T5">110</text:span><text:span text:style-name="T4">斤，早起喝一杯，肚子上的肥肉掉光光，減肥就這麼簡單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66</text:span><text:span text:style-name="T4">減到</text:span><text:span text:style-name="T5">91</text:span><text:span text:style-name="T4">斤，堅持用這兩物泡水喝每晚一杯，水桶腰迅速消失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66</text:span><text:span text:style-name="T4">減到</text:span><text:span text:style-name="T5">91</text:span><text:span text:style-name="T4">斤，睡前喝一杯，減肥效果翻倍，水桶腰迅速消失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68</text:span><text:span text:style-name="T4">斤減到</text:span><text:span text:style-name="T5">96</text:span><text:span text:style-name="T4">，自製瘦身茶，睡前煮一碗，肚子上的贅肉悄悄不見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68</text:span><text:span text:style-name="T4">斤減到</text:span><text:span text:style-name="T5">97</text:span><text:span text:style-name="T4">斤，每天一碗神奇減肥茶，速效減肥不傷身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69</text:span><text:span text:style-name="T4">斤減到</text:span><text:span text:style-name="T5">103</text:span><text:span text:style-name="T4">斤，堅持每天喝一杯，刮油消脂瘦全身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69</text:span><text:span text:style-name="T4">斤減到</text:span><text:span text:style-name="T5">106</text:span><text:span text:style-name="T4">斤，睡前喝一杯，肚子上的脂肪掃光光，輕鬆告別肥胖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69</text:span><text:span text:style-name="T4">斤減到</text:span><text:span text:style-name="T5">98</text:span><text:span text:style-name="T4">斤，專家教你這樣喝，刮油排毒，體內脂肪掃光光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69</text:span><text:span text:style-name="T4">斤瘦到</text:span><text:span text:style-name="T5">109</text:span><text:span text:style-name="T4">斤，中醫減肥秘訣，這四物煮水喝，學會的都瘦了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16</text:span><text:span text:style-name="T18">歲</text:span><text:span text:style-name="T19">00</text:span><text:span text:style-name="T18">後</text:span><text:span text:style-name="T19">CEO</text:span><text:span text:style-name="T18">火爆朋友圈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16</text:span><text:span text:style-name="T18">歲</text:span><text:span text:style-name="T19">00</text:span><text:span text:style-name="T18">後</text:span><text:span text:style-name="T19">CEO</text:span><text:span text:style-name="T18">吐槽成年人拿著基本工資，過著十年如一日生活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2">16</text:span><text:span text:style-name="T23">歲</text:span><text:span text:style-name="T24">00</text:span><text:span text:style-name="T23">後</text:span><text:span text:style-name="T25">CEO</text:span><text:span text:style-name="T23">年賺千萬的激情分享</text:span><text:span text:style-name="T25">[</text:span><text:span text:style-name="T23">玫瑰</text:span><text:span text:style-name="T25">][</text:span><text:span text:style-name="T23">玫瑰</text:span><text:span text:style-name="T25">]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16</text:span><text:span text:style-name="T18">歲</text:span><text:span text:style-name="T19">00</text:span><text:span text:style-name="T18">後職位</text:span><text:span text:style-name="T19">CEO</text:span><text:span text:style-name="T18">，年薪上百萬，瘋狂吐槽成年人：還只知道打遊戲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16</text:span><text:span text:style-name="T18">歲</text:span><text:span text:style-name="T19">CEO</text:span><text:span text:style-name="T18">，資產</text:span><text:span text:style-name="T19">1250</text:span><text:span text:style-name="T18">萬，紮肺了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16</text:span><text:span text:style-name="T18">歲</text:span><text:span text:style-name="T19">CEO</text:span><text:span text:style-name="T18">把公司市值做到了</text:span><text:span text:style-name="T19">1250</text:span><text:span text:style-name="T18">萬，看看她怎麼做到的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6">16</text:span><text:span text:style-name="T7">歲的</text:span><text:span text:style-name="T8">CEO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6</text:span><text:span text:style-name="T4">歲的</text:span><text:span text:style-name="T5">CEO</text:span><text:span text:style-name="T4">，太牛了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6</text:span><text:span text:style-name="T4">歲的聯合創始人</text:span><text:span text:style-name="T5">and CEO </text:span><text:span text:style-name="T4">牛了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6">16</text:span><text:span text:style-name="T7">歲做</text:span><text:span text:style-name="T8">ceo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16</text:span><text:span text:style-name="T18">歲蘿莉</text:span><text:span text:style-name="T19">CEO</text:span><text:span text:style-name="T18">橫空出世看呆撒貝南！這一代的</text:span><text:span text:style-name="T19">00</text:span><text:span text:style-name="T18">後都怎麼了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6</text:span><text:span text:style-name="T4">年你錯過了瀘天化，柘中股份，</text:span><text:span text:style-name="T5">17</text:span><text:span text:style-name="T4">年那麼就不要錯過這只妖股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16</text:span><text:span text:style-name="T2">年的糖尿病，只用了一種花，血糖只降不升，家有糖尿病的快存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6</text:span><text:span text:style-name="T4">枚古錢幣價值</text:span><text:span text:style-name="T5">20</text:span><text:span text:style-name="T4">萬，農村大爺竟挖出半噸無法估價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170</text:span><text:span text:style-name="T18">斤減到</text:span><text:span text:style-name="T19">106</text:span><text:span text:style-name="T18">斤，一捆香菜這樣喝，堪比運動</text:span><text:span text:style-name="T19">2</text:span><text:span text:style-name="T18">小時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70</text:span><text:span text:style-name="T4">斤減到</text:span><text:span text:style-name="T5">106</text:span><text:span text:style-name="T4">斤，只需三個月，每天堅持喝一杯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70</text:span><text:span text:style-name="T4">斤減到</text:span><text:span text:style-name="T5">106</text:span><text:span text:style-name="T4">斤，兩個蘋果這樣喝，減肥不再是難事，腰都細了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70</text:span><text:span text:style-name="T4">斤減到</text:span><text:span text:style-name="T5">106</text:span><text:span text:style-name="T4">斤，睡前喝一杯，大肚腩消失不見，減肥不再是難事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70</text:span><text:span text:style-name="T4">斤減到</text:span><text:span text:style-name="T5">98</text:span><text:span text:style-name="T4">斤，這兩物熬水喝，刮油排毒，減肥就這麼簡單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70</text:span><text:span text:style-name="T4">斤減到</text:span><text:span text:style-name="T5">98</text:span><text:span text:style-name="T4">斤，睡前喝一杯，刮油排毒，快來瞭解一下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71</text:span><text:span text:style-name="T4">斤減到</text:span><text:span text:style-name="T5">101</text:span><text:span text:style-name="T4">斤，專家教你這樣喝，身上的脂肪掉光光，減肥不求人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71</text:span><text:span text:style-name="T4">斤減到</text:span><text:span text:style-name="T5">101</text:span><text:span text:style-name="T4">斤，專家教你這樣喝，刮油排毒，快來瞭解一下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71</text:span><text:span text:style-name="T4">斤減到</text:span><text:span text:style-name="T5">101</text:span><text:span text:style-name="T4">斤，專家教你這樣喝，刮油排毒，減肥不再是難事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71</text:span><text:span text:style-name="T4">斤減到</text:span><text:span text:style-name="T5">101</text:span><text:span text:style-name="T4">斤，堅持每天一杯，刮油排毒，身上脂肪掉光光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71</text:span><text:span text:style-name="T4">斤減到</text:span><text:span text:style-name="T5">101</text:span><text:span text:style-name="T4">斤，睡前喝一杯，刮油排毒，肚子上的脂肪掃光光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171</text:span><text:span text:style-name="T18">斤減到</text:span><text:span text:style-name="T19">107</text:span><text:span text:style-name="T18">，自製減肥飲，飯後喝</text:span><text:span text:style-name="T19">2</text:span><text:span text:style-name="T18">口，快來瞭解一下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171</text:span><text:span text:style-name="T18">斤減到</text:span><text:span text:style-name="T19">107</text:span><text:span text:style-name="T18">，自製減肥飲，飯後喝</text:span><text:span text:style-name="T19">2</text:span><text:span text:style-name="T18">口，刮油消脂瘦全身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171</text:span><text:span text:style-name="T18">斤減到</text:span><text:span text:style-name="T19">107</text:span><text:span text:style-name="T18">，自製瘦身茶，飯後喝</text:span><text:span text:style-name="T19">1</text:span><text:span text:style-name="T18">杯，快來瞭解一下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171</text:span><text:span text:style-name="T18">斤減到</text:span><text:span text:style-name="T19">107</text:span><text:span text:style-name="T18">，自製瘦身液，飯後喝</text:span><text:span text:style-name="T19">1</text:span><text:span text:style-name="T18">杯，快來瞭解一下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71</text:span><text:span text:style-name="T4">斤減到</text:span><text:span text:style-name="T5">107</text:span><text:span text:style-name="T4">，睡前喝一杯，肚子上的脂肪掃光光，減肥不求人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71</text:span><text:span text:style-name="T4">斤減到</text:span><text:span text:style-name="T5">107</text:span><text:span text:style-name="T4">，睡前喝一杯，身上的脂肪掃光光，減肥不再困難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171</text:span><text:span text:style-name="T18">斤減到</text:span><text:span text:style-name="T19">107</text:span><text:span text:style-name="T18">斤，自製減肥飲，飯前喝</text:span><text:span text:style-name="T19">2</text:span><text:span text:style-name="T18">口，快來瞭解一下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71</text:span><text:span text:style-name="T4">斤減到</text:span><text:span text:style-name="T5">107</text:span><text:span text:style-name="T4">斤，自製瘦身液，飯後喝一杯，甩掉水桶腰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71</text:span><text:span text:style-name="T4">斤減到</text:span><text:span text:style-name="T5">107</text:span><text:span text:style-name="T4">斤，自製瘦身液，飯後喝一杯，快來瞭解一下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71</text:span><text:span text:style-name="T4">斤減到</text:span><text:span text:style-name="T5">107</text:span><text:span text:style-name="T4">斤，自製瘦身液，飯後喝一杯，減掉水桶腰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71</text:span><text:span text:style-name="T4">斤減到</text:span><text:span text:style-name="T5">107</text:span><text:span text:style-name="T4">斤，睡前喝一杯，肚子上的脂肪掃光光，體重刷刷掉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71</text:span><text:span text:style-name="T4">斤減到</text:span><text:span text:style-name="T5">94</text:span><text:span text:style-name="T4">斤，專家教你這樣喝，刮油排毒，趕緊來瞭解一下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71</text:span><text:span text:style-name="T4">斤減到</text:span><text:span text:style-name="T5">97</text:span><text:span text:style-name="T4">斤，自製瘦身液，飯後喝一杯，甩掉水桶腰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71</text:span><text:span text:style-name="T4">斤減掉</text:span><text:span text:style-name="T5">107</text:span><text:span text:style-name="T4">，睡前喝一杯，肚子上的脂肪掃光光，減肥不求人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73</text:span><text:span text:style-name="T4">斤減到</text:span><text:span text:style-name="T5">93</text:span><text:span text:style-name="T4">斤，堅持每晚一杯，刮油排毒，幫你迅速減重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174</text:span><text:span text:style-name="T18">斤減到</text:span><text:span text:style-name="T19">117</text:span><text:span text:style-name="T18">斤，只用一個小動作，睡前</text:span><text:span text:style-name="T19">3</text:span><text:span text:style-name="T18">分鐘，水桶腰迅速消失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74</text:span><text:span text:style-name="T4">斤減到</text:span><text:span text:style-name="T5">117</text:span><text:span text:style-name="T4">斤，只用這兩物，睡前喝一口，從此告別脂肪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74</text:span><text:span text:style-name="T4">斤減到</text:span><text:span text:style-name="T5">117</text:span><text:span text:style-name="T4">斤，荷葉這樣用，每天喝一點，減肥不再困難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74</text:span><text:span text:style-name="T4">斤減到</text:span><text:span text:style-name="T5">117</text:span><text:span text:style-name="T4">斤，睡前喝一杯，消脂減肥蹭蹭減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76</text:span><text:span text:style-name="T4">斤減到</text:span><text:span text:style-name="T5">103</text:span><text:span text:style-name="T4">斤，早起喝一杯，肚子上的脂肪掉光光，減肥不困難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76</text:span><text:span text:style-name="T4">斤減到</text:span><text:span text:style-name="T5">103</text:span><text:span text:style-name="T4">斤，飯後喝一杯，肚子上的脂肪掉光光，減肥不困難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76</text:span><text:span text:style-name="T4">斤減到</text:span><text:span text:style-name="T5">92</text:span><text:span text:style-name="T4">斤，中醫教你飯前這樣喝，刮油排毒，快來瞭解一下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76</text:span><text:span text:style-name="T4">斤減到</text:span><text:span text:style-name="T5">95</text:span><text:span text:style-name="T4">斤，堅持每晚一杯，刮油排毒，減肥不再是難事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78</text:span><text:span text:style-name="T4">斤減到</text:span><text:span text:style-name="T5">97</text:span><text:span text:style-name="T4">斤，自製瘦身液，飯後喝一杯，輕鬆瘦身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17</text:span><text:span text:style-name="T2">歲小姑娘沒身份證沒上學懷養父孩子？謠言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17</text:span><text:span text:style-name="T2">歲少女車禍離世，連續幾天托夢給父親，最終決定太令人心痛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17</text:span><text:span text:style-name="T2">歲少女車禍離世，連續幾天托夢給父親，最終決定讓人震撼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17</text:span><text:span text:style-name="T2">歲少女車禍離世，連續幾天托夢給父親，最終決定令人心痛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17</text:span><text:span text:style-name="T2">歲少女車禍離世，連續幾天托夢給父親，最終決定令人心痛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17</text:span><text:span text:style-name="T2">歲少女車禍離世，連續幾天給父親托夢，最終決定令人心痛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17</text:span><text:span text:style-name="T2">歲少女車禍離世，連續托夢給父親，父親最好的決定讓人心痛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17</text:span><text:span text:style-name="T2">歲少女車禍離世，放不下親人，連續托夢，最終決定令人心痛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17</text:span><text:span text:style-name="T18">歲少年感染</text:span><text:span text:style-name="T19">MRSA</text:span><text:span text:style-name="T18">病危 醫生闢謠：</text:span><text:span text:style-name="T19">MRSA</text:span><text:span text:style-name="T18">不是超強細菌 可防可控可治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7</text:span><text:span text:style-name="T4">歲少年感染超級細菌，半個月花掉</text:span><text:span text:style-name="T5">31</text:span><text:span text:style-name="T4">萬，只因一場“小感冒”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7</text:span><text:span text:style-name="T4">歲少年感染超級細菌，半月已花</text:span><text:span text:style-name="T5">31</text:span><text:span text:style-name="T4">萬！就因一場“小感冒”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17</text:span><text:span text:style-name="T2">歲少年感染超級細菌生命垂危，抗生素惹的禍嗎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7</text:span><text:span text:style-name="T4">歲出道，因蔣勤勤插足離婚，再婚後抑鬱，</text:span><text:span text:style-name="T5">44</text:span><text:span text:style-name="T4">歲燒炭輕生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17</text:span><text:span text:style-name="T2">歲高中生刀砍老師後被老師群毆致死 官方：家屬情緒穩定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7</text:span><text:span text:style-name="T4">年全國標準，</text:span><text:span text:style-name="T5">30</text:span><text:span text:style-name="T4">年工齡，退休能拿多少養老金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7</text:span><text:span text:style-name="T4">年全國標準，</text:span><text:span text:style-name="T5">30</text:span><text:span text:style-name="T4">年工齡退休後能拿多少養老金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17</text:span><text:span text:style-name="T2">年被農業部評選出的八大名茶，有你喜歡喝的茶葉嗎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7</text:span><text:span text:style-name="T4">年新交規規定，這幾種行為直接扣</text:span><text:span text:style-name="T5">12</text:span><text:span text:style-name="T4">分，九成車主都中招了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17</text:span><text:span text:style-name="T2">年新規“替人銷分”被禁止，輕則罰款，重則吊銷駕照和拘留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80</text:span><text:span text:style-name="T4">斤減到</text:span><text:span text:style-name="T5">120</text:span><text:span text:style-name="T4">斤，抓兩味中藥煎水喝，祛濕降脂，迅速減重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180</text:span><text:span text:style-name="T18">斤減到</text:span><text:span text:style-name="T19">121</text:span><text:span text:style-name="T18">斤，只需睡前喝</text:span><text:span text:style-name="T19">1</text:span><text:span text:style-name="T18">杯，狂甩贅肉，體重永不過百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180</text:span><text:span text:style-name="T18">斤減到</text:span><text:span text:style-name="T19">91</text:span><text:span text:style-name="T18">斤，每天飯前喝</text:span><text:span text:style-name="T19">2</text:span><text:span text:style-name="T18">口，消脂刮油，減肥就是這麼簡單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80</text:span><text:span text:style-name="T4">斤減到</text:span><text:span text:style-name="T5">95</text:span><text:span text:style-name="T4">斤，三味中藥煮水喝，輕鬆消脂減肚子，體重唰唰掉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80</text:span><text:span text:style-name="T4">斤減到</text:span><text:span text:style-name="T5">98</text:span><text:span text:style-name="T4">斤，三味中藥煮水喝，刮油還減脂，大肚子悄悄降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80</text:span><text:span text:style-name="T4">斤減到</text:span><text:span text:style-name="T5">98</text:span><text:span text:style-name="T4">斤，三味中藥煮水喝，輕鬆消脂減肚子，體重唰唰掉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80</text:span><text:span text:style-name="T4">斤減到</text:span><text:span text:style-name="T5">98</text:span><text:span text:style-name="T4">斤，睡前喝一杯，減肥效果倍棒，幫你迅速減重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81</text:span><text:span text:style-name="T4">斤減到</text:span><text:span text:style-name="T5">107</text:span><text:span text:style-name="T4">，早起喝一杯，狂甩腰上贅肉，減肥不求人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81</text:span><text:span text:style-name="T4">斤減到</text:span><text:span text:style-name="T5">91</text:span><text:span text:style-name="T4">斤，專家教你這樣喝，刮油排毒，快來瞭解一下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81</text:span><text:span text:style-name="T4">斤減到</text:span><text:span text:style-name="T5">91</text:span><text:span text:style-name="T4">斤，睡前喝一杯，減肥倍棒，保證你瘦成女神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81</text:span><text:span text:style-name="T4">斤減到</text:span><text:span text:style-name="T5">95</text:span><text:span text:style-name="T4">斤，飯後喝一杯，減掉腹部贅肉，體重唰唰往下掉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181</text:span><text:span text:style-name="T18">斤減到</text:span><text:span text:style-name="T19">98</text:span><text:span text:style-name="T18">斤，這</text:span><text:span text:style-name="T19">2</text:span><text:span text:style-name="T18">物泡水喝，減肥又祛濕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181</text:span><text:span text:style-name="T18">斤減到</text:span><text:span text:style-name="T19">98</text:span><text:span text:style-name="T18">斤，這</text:span><text:span text:style-name="T19">2</text:span><text:span text:style-name="T18">物泡水喝，減肥又祛濕，快學起來吧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182</text:span><text:span text:style-name="T18">斤減到</text:span><text:span text:style-name="T19">116</text:span><text:span text:style-name="T18">斤，這</text:span><text:span text:style-name="T19">3</text:span><text:span text:style-name="T18">物一起煮，睡前喝一杯，燃脂一整晚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83</text:span><text:span text:style-name="T4">斤減到</text:span><text:span text:style-name="T5">110</text:span><text:span text:style-name="T4">斤，每天熬點這個粥喝，補脾益氣，大肚腩悄悄消失了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183</text:span><text:span text:style-name="T18">斤減到</text:span><text:span text:style-name="T19">93</text:span><text:span text:style-name="T18">斤，這幾味藥一起熬水喝，睡前</text:span><text:span text:style-name="T19">3</text:span><text:span text:style-name="T18">分鐘，體重唰唰往下掉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83</text:span><text:span text:style-name="T4">斤減到</text:span><text:span text:style-name="T5">93</text:span><text:span text:style-name="T4">斤，荷葉這樣煮，每天喝一點，堅持胖子變瘦子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83</text:span><text:span text:style-name="T4">斤減到</text:span><text:span text:style-name="T5">93</text:span><text:span text:style-name="T4">斤，睡前喝一杯，肚子上的肥肉掉光光，減肥不再困難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84</text:span><text:span text:style-name="T4">斤減到</text:span><text:span text:style-name="T5">94</text:span><text:span text:style-name="T4">斤，早起一杯紅糖水，刮油排毒，幫你迅速減重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1872</text:span><text:span text:style-name="T2">年，轟動整個清朝的廣西僵屍襲人事件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1872</text:span><text:span text:style-name="T2">年廣西僵屍襲人事件始末，中國三大僵屍傳聞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18888888888</text:span><text:span text:style-name="T2">，這個號碼賣出一億兩千萬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88</text:span><text:span text:style-name="T4">靚號價值</text:span><text:span text:style-name="T5">1.2</text:span><text:span text:style-name="T4">億元？北京移動闢謠：未投放未拍賣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189</text:span><text:span text:style-name="T18">斤減到</text:span><text:span text:style-name="T19">98</text:span><text:span text:style-name="T18">斤，</text:span><text:span text:style-name="T19">2</text:span><text:span text:style-name="T18">味中藥煮水喝，輕鬆消脂減肚子，體重刷刷掉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18</text:span><text:span text:style-name="T2">歲少女車禍離世，連續幾天托夢給父親，最終決定令人心痛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8</text:span><text:span text:style-name="T4">歲少女嫁</text:span><text:span text:style-name="T5">48</text:span><text:span text:style-name="T4">歲老漢，倆人生活在橋下還育有一子，竟很幸福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8</text:span><text:span text:style-name="T4">年農業補貼已經開始領取，這</text:span><text:span text:style-name="T5">4</text:span><text:span text:style-name="T4">項重要補貼你知道嗎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7">18</text:span><text:span text:style-name="T12">年即將面臨</text:span><text:span text:style-name="T11">30</text:span><text:span text:style-name="T12">年來最大失業潮，倒閉潮的危機！震撼</text:span><text:span text:style-name="T11">47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7">18</text:span><text:span text:style-name="T12">年即將面臨</text:span><text:span text:style-name="T11">30</text:span><text:span text:style-name="T12">年來最大失業潮，倒閉潮的危機！震撼</text:span><text:span text:style-name="T11">48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18</text:span><text:span text:style-name="T2">年駕駛證年齡新規定，算算你還能開幾年車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18</text:span><text:span text:style-name="T2">年春晚陷入青黃不接的尷尬，白雲黑土救場，趙本山再演小品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8</text:span><text:span text:style-name="T4">省</text:span><text:span text:style-name="T5">GDP</text:span><text:span text:style-name="T4">增速跑贏全國 一季度國民經濟“開門紅”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8</text:span><text:span text:style-name="T4">省份</text:span><text:span text:style-name="T5">GDP</text:span><text:span text:style-name="T4">增速跑贏全國！一季度國民經濟運行“開門紅”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18</text:span><text:span text:style-name="T2">艘軍艦！中國又做成一筆大生意 這國快成第二個“巴鐵”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90</text:span><text:span text:style-name="T4">斤減到</text:span><text:span text:style-name="T5">130</text:span><text:span text:style-name="T4">斤，大媽教你用這兩物泡水喝，輕鬆甩掉大肚子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191</text:span><text:span text:style-name="T18">斤減到</text:span><text:span text:style-name="T19">107</text:span><text:span text:style-name="T18">斤，自製減肥飲，飯後喝</text:span><text:span text:style-name="T19">2</text:span><text:span text:style-name="T18">口，減掉你的大肚腩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1928</text:span><text:span text:style-name="T2">年電影中驚現使用手機的婦女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1928</text:span><text:span text:style-name="T2">年的影片中使用手機的婦女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192</text:span><text:span text:style-name="T18">斤減到</text:span><text:span text:style-name="T19">96</text:span><text:span text:style-name="T18">斤，這</text:span><text:span text:style-name="T19">2</text:span><text:span text:style-name="T18">物熬水喝，肚子上的肥肉掉光光，過程很簡單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92</text:span><text:span text:style-name="T4">斤減到</text:span><text:span text:style-name="T5">96</text:span><text:span text:style-name="T4">斤，這兩物熬水喝，減肥效果翻倍，體重迅速往下掉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93</text:span><text:span text:style-name="T4">斤減到</text:span><text:span text:style-name="T5">95</text:span><text:span text:style-name="T4">斤，飯後喝一杯，排出體內油脂，體重唰唰掉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1953</text:span><text:span text:style-name="T2">年的一分錢，沒羅馬數字的紙幣值多少錢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1953</text:span><text:span text:style-name="T2">年的一分錢紙幣，到底有沒有收藏價值，現在到底值多少錢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1960</text:span><text:span text:style-name="T18">年的</text:span><text:span text:style-name="T19">1</text:span><text:span text:style-name="T18">角紙幣，現在價值</text:span><text:span text:style-name="T19">6000</text:span><text:span text:style-name="T18">人民幣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961</text:span><text:span text:style-name="T4">年的</text:span><text:span text:style-name="T5">1</text:span><text:span text:style-name="T4">分硬幣值多少錢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1962</text:span><text:span text:style-name="T2">對印自衛反擊戰之後，印度依舊經常挑釁，險些引發危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1962</text:span><text:span text:style-name="T2">年中印自衛反擊戰，印度阿三被解放軍強大的氣勢嚇懵了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96</text:span><text:span text:style-name="T4">斤減到</text:span><text:span text:style-name="T5">106</text:span><text:span text:style-name="T4">斤，只需沒玩喝杯水，刮油燃脂，體重輕鬆減下去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979</text:span><text:span text:style-name="T4">年的</text:span><text:span text:style-name="T5">5</text:span><text:span text:style-name="T4">分硬幣，現在一個值多少錢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980</text:span><text:span text:style-name="T4">年的</text:span><text:span text:style-name="T5">1</text:span><text:span text:style-name="T4">角紙幣，現在值多少錢？答案讓許多人興奮到發狂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980</text:span><text:span text:style-name="T4">年的</text:span><text:span text:style-name="T5">1</text:span><text:span text:style-name="T4">角紙幣，現在值多少錢了？快回家找找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980</text:span><text:span text:style-name="T4">年的</text:span><text:span text:style-name="T5">1</text:span><text:span text:style-name="T4">角紙幣，現在值多少錢了？看我我嚇壞了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980</text:span><text:span text:style-name="T4">年的</text:span><text:span text:style-name="T5">1</text:span><text:span text:style-name="T4">角紙幣，現在值多少錢了？答案你絕對想像不到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1980</text:span><text:span text:style-name="T18">年的</text:span><text:span text:style-name="T19">1</text:span><text:span text:style-name="T18">角紙幣現在值多少錢了</text:span><text:span text:style-name="T19">,</text:span><text:span text:style-name="T18">看我我嚇壞了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980</text:span><text:span text:style-name="T4">年的</text:span><text:span text:style-name="T5">1</text:span><text:span text:style-name="T4">角紙幣值多少錢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980</text:span><text:span text:style-name="T4">年的</text:span><text:span text:style-name="T5">2</text:span><text:span text:style-name="T4">角錢硬幣，現在值多少錢？說出來你都不敢相信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1981</text:span><text:span text:style-name="T2">年的一分錢硬幣，現在到底值多少錢？答案說出來嚇死你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1981</text:span><text:span text:style-name="T2">年香港狐仙事件 狐仙真的存在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7">1986</text:span><text:span text:style-name="T12">年日本航空貨機遭遇外星飛船</text:span><text:span text:style-name="T11">,</text:span><text:span text:style-name="T12">珍貴視頻和飛行錄音</text:span><text:span text:style-name="T11">!_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1993</text:span><text:span text:style-name="T2">年菊花一角硬幣值多少錢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1994</text:span><text:span text:style-name="T21">年貴陽空中怪車事件真相</text:span><text:span text:style-name="T19">,</text:span><text:span text:style-name="T18">外星人造訪都溪林場摧毀</text:span><text:span text:style-name="T19">400</text:span><text:span text:style-name="T18">畝松樹</text:span><text:span text:style-name="T19">!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1994</text:span><text:span text:style-name="T2">年貴陽神秘的“空中怪車”事件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1994</text:span><text:span text:style-name="T2">貴陽空中怪車事件 親歷證人揭秘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19</text:span><text:span text:style-name="T2">歲少女在出租屋內難產身亡男友偷偷埋屍門口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19</text:span><text:span text:style-name="T2">歲少女屋內難產死亡，醫生說是因為營養不良！渣男友埋屍屋外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19</text:span><text:span text:style-name="T2">歲少女屋內難產身亡男友竟然怕被指責擅自給埋了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9</text:span><text:span text:style-name="T4">歲少女嫁</text:span><text:span text:style-name="T5">42</text:span><text:span text:style-name="T4">歲老漢，倆人生活在大橋底下還育有一子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19</text:span><text:span text:style-name="T18">歲網紅韓安冉，整容高達</text:span><text:span text:style-name="T19">33</text:span><text:span text:style-name="T18">次，鼻子整了</text:span><text:span text:style-name="T19">4</text:span><text:span text:style-name="T18">次，如今後遺症明顯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9</text:span><text:span text:style-name="T4">歲金融天才受邀央視財經：僅靠“僅靠此炒股口訣”迎得</text:span><text:span text:style-name="T5">56</text:span><text:span text:style-name="T4">次掌聲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9</text:span><text:span text:style-name="T4">歲金融天才受邀央視財經：僅靠“此炒股口訣”迎得</text:span><text:span text:style-name="T5">53</text:span><text:span text:style-name="T4">次掌聲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1</text:span><text:span text:style-name="T2">萬元十年後是現在的多少錢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</text:span><text:span text:style-name="T4">萬元在</text:span><text:span text:style-name="T5">10</text:span><text:span text:style-name="T4">年後能值多少錢？說出來嚇你一跳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1</text:span><text:span text:style-name="T2">個農村老醫生的偏方，專克雞皮膚、魚鱗病（看看不後悔）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1</text:span><text:span text:style-name="T2">個鵝蛋，兩粒花椒是高血壓的“殺手”，高血壓再也不用四處求藥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1</text:span><text:span text:style-name="T2">個鵝蛋，兩粒花椒是高血壓的剋星，高血壓再也不用四處求藥了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</text:span><text:span text:style-name="T4">個鵝蛋</text:span><text:span text:style-name="T5">2</text:span><text:span text:style-name="T4">粒花椒，治療高血壓有奇效，治一個好一個！為家人收藏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1</text:span><text:span text:style-name="T18">個鵝蛋加</text:span><text:span text:style-name="T19">3</text:span><text:span text:style-name="T18">粒花椒，</text:span><text:span text:style-name="T19">10</text:span><text:span text:style-name="T18">年高血壓不治而愈！家有老人快收藏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</text:span><text:span text:style-name="T4">馬雲的支付寶新推出一個功能，</text:span><text:span text:style-name="T5">60</text:span><text:span text:style-name="T4">歲以下的消費者有福了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1</text:span><text:span text:style-name="T2">分鐘，告訴你腦溢血絕招！已挽救百萬條生命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1</text:span><text:span text:style-name="T2">分鐘，告訴你腦溢血絕招！傳一次，救人無數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</text:span><text:span text:style-name="T4">分鐘，告訴你腦溢血救命絕招！可挽救</text:span><text:span text:style-name="T5">10</text:span><text:span text:style-name="T4">萬條生命！！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1</text:span><text:span text:style-name="T2">天瘦半斤，不用運動和節食，專家現場教方法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</text:span><text:span text:style-name="T4">月</text:span><text:span text:style-name="T5">1</text:span><text:span text:style-name="T4">日起，最新《機動車運行安全技術條件》實施，眾泰可能要完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</text:span><text:span text:style-name="T4">只烤雞腿毒性等於</text:span><text:span text:style-name="T5">50</text:span><text:span text:style-name="T4">支煙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1</text:span><text:span text:style-name="T18">號店闢謠“</text:span><text:span text:style-name="T19">10</text:span><text:span text:style-name="T18">月關門”；京東：供應鏈協同</text:span><text:span text:style-name="T19">1</text:span><text:span text:style-name="T18">號店聚焦女性消費主體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1</text:span><text:span text:style-name="T2">歲女童耳內吹入蒲公英種子 生根又開花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1</text:span><text:span text:style-name="T21">歲女童確診白血病</text:span><text:span text:style-name="T19">!</text:span><text:span text:style-name="T18">這種“奪命碗”</text:span><text:span text:style-name="T19">,</text:span><text:span text:style-name="T18">你家還在用</text:span><text:span text:style-name="T19">?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1</text:span><text:span text:style-name="T21">歲女童確診白血病</text:span><text:span text:style-name="T19">!</text:span><text:span text:style-name="T18">這種“奪命碗”</text:span><text:span text:style-name="T19">,</text:span><text:span text:style-name="T18">你家還在用</text:span><text:span text:style-name="T19">? </text:span><text:span text:style-name="T18">新生兒白血病餐具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1</text:span><text:span text:style-name="T18">兩八角，治好十年前列腺，</text:span><text:span text:style-name="T19">6</text:span><text:span text:style-name="T18">小時見效，前列腺</text:span><text:span text:style-name="T19">7</text:span><text:span text:style-name="T18">天去根不復發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1</text:span><text:span text:style-name="T4">塊錢一盒的它，女人每晚用幾粒擦臉，</text:span><text:span text:style-name="T5">50</text:span><text:span text:style-name="T4">歲不長一點皺紋一點斑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1</text:span><text:span text:style-name="T18">角紙幣價值</text:span><text:span text:style-name="T19">5</text:span><text:span text:style-name="T18">萬！別看不起眼，回家找到</text:span><text:span text:style-name="T19">1</text:span><text:span text:style-name="T18">張就發達了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1</text:span><text:span text:style-name="T21">杯優酪乳 </text:span><text:span text:style-name="T19">= 2</text:span><text:span text:style-name="T18">罐可樂</text:span><text:span text:style-name="T19">!</text:span><text:span text:style-name="T18">絕對不是減肥利器</text:span><text:span text:style-name="T19">!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1</text:span><text:span text:style-name="T18">省份一季度</text:span><text:span text:style-name="T19">GDP</text:span><text:span text:style-name="T18">成績單出爐：浙江省總量第四</text:span><text:span text:style-name="T19">18</text:span><text:span text:style-name="T18">個省份增速跑贏全國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1</text:span><text:span text:style-name="T2">歲女童確診白血病！「奪命碗」父母你們家還敢再用嗎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2010</text:span><text:span text:style-name="T4">年度十大奇聞</text:span><text:span text:style-name="T5">:</text:span><text:span text:style-name="T4">卓別林電影“穿越時光”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2012</text:span><text:span text:style-name="T4">年時人們最恐懼的是瑪雅預言，來看看史前的</text:span><text:span text:style-name="T5">5</text:span><text:span text:style-name="T4">次大滅絕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5</text:span><text:span text:style-name="T2">教師工資改革最新消息：教師延遲退休方案實施時間表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2016</text:span><text:span text:style-name="T4">、</text:span><text:span text:style-name="T5">2017</text:span><text:span text:style-name="T4">年清宮圖，生男生女早預測！我家寶寶挺准的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6</text:span><text:span text:style-name="T2">央視中秋晚會節目單公佈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 NASA</text:span><text:span text:style-name="T2">在火星上拍到「火星人」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2017 NASA</text:span><text:span text:style-name="T18">拍到</text:span><text:span text:style-name="T19">7</text:span><text:span text:style-name="T18">段月球上的超巨型</text:span><text:span text:style-name="T19">UFO</text:span><text:span text:style-name="T18">影像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2017 </text:span><text:span text:style-name="T4">太震驚！超巨大</text:span><text:span text:style-name="T5">UFO </text:span><text:span text:style-name="T4">降落在太陽上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“</text:span><text:span text:style-name="T2">古錢幣”價格及行情走勢，珍貴古錢幣真實價格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“</text:span><text:span text:style-name="T2">古錢幣”最新行情分析及圖集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“</text:span><text:span text:style-name="T2">光緒元寶、大清銀幣”以及“袁大頭”最新市場價格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“</text:span><text:span text:style-name="T2">光緒元寶”“大清銀幣”最新價格表，有銀元可對號入座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“</text:span><text:span text:style-name="T2">袁大頭”“方孔錢”等古錢幣最新價格是多少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“</text:span><text:span text:style-name="T2">袁大頭”最新價格及珍貴版別都有哪些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2017</text:span><text:span text:style-name="T18">上海春考成績</text:span><text:span text:style-name="T19">1</text:span><text:span text:style-name="T18">月</text:span><text:span text:style-name="T19">25</text:span><text:span text:style-name="T18">日公佈，英語“泄題”事件純屬謠言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上調部分養老金已開始發放，企業退休能領多少錢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土地新政策出臺，今後農村用地將變得更加緊張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2017</text:span><text:span text:style-name="T4">工資上漲最新消息 今年養老金將按平均</text:span><text:span text:style-name="T5">5.5%</text:span><text:span text:style-name="T4">的幅度提高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廣西事業單位面試熱點：快遞新規化解“成長煩惱”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2017</text:span><text:span text:style-name="T4">互聯網十大謠言：華為發</text:span><text:span text:style-name="T5">1500</text:span><text:span text:style-name="T4">億年終獎，劉強東學馬雲搞足球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五大最強謠言集合！補腦產品、酵素、洗眼液赫然在列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2017</text:span><text:span text:style-name="T4">車市第一大謠言：哈弗</text:span><text:span text:style-name="T5">H6</text:span><text:span text:style-name="T4">危險了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2017</text:span><text:span text:style-name="T4">古錢幣價值排行榜</text:span><text:span text:style-name="T5">-</text:span><text:span text:style-name="T4">古錢幣行情盤點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2017</text:span><text:span text:style-name="T4">古錢幣成交價格記錄一覽</text:span><text:span text:style-name="T5">2017</text:span><text:span text:style-name="T4">古錢幣最近行情分析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古錢幣行情大扭轉，家裡面有這種古幣的福音到了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古錢幣行情大揭秘！附圖片與鑒定方法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2017</text:span><text:span text:style-name="T4">古錢幣近期價目表對號入座</text:span><text:span text:style-name="T5">2017</text:span><text:span text:style-name="T4">古錢幣行情分析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古錢幣最近市場價格以及最近行情分析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2017</text:span><text:span text:style-name="T4">古錢幣最新行情分析</text:span><text:span text:style-name="T5">2017</text:span><text:span text:style-name="T4">古錢幣最新價目表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2017</text:span><text:span text:style-name="T4">古錢幣最新行情走勢，</text:span><text:span text:style-name="T5">2017</text:span><text:span text:style-name="T4">古錢幣最新報價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2017</text:span><text:span text:style-name="T4">古錢幣新的價格表及</text:span><text:span text:style-name="T5">2017</text:span><text:span text:style-name="T4">年古錢幣行情動態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2017</text:span><text:span text:style-name="T4">央視中秋晚會節目單完整版   </text:span><text:span text:style-name="T5">TFboys</text:span><text:span text:style-name="T4">成龍郎朗加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2017</text:span><text:span text:style-name="T4">央視春晚節目單包含</text:span><text:span text:style-name="T5">36</text:span><text:span text:style-name="T4">個節目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市場透露：今年古錢幣行情是否會下降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北京市“一帶一路”高峰論壇期間放假安排通知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2017</text:span><text:span text:style-name="T4">北洋造光緒銀幣備受關注，</text:span><text:span text:style-name="T5">2017</text:span><text:span text:style-name="T4">古錢幣行情好轉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2017</text:span><text:span text:style-name="T21">企業退休人員養老金上調最新消息：增幅</text:span><text:span text:style-name="T19">5.5%</text:span><text:span text:style-name="T18">為</text:span><text:span text:style-name="T19">13</text:span><text:span text:style-name="T18">年來新低 養老保險不滿</text:span><text:span text:style-name="T19">15</text:span><text:span text:style-name="T18">年如何領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企業退休人員養老金上調新消息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全國各省高考作文新鮮出爐，段子手們請開始你們的表演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農民不種地也能領補貼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2017</text:span><text:span text:style-name="T4">農民不種地每畝能領</text:span><text:span text:style-name="T5">1300</text:span><text:span text:style-name="T4">補貼？有人說種地補貼更多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2017</text:span><text:span text:style-name="T4">農民看病可以報銷</text:span><text:span text:style-name="T5">90%</text:span><text:span text:style-name="T4">了，但這兩個問題，千萬別忽略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2017</text:span><text:span text:style-name="T18">農村農民養老金</text:span><text:span text:style-name="T19">3600</text:span><text:span text:style-name="T18">億，新增</text:span><text:span text:style-name="T19">3</text:span><text:span text:style-name="T18">項補貼！你能拿到嗎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農村危房改造補貼新政策，能申請危房改造的農民是那些呢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農村宅基地最新政策：農民不能隨意翻蓋自家宅基地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農村貧困人口補貼，這五項補貼，農民們可千萬別錯過了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農村種植業補貼有哪些？咱農民都瞭解嗎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農村新政策出臺，有九項補貼可以拿到手，這些你清楚嗎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農村糧食補貼，具體補貼標準出臺了，農民朋友趕緊申請吧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創業賺錢專案推薦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機關及事業單位的已退休人員會提高退休工資嗎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江蘇高考滿分作文橫空出世：人生如車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考駕駛證，實行新年齡標準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，農村拆遷出臺新政策，農民這樣應對就能多拿補貼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2017</text:span><text:span text:style-name="T4">年，我們農村土地補償有新規，最高可的年平均產值</text:span><text:span text:style-name="T5">15</text:span><text:span text:style-name="T4">倍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2017</text:span><text:span text:style-name="T18">年</text:span><text:span text:style-name="T19">,</text:span><text:span text:style-name="T18">這三項補貼農村老人不可錯過</text:span><text:span text:style-name="T19">,</text:span><text:span text:style-name="T18">看看你家老人符不符合資格領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，高考語文作文題目出爐了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“駕駛證”年齡新規定，算算你還能開幾年車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2017</text:span><text:span text:style-name="T18">年</text:span><text:span text:style-name="T19">10</text:span><text:span text:style-name="T18">月</text:span><text:span text:style-name="T19">1</text:span><text:span text:style-name="T18">日後，農民可進城擺攤銷售農產品了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2017</text:span><text:span text:style-name="T4">年</text:span><text:span text:style-name="T5">12</text:span><text:span text:style-name="T4">月二十年教齡教師月工資離月供和還白條缺口還很遠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2">2017</text:span><text:span text:style-name="T23">年</text:span><text:span text:style-name="T24">1</text:span><text:span text:style-name="T23">月</text:span><text:span text:style-name="T25">1</text:span><text:span text:style-name="T23">日起</text:span><text:span text:style-name="T25">, </text:span><text:span text:style-name="T23">駕駛證年齡標準實行新規</text:span><text:span text:style-name="T25">, </text:span><text:span text:style-name="T23">你知道多少</text:span><text:span text:style-name="T25">?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2">2017</text:span><text:span text:style-name="T23">年</text:span><text:span text:style-name="T24">1</text:span><text:span text:style-name="T23">月</text:span><text:span text:style-name="T25">1</text:span><text:span text:style-name="T23">日起</text:span><text:span text:style-name="T25">,</text:span><text:span text:style-name="T23">駕駛證年齡標準實行新規</text:span><text:span text:style-name="T25">,</text:span><text:span text:style-name="T23">你知道多少</text:span><text:span text:style-name="T25">?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2017</text:span><text:span text:style-name="T18">年</text:span><text:span text:style-name="T19">8</text:span><text:span text:style-name="T18">月</text:span><text:span text:style-name="T19">1</text:span><text:span text:style-name="T18">日起，駕駛證年齡標準調整了，不看會後悔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2017</text:span><text:span text:style-name="T21">年</text:span><text:span text:style-name="T19">A</text:span><text:span text:style-name="T18">、</text:span><text:span text:style-name="T19">B</text:span><text:span text:style-name="T18">、</text:span><text:span text:style-name="T19">C</text:span><text:span text:style-name="T18">駕駛證報考年齡新規定，不瞭解後果很嚴重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2017</text:span><text:span text:style-name="T4">年土地補貼新規：這</text:span><text:span text:style-name="T5">8</text:span><text:span text:style-name="T4">種土地將得不到補貼！請注意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山東十大本科學校排名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2017</text:span><text:span text:style-name="T4">年山西省汽車報廢年限新規定</text:span><text:span text:style-name="T5">,</text:span><text:span text:style-name="T4">汽車報廢政策及標準解讀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2017</text:span><text:span text:style-name="T4">年廣東本科大學有哪些 </text:span><text:span text:style-name="T5">2017</text:span><text:span text:style-name="T4">廣東十大本科學校排名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廣西十大本科學校排名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2017</text:span><text:span text:style-name="T4">年元旦起</text:span><text:span text:style-name="T5">,</text:span><text:span text:style-name="T4">駕駛證年齡標準實行新規，不看後悔！切記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內蒙古十大本科學校排名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2017</text:span><text:span text:style-name="T18">年開始這些行為以前扣</text:span><text:span text:style-name="T19">6</text:span><text:span text:style-name="T18">分，現在扣</text:span><text:span text:style-name="T19">12</text:span><text:span text:style-name="T18">分並吊銷駕照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四川十大本科學校排名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甘肅十大本科學校排名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生男生女清宮圖，生男生女早知道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遼寧十大本科學校排名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北京十大本科學校排名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2017</text:span><text:span text:style-name="T18">年企退人員養老金上調</text:span><text:span text:style-name="T19">5</text:span><text:span text:style-name="T18">、</text:span><text:span text:style-name="T19">5%</text:span><text:span text:style-name="T18">左右後，各省企退人員平均養老金是多少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7">2017</text:span><text:span text:style-name="T12">年全國城鎮非私營單位年平均工資</text:span><text:span text:style-name="T11">74318</text:span><text:span text:style-name="T12">元 增長</text:span><text:span text:style-name="T11">10%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全國高考作文出爐，來看看你會怎麼寫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全國高考語文作文題目出爐，您覺得難嗎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2017</text:span><text:span text:style-name="T18">年全國就業人員</text:span><text:span text:style-name="T19">7.7</text:span><text:span text:style-name="T18">億 城鎮非私營單位人員年平均工資</text:span><text:span text:style-name="T19">74318</text:span><text:span text:style-name="T18">元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農業補貼政策新調整，這項玉米補貼將會取消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農業部再次評選出全國十大名茶，有你喜歡喝的嗎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農業部再次評選出全國十大名茶，有你喜歡喝的茶葉嗎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2017</text:span><text:span text:style-name="T21">年農民不種地</text:span><text:span text:style-name="T19">,</text:span><text:span text:style-name="T18">也能領到最高每畝</text:span><text:span text:style-name="T19">1300</text:span><text:span text:style-name="T18">元的補貼</text:span><text:span text:style-name="T19">!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農民要小心了，農村這些的宅基地將會被回收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農村土地沒有經過確權的將會被收回；這三種房屋要注意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農村土地補貼政策：土地不耕作照樣拿補貼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農村土地流轉新規，知道這些細節能免去不少麻煩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農村土地新規，這幾種土地要繳稅了，看看有沒有你家的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農村土地新規，這四種情況的宅基地和耕地將被沒收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農村土地新政，這兩種情況下房屋將會被收回處理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2017</text:span><text:span text:style-name="T4">年農村戶籍新政策，這</text:span><text:span text:style-name="T5">4</text:span><text:span text:style-name="T4">類人將可以巴戶口遷回農村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農村危房改造補貼新政策，哪些農民能夠領取，你知道嗎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農村合作醫療將有大動作，新農合取消，農民醫療升級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農村自建房補貼新政策出臺，只有這幾類農民能領到補貼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2017</text:span><text:span text:style-name="T4">年農村老人才可以領的</text:span><text:span text:style-name="T5">3</text:span><text:span text:style-name="T4">個補貼，不要錯過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農村老人四項補貼政策，這些可別忘了領取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2017</text:span><text:span text:style-name="T4">年農村老人能夠領取的三個補貼</text:span><text:span text:style-name="T5">,</text:span><text:span text:style-name="T4">可別錯過了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農村宅基地和房屋拆遷該如何補償？一平米賠償多少錢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農村宅基地拆遷補償四大標準，你瞭解了嗎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農村宅基地拆遷補償政策發佈：將會按照標準進行補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農村宅基地拆遷補償新政策：按照這四個標準進行補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農村宅基地拆遷將會按照標準進行補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農村宅基地新政策，這些農民的宅基地將被回收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農村宅基地管理出新規：這三種農民的宅基地將被收回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農村補貼政策：農民進城買房和在農村建房都有補貼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2017</text:span><text:span text:style-name="T4">年農村補貼真不少，這</text:span><text:span text:style-name="T5">6</text:span><text:span text:style-name="T4">大補貼沒領的抓緊了，別錯過了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2017</text:span><text:span text:style-name="T18">年農村這</text:span><text:span text:style-name="T19">6</text:span><text:span text:style-name="T18">個補貼專案直補到戶</text:span><text:span text:style-name="T19">,</text:span><text:span text:style-name="T18">你收到了嗎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農村房屋拆遷補償新政策，農民到底能領多少補償款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農村房屋拆遷補償新政策，將按照這四大補償標準去執行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農村房屋政策出新規，這三種房屋要被收回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2017</text:span><text:span text:style-name="T4">年農村房屋新政策，這</text:span><text:span text:style-name="T5">8</text:span><text:span text:style-name="T4">種人將失去房屋所有權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農村房屋管理出新規：有三類住房將被收回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2017</text:span><text:span text:style-name="T4">年農村房屋整頓新政策，這</text:span><text:span text:style-name="T5">3</text:span><text:span text:style-name="T4">類違章建房將被無償強制拆除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農村拆遷政策出臺，農民朋友一定要多瞭解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農村養老補貼新增政策，符合的農民快去申請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農村獨生子女沒有這兩個證，無法繼承父母的房產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農村新政策出臺，有兩大類的房屋將被回收處理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農村新增一項補貼，補貼金額比低保高很多，農民注意了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農村糧食補貼，具體補貼標準出來了！農民要注意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農村糧食補貼已經開始發放，這三種農民不能領取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各地高考作文新鮮出爐，果然江蘇的地獄模式不是吹的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吉林十大本科學校排名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安徽十大本科學校排名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江蘇高考滿分作文出爐！（二手車版）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兩會需要知道的農村宅基地補償標準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免交新農村合作醫療費？純屬謠言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免交新農村合作醫療費？謠言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勞動法關於辭退員工補償標準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2017</text:span><text:span text:style-name="T4">年勞動法辭退員工補償</text:span><text:span text:style-name="T5">,</text:span><text:span text:style-name="T4">勞動法規定辭職時間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快年底了這四大補貼希望能給農民們帶來更多的方便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2017</text:span><text:span text:style-name="T21">年這幾個情況</text:span><text:span text:style-name="T17">,</text:span><text:span text:style-name="T18">農民不種地最高每畝補貼</text:span><text:span text:style-name="T19">1300</text:span><text:span text:style-name="T18">元</text:span><text:span text:style-name="T19">!,</text:span><text:span text:style-name="T18">你家鄉拿到了嗎</text:span><text:span text:style-name="T19">?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這四類農業，國家不僅支持還會有補貼，農村致富新方向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國家對農村合作社有哪些補貼優惠政策？（附補貼大全）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2017</text:span><text:span text:style-name="T4">年底農村房屋拆遷，</text:span><text:span text:style-name="T5">1</text:span><text:span text:style-name="T4">平米補償多少？你知道嗎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2017</text:span><text:span text:style-name="T4">年房產繼承有</text:span><text:span text:style-name="T5">4</text:span><text:span text:style-name="T4">大限制條件，獨生子女也未必能全繼承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河北十大本科學校排名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河南十大本科學校排名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英語高考改革方案 英語退出高考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駕駛證“降級”年齡新規定，算一下你還能開幾年車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駕駛證“降級”年齡新規定，算算你還能開幾年車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駕駛證考試年齡新規定，你達標了嗎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駕駛證考試改革，對於駕照年齡的新規定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駕駛證年齡又出新規定！看看你還能開幾年車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駕駛證年齡有哪些新規定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駕駛證年齡標準實行新規，你還有多少年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駕駛證年齡新規定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駕駛證年齡新規定 快來你這老司機還能當幾年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駕駛證年齡新規定，老司機都算算自己還能開幾年車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駕駛證年齡新規定，年輕人沒考駕照的後悔都來不及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駕駛證年齡新規定，你知道多少？看看你還能開幾年車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駕駛證年齡新規定，快來算算你還能開幾年的車呀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駕駛證年齡新規定，快來算算看你還能開幾年車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駕駛證年齡新規定，洪洞的老司機們都看看你還能開幾年車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駕駛證年齡新規定，看看你還能開幾年車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2017</text:span><text:span text:style-name="T4">年駕駛證年齡新規定，看看你的</text:span><text:span text:style-name="T5">C1</text:span><text:span text:style-name="T4">駕照還能開幾年車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駕駛證年齡新規定，趕快算算你還能開幾年車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駕駛證年齡新規定，趕緊算算你還能開幾年車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駕駛證年齡新規定，算算你還能開幾年車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駕駛證年齡新規定，算算你還能開幾年車，好可怕呀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駕駛證年齡新規定，算算你還能開幾年車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2017</text:span><text:span text:style-name="T4">年駕駛證年齡新規定，算算你的</text:span><text:span text:style-name="T5">C1</text:span><text:span text:style-name="T4">駕照還能開幾年車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駕駛證年齡新規定快來你這老司機還能當幾年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駕駛證年齡新規定算算你還能開幾年車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駕駛證新規定，算算年齡，看你還能開幾年汽車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駕照對年齡有了新規定，看看你還能開車到多少歲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2017</text:span><text:span text:style-name="T4">年養老金再次上調</text:span><text:span text:style-name="T5">5.5%</text:span><text:span text:style-name="T4">，還沒退休的你需要注意什麼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7">2017</text:span><text:span text:style-name="T12">年退伍軍人消息</text:span><text:span text:style-name="T11">,</text:span><text:span text:style-name="T12">這些補助退伍軍人可以領取</text:span><text:span text:style-name="T11">!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海南十大本科學校排名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8">2017</text:span><text:span text:style-name="T29">年起，</text:span><text:span text:style-name="T30">A1</text:span><text:span text:style-name="T31">、</text:span><text:span text:style-name="T30">A2</text:span><text:span text:style-name="T29">、</text:span><text:span text:style-name="T30">A3</text:span><text:span text:style-name="T31">、</text:span><text:span text:style-name="T32">B1</text:span><text:span text:style-name="T29">、</text:span><text:span text:style-name="T30">B2</text:span><text:span text:style-name="T29">、</text:span><text:span text:style-name="T30">C1</text:span><text:span text:style-name="T29">、</text:span><text:span text:style-name="T30">C2</text:span><text:span text:style-name="T29">駕駛證年齡標準新規定，你瞭解多少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起駕駛證年齡新規定，算算你還可以開幾年車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部分高考語文作文題新鮮出爐，你怎麼看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高考語文作文題目大匯總！你有什麼想吐槽的嗎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2017</text:span><text:span text:style-name="T4">年高清攝像頭捕捉到的</text:span><text:span text:style-name="T5">UFO</text:span><text:span text:style-name="T4">，這個是真的飛碟嗎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2017</text:span><text:span text:style-name="T4">年基礎養老金上調</text:span><text:span text:style-name="T5">5.5%</text:span><text:span text:style-name="T4">，各地不得自行提高調整水準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教師工資：不僅增加了教齡補貼，工資待遇還有這兩點變化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教師工資有“略增”？教齡工資是咋回事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教師改革中，教師工資發生兩大變化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清宮表生男生女全圖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最全清宮圖表 驗證生男生女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2017</text:span><text:span text:style-name="T4">年最重要的</text:span><text:span text:style-name="T5">2</text:span><text:span text:style-name="T4">條新交規，不是交錢罰款那麼簡單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3">2017</text:span><text:span text:style-name="T34">年最新“</text:span><text:span text:style-name="T35">A</text:span><text:span text:style-name="T34">級、</text:span><text:span text:style-name="T36">B</text:span><text:span text:style-name="T34">級、</text:span><text:span text:style-name="T36">C</text:span><text:span text:style-name="T34">級、</text:span><text:span text:style-name="T36">DEF</text:span><text:span text:style-name="T34">級”駕駛證年齡新規定，</text:span><text:span text:style-name="T36">90%</text:span><text:span text:style-name="T34">的老司機竟然不知道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最新延遲退休時間表一覽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最新駕駛證年齡限制規定出爐，快來看看你還能開幾年車吧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最新駕駛證年齡限制規定出爐，快來看看你還能開幾年車吧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最賺錢的創業專案推薦 看完趕緊創業吧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湖南十大本科學校排名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2017</text:span><text:span text:style-name="T4">年銷售最高的</text:span><text:span text:style-name="T5">10</text:span><text:span text:style-name="T4">款進口釣魚竿，為了回饋客戶，現廠家半價直銷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2017</text:span><text:span text:style-name="T4">年新交規，你的</text:span><text:span text:style-name="T5">12</text:span><text:span text:style-name="T4">分夠扣幾次！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2017</text:span><text:span text:style-name="T4">年新交規，這</text:span><text:span text:style-name="T5">6</text:span><text:span text:style-name="T4">種行為的處罰更加嚴厲了，車主得知道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2017</text:span><text:span text:style-name="T4">年新交規“全面扣分”，聽老司機教，</text:span><text:span text:style-name="T5">12</text:span><text:span text:style-name="T4">分也不怕扣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新交規”全面扣分“，還不趕緊處理掉你的違章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新農合不用繳費，已陸續退款？啟東網警闢謠：假的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新農合報銷比例再提高 貧困戶可免繳享受醫保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新農合被取消了？這些農民將不能購買新農合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新勞動法：解雇職工新規定及補償標準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新規：農村養老保險可一次性補繳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新規定駕駛證年齡，算算你還能開車幾年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新型農村養老保險政策調整，這些變化與農民息息相關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新疆十大本科學校排名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糧食補貼政策：小麥、玉米、水稻、大豆怎麼補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福建十大本科學校排名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年避免農村宅基地被回收，這幾個應對措施農民應該知道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勞動法：公司不發工資條也違法！工資條的重要性不可不知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勞動法：員工被辭退可獲高額補償，除了經濟補償金還有賠償金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勞動法對孕婦辭退的新規定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勞動法規定：辭退員工補償標準，金額遠比你想像的高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勞動法最新規定，辭退員工補償有哪些規定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勞動法最新規定，辭退員工補償有哪些規定最新賠償標準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2017</text:span><text:span text:style-name="T4">勞動法最新規定：這</text:span><text:span text:style-name="T5">3</text:span><text:span text:style-name="T4">種情況下，自動離職也能討要補償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7">2017</text:span><text:span text:style-name="T12">勞動法新規</text:span><text:span text:style-name="T11">: </text:span><text:span text:style-name="T12">用人單位辭退員工的補償標準</text:span><text:span text:style-name="T11">!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勞動法新規：用人單位辭退員工補償標準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勞動法新規：用人單位辭退員工補償標準！建議收藏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2017</text:span><text:span text:style-name="T4">勞動法新規：單位辭退員工，這</text:span><text:span text:style-name="T5">5</text:span><text:span text:style-name="T4">種情況必須支付經濟補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2017</text:span><text:span text:style-name="T4">汽車報廢年限新規定</text:span><text:span text:style-name="T5">,</text:span><text:span text:style-name="T4">補貼新政策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事業單位招聘新規：嚴禁崗位條件歧視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河南企業退休職工養老金上調細則有哪些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的新一線城市排行榜：兩座地級市上榜，重慶、天津均落榜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駕駛證年齡標準實行新規，看看你的年齡能考哪類駕駛證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春晚趙本山回歸 刀郎登臺？你最期待誰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2017</text:span><text:span text:style-name="T18">退伍軍人補貼最新政策</text:span><text:span text:style-name="T19">:</text:span><text:span text:style-name="T18">退伍軍人每月發</text:span><text:span text:style-name="T19">800</text:span><text:span text:style-name="T18">元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香港和新加坡超詳細學校假期表，附請假攻略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健康醫療謠言第四篇—小小紙片就能麻醉你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高考作文“大揭秘”：這樣寫，江蘇卷都能拿“滿分”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高考第一張滿分作文《人生如路，快上車吧》，一睹為快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高考滿分作文 整篇沒有一個酒字，但把酒描寫得出神入化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2017</text:span><text:span text:style-name="T4">基礎養老金上漲</text:span><text:span text:style-name="T5">5.5%</text:span><text:span text:style-name="T4">，那麼你的工資能漲多少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2017</text:span><text:span text:style-name="T18">梅花</text:span><text:span text:style-name="T19">5</text:span><text:span text:style-name="T18">角硬幣回收價值表 梅花</text:span><text:span text:style-name="T19">5</text:span><text:span text:style-name="T18">角硬幣值多少錢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深圳女生超喜歡的短髮造型，短髮控的俏皮可愛文藝小資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第一張高考滿分作文出爐，欣賞一下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2017</text:span><text:span text:style-name="T18">第一張高考滿分作文出爐</text:span><text:span text:style-name="T19">:</text:span><text:span text:style-name="T18">《人生如路</text:span><text:span text:style-name="T19">,</text:span><text:span text:style-name="T18">快上車吧》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第一篇高考滿分作文：人生如路 快上車吧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第一篇高考滿分作文出爐，作文這樣寫穩拿高分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第一篇高考滿分作文出爐？記者求證：假消息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2017</text:span><text:span text:style-name="T18">銅幣最新行情</text:span><text:span text:style-name="T19">2017</text:span><text:span text:style-name="T18">銀幣最近價格</text:span><text:span text:style-name="T19">2017</text:span><text:span text:style-name="T18">古錢幣走勢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2017</text:span><text:span text:style-name="T4">最嚴新交規 危險品運輸當心扣</text:span><text:span text:style-name="T5">12</text:span><text:span text:style-name="T4">分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最新：獨生子女無法單獨繼承父母房產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2017</text:span><text:span text:style-name="T4">最新規定，事業單位退休工資何時補發？這</text:span><text:span text:style-name="T5">4</text:span><text:span text:style-name="T4">點你要清楚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最新消息：事業單位有新規，這些人退休金要上調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黑龍江高考滿分作文：格局與擔當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新一線城市榜單：兩座地級市上榜，重慶、天津竟無緣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新交規，反光馬甲「來自懂車帝車友圈」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2017</text:span><text:span text:style-name="T4">新交規：平常不扣分的違規，自今年起要扣</text:span><text:span text:style-name="T5">12</text:span><text:span text:style-name="T4">分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2017</text:span><text:span text:style-name="T4">新交規：這樣開”雙閃“直接扣</text:span><text:span text:style-name="T5">12</text:span><text:span text:style-name="T4">分，老司機都中招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2017</text:span><text:span text:style-name="T21">新交規</text:span><text:span text:style-name="T19">4</text:span><text:span text:style-name="T18">月</text:span><text:span text:style-name="T19">1</text:span><text:span text:style-name="T18">日正式實施小編教你如何保住</text:span><text:span text:style-name="T19">12</text:span><text:span text:style-name="T18">分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2017</text:span><text:span text:style-name="T18">新交規</text:span><text:span text:style-name="T19">4</text:span><text:span text:style-name="T18">月</text:span><text:span text:style-name="T19">1</text:span><text:span text:style-name="T18">日實施完整版新交規客官請收好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新交規加大懲罰力度，交警：這種行為直接吊銷駕照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2017</text:span><text:span text:style-name="T4">新交規發佈，新增這些扣</text:span><text:span text:style-name="T5">6</text:span><text:span text:style-name="T4">分項目，第二個大多車主不知道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2017</text:span><text:span text:style-name="T4">新交規再次加大懲罰力度，交警：這</text:span><text:span text:style-name="T5">4</text:span><text:span text:style-name="T4">種違章面臨嚴重處罰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2017</text:span><text:span text:style-name="T18">新交規定</text:span><text:span text:style-name="T19">4</text:span><text:span text:style-name="T18">月</text:span><text:span text:style-name="T19">1</text:span><text:span text:style-name="T18">日實施完整版新交規扣分細則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新交規是假的？謠言氾濫我到底該聽誰的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新勞動法：用人單位辭退員工的補償標準！建議收藏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新勞動法：辭退員工補償有哪些新規定？標準是怎樣的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7</text:span><text:span text:style-name="T2">新規：繼承父母房產的條件是什麼？獨生子女也不一定能全繼承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2018 </text:span><text:span text:style-name="T4">年養老金上漲 </text:span><text:span text:style-name="T5">5%</text:span><text:span text:style-name="T4">，兩類人上漲最多，有你嗎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8 </text:span><text:span text:style-name="T2">年起公職人員喝酒開車可直接開除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8</text:span><text:span text:style-name="T2">土地確權後，這三類農民再有錢，也不能在農村蓋房了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8</text:span><text:span text:style-name="T2">廣東省造光緒元寶市場行情上漲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6">2018</text:span><text:span text:style-name="T7">馬雲最新演講，價值千萬的經典乾貨分享經濟 </text:span><text:span text:style-name="T8">3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2018</text:span><text:span text:style-name="T4">中國大學綜合實力排行榜</text:span><text:span text:style-name="T5">1200</text:span><text:span text:style-name="T4">強，北京大學蟬聯榜首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2018</text:span><text:span text:style-name="T4">中國大學綜合實力排行榜</text:span><text:span text:style-name="T5">1200</text:span><text:span text:style-name="T4">強公佈，北京大學蟬聯榜首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2018</text:span><text:span text:style-name="T4">公職人員酒駕直接開除？</text:span><text:span text:style-name="T5">3</text:span><text:span text:style-name="T4">點關鍵幫你認清謠言，建議轉發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8</text:span><text:span text:style-name="T2">公職人員喝酒開車可開除！開車切記不能喝酒、茅臺也不能喝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8</text:span><text:span text:style-name="T2">公職人員喝酒開車可直接開除，子女發展都受限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8</text:span><text:span text:style-name="T2">公職人員喝酒開車可直接開除，子女發展都受限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8</text:span><text:span text:style-name="T2">支付寶花唄立即套現方法攻略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8</text:span><text:span text:style-name="T2">支付寶花唄怎麼套現最安全 螞蟻花唄能提現嗎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8</text:span><text:span text:style-name="T2">支付寶螞蟻花唄還能套現碼 花唄提現手續費收多少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8</text:span><text:span text:style-name="T2">支付寶螞蟻花唄套現過程，以及京東白條怎麼提現方法揭秘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8</text:span><text:span text:style-name="T2">不同房子類型的農村房屋拆遷補償標準算自家拆遷補多少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8</text:span><text:span text:style-name="T2">世界智慧大會開幕 劉強東闢謠開除一半員工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8</text:span><text:span text:style-name="T2">央視新年晚會放大招，網友：鮮肉小花大咖一個不落，搞事情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8</text:span><text:span text:style-name="T2">央視新年晚會明星海報出爐大牌明星齊聚央視你最期待誰出現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2018</text:span><text:span text:style-name="T4">必領的</text:span><text:span text:style-name="T5">10</text:span><text:span text:style-name="T4">項農村補貼，你領了嗎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8</text:span><text:span text:style-name="T2">生男生女清宮圖一覽表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8</text:span><text:span text:style-name="T2">再不抓住互聯網創業 將會窮一輩子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8</text:span><text:span text:style-name="T2">農村土地確權之後有償退出的補償標準，各省都是多少錢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2018</text:span><text:span text:style-name="T4">農村土地確權補貼將下發，補貼</text:span><text:span text:style-name="T5">60</text:span><text:span text:style-name="T4">億，家家都有份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8</text:span><text:span text:style-name="T2">農村土地新政：土地徵收補償標準將有所提高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8</text:span><text:span text:style-name="T2">農村宅基地和房屋拆遷最新標準出臺啦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2018</text:span><text:span text:style-name="T4">農村宅基地新規出臺：以下這</text:span><text:span text:style-name="T5">6</text:span><text:span text:style-name="T4">類宅基地將會被回收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8</text:span><text:span text:style-name="T2">農村宅基地新政策，條件符合的農民能領取補貼幾十萬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8</text:span><text:span text:style-name="T2">農村低保補貼明細，低保又上漲，這些人能獲上萬補貼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8</text:span><text:span text:style-name="T2">農村改革，這三大補貼真正福利不知吃虧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8</text:span><text:span text:style-name="T2">農村補貼有望增多，來看看農民都能獲得哪些補貼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2018</text:span><text:span text:style-name="T4">農村補貼將調整，這</text:span><text:span text:style-name="T5">3</text:span><text:span text:style-name="T4">類種人將取消糧補，以下情況要注意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8</text:span><text:span text:style-name="T2">農村補貼項目，高的能補貼百萬以上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8</text:span><text:span text:style-name="T2">農村補貼新政策！涉及這四類人，別忘了去領錢。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8</text:span><text:span text:style-name="T2">農村房屋拆遷  最新補償標準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8</text:span><text:span text:style-name="T2">農村房屋拆遷補償標準是什麼？太低了該怎麼辦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2018</text:span><text:span text:style-name="T18">農村房屋拆遷補償新規！每平米補償</text:span><text:span text:style-name="T19">1900-3300</text:span><text:span text:style-name="T18">元！</text:span><text:span text:style-name="T19">4</text:span><text:span text:style-name="T18">種無證房屋全額補償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8</text:span><text:span text:style-name="T2">農村房屋拆遷補償新政策！符合這些條件的人，就等著數錢吧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8</text:span><text:span text:style-name="T2">農村房屋拆遷新規：補償標準及計算方式，看看你家能補多少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2018</text:span><text:span text:style-name="T4">農村房屋拆遷新規：最高補償</text:span><text:span text:style-name="T5">3300</text:span><text:span text:style-name="T4">元，但這三類房屋除外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8</text:span><text:span text:style-name="T2">農村拆遷補償政策有大變化，無證房屋也可獲得全額拆遷補償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6">2018</text:span><text:span text:style-name="T7">農村拆遷補償新政策：無房屋也可以獲得補償</text:span><text:span text:style-name="T8">~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8</text:span><text:span text:style-name="T2">農村拆遷補償新調整！無證房屋也要賠償！你能否領到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2018</text:span><text:span text:style-name="T18">農村將執行回收</text:span><text:span text:style-name="T19">5</text:span><text:span text:style-name="T18">種宅基地，兩類農民能領補</text:span><text:span text:style-name="T19">20</text:span><text:span text:style-name="T18">萬左右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8</text:span><text:span text:style-name="T2">農村教育四大補貼，你領到了嗎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2018</text:span><text:span text:style-name="T4">農村新農合上漲，</text:span><text:span text:style-name="T5">8</text:span><text:span text:style-name="T4">種農民不繳費也能享受，有你嗎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6">2018</text:span><text:span text:style-name="T7">剛剛透露這五大行業即將消失上億人面臨失業 </text:span><text:span text:style-name="T8">6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8</text:span><text:span text:style-name="T2">華東地區最具綜合實力大學排行榜，中國科學技術大學第五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2018</text:span><text:span text:style-name="T21">合肥中考</text:span><text:span text:style-name="T19">45</text:span><text:span text:style-name="T18">中有</text:span><text:span text:style-name="T19">100</text:span><text:span text:style-name="T18">多個人考</text:span><text:span text:style-name="T19">800</text:span><text:span text:style-name="T18">多分以上？市考試院：純屬謠言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8</text:span><text:span text:style-name="T2">年 新規定 所有車輛需配備 反光背心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8</text:span><text:span text:style-name="T2">年，農村人符合以下條件的任何一項，每月可領取千元補貼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2018</text:span><text:span text:style-name="T4">年，農村老人可以領</text:span><text:span text:style-name="T5">4</text:span><text:span text:style-name="T4">項補助，加起來錢還不少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8</text:span><text:span text:style-name="T2">年，農村宅基地收費標準已“出臺”，你們村收費了嗎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8</text:span><text:span text:style-name="T2">年，農村宅基地收費標準已公佈，快來看看吧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8</text:span><text:span text:style-name="T2">年，農村宅基地確權政策 這七種情況農民將失去房屋所有權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2018</text:span><text:span text:style-name="T4">年，農村這</text:span><text:span text:style-name="T5">3</text:span><text:span text:style-name="T4">類人將列入今年的補貼“增發”計畫，其中有你嗎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2018</text:span><text:span text:style-name="T18">年，農村這</text:span><text:span text:style-name="T19">3</text:span><text:span text:style-name="T18">項補貼每家都能領，最高有</text:span><text:span text:style-name="T19">3000</text:span><text:span text:style-name="T18">元，快看有你嗎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8</text:span><text:span text:style-name="T2">年，農村這些房子將要被全部拆除，農民注意啦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2018</text:span><text:span text:style-name="T18">年，農村要發放</text:span><text:span text:style-name="T19">1</text:span><text:span text:style-name="T18">項新補貼，這</text:span><text:span text:style-name="T19">3</text:span><text:span text:style-name="T18">種人要倒楣了，快看有你嗎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8</text:span><text:span text:style-name="T2">年，農村深鬆土地有補貼，農民朋友得留心，別錯過了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8</text:span><text:span text:style-name="T2">年，這三種農村補貼將直補到戶，不用再這麼麻煩了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8</text:span><text:span text:style-name="T2">年！農村徵收土地最新政策，補償標準上漲了嗎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8</text:span><text:span text:style-name="T2">年《婚姻法》新規，一妻多夫政策純屬謠言，你信嗎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2">2018</text:span><text:span text:style-name="T23">年</text:span><text:span text:style-name="T24">1</text:span><text:span text:style-name="T23">月</text:span><text:span text:style-name="T25">1</text:span><text:span text:style-name="T23">日之前沒買車的人要笑了</text:span><text:span text:style-name="T25">, </text:span><text:span text:style-name="T23">新政出爐</text:span><text:span text:style-name="T25">, </text:span><text:span text:style-name="T23">六大變化</text:span><text:span text:style-name="T25">!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2018</text:span><text:span text:style-name="T18">年</text:span><text:span text:style-name="T19">1</text:span><text:span text:style-name="T18">月</text:span><text:span text:style-name="T19">1</text:span><text:span text:style-name="T18">日之前沒買車的人要笑了，新政出爐，六大改變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2018</text:span><text:span text:style-name="T18">年</text:span><text:span text:style-name="T19">1</text:span><text:span text:style-name="T18">月</text:span><text:span text:style-name="T19">1</text:span><text:span text:style-name="T18">日之前沒買車的人要笑了，新政出爐，六大變化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2018</text:span><text:span text:style-name="T18">年</text:span><text:span text:style-name="T19">1</text:span><text:span text:style-name="T18">月</text:span><text:span text:style-name="T19">1</text:span><text:span text:style-name="T18">日之前沒買車的人要笑了，新政出爐，六大變化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2018</text:span><text:span text:style-name="T21">年</text:span><text:span text:style-name="T19">1</text:span><text:span text:style-name="T18">月</text:span><text:span text:style-name="T19">1</text:span><text:span text:style-name="T18">日施行購車新政，再也不用任由</text:span><text:span text:style-name="T19">4s</text:span><text:span text:style-name="T18">店擺佈了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2018</text:span><text:span text:style-name="T18">年</text:span><text:span text:style-name="T19">1</text:span><text:span text:style-name="T18">月</text:span><text:span text:style-name="T19">1</text:span><text:span text:style-name="T18">日施行購車新政，沒買車的人有福利啦！進來看看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2018</text:span><text:span text:style-name="T18">年</text:span><text:span text:style-name="T19">1</text:span><text:span text:style-name="T18">月</text:span><text:span text:style-name="T19">1</text:span><text:span text:style-name="T18">日施行購車新政，除了購置稅調整還有這些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2018</text:span><text:span text:style-name="T18">年</text:span><text:span text:style-name="T19">1</text:span><text:span text:style-name="T18">月</text:span><text:span text:style-name="T19">1</text:span><text:span text:style-name="T18">日起，駕駛證年齡標準實行新規，你知道多少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2018</text:span><text:span text:style-name="T18">年</text:span><text:span text:style-name="T19">1</text:span><text:span text:style-name="T18">月</text:span><text:span text:style-name="T19">1</text:span><text:span text:style-name="T18">日起開始實施的財稅新政早知道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2018</text:span><text:span text:style-name="T21">年</text:span><text:span text:style-name="T19">1</text:span><text:span text:style-name="T18">月</text:span><text:span text:style-name="T19">1</text:span><text:span text:style-name="T18">日起機動車新規實施 隨車須配備</text:span><text:span text:style-name="T19">1</text:span><text:span text:style-name="T18">件反光背心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2018</text:span><text:span text:style-name="T18">年</text:span><text:span text:style-name="T19">3</text:span><text:span text:style-name="T18">月</text:span><text:span text:style-name="T19">4</text:span><text:span text:style-name="T18">日新聞早知道：教師工資將達到公務員收入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2018</text:span><text:span text:style-name="T21">年</text:span><text:span text:style-name="T19">4</text:span><text:span text:style-name="T18">月</text:span><text:span text:style-name="T19">27</text:span><text:span text:style-name="T18">日華北各地夜空神秘光源照集錦</text:span><text:span text:style-name="T19">-ufo</text:span><text:span text:style-name="T18">第一類接觸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2018</text:span><text:span text:style-name="T18">年</text:span><text:span text:style-name="T19">5</text:span><text:span text:style-name="T18">月，</text:span><text:span text:style-name="T19">C1</text:span><text:span text:style-name="T18">駕照對開車年齡有新規定，看你還能開車到多少歲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2018</text:span><text:span text:style-name="T4">年</text:span><text:span text:style-name="T5">5</text:span><text:span text:style-name="T4">月起，准駕年齡有了新規定，看看你還能開車到多少歲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2018</text:span><text:span text:style-name="T18">年</text:span><text:span text:style-name="T19">6</text:span><text:span text:style-name="T18">月，</text:span><text:span text:style-name="T19">C1</text:span><text:span text:style-name="T18">駕照對年齡有了新規定，看看你還能開車到多少歲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2018</text:span><text:span text:style-name="T18">年</text:span><text:span text:style-name="T19">6</text:span><text:span text:style-name="T18">月，</text:span><text:span text:style-name="T19">C1</text:span><text:span text:style-name="T18">駕照準駕年齡實行新規定，看你還能開車到多少歲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2018</text:span><text:span text:style-name="T18">年</text:span><text:span text:style-name="T19">6</text:span><text:span text:style-name="T18">月，車管所新規定了</text:span><text:span text:style-name="T19">C1</text:span><text:span text:style-name="T18">駕照準駕年齡，看你還能開車幾年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2018</text:span><text:span text:style-name="T21">年</text:span><text:span text:style-name="T19">6</text:span><text:span text:style-name="T18">月</text:span><text:span text:style-name="T19">30</text:span><text:span text:style-name="T18">日之前，農村這</text:span><text:span text:style-name="T19">3</text:span><text:span text:style-name="T18">項補貼會陸續發放，農民朋友注意查收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2018</text:span><text:span text:style-name="T4">年</text:span><text:span text:style-name="T5">6</text:span><text:span text:style-name="T4">月開始，駕駛證年齡實行新規定，算算你還能開幾年車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2018</text:span><text:span text:style-name="T4">年</text:span><text:span text:style-name="T5">6</text:span><text:span text:style-name="T4">月起，所有駕照對年齡有了新規定，看你能開車到多少歲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2018</text:span><text:span text:style-name="T21">年</text:span><text:span text:style-name="T19">C1</text:span><text:span text:style-name="T18">、</text:span><text:span text:style-name="T19">C2</text:span><text:span text:style-name="T18">、</text:span><text:span text:style-name="T19">B2</text:span><text:span text:style-name="T18">駕駛證准駕年齡新規定，算算你還能開幾年車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2018</text:span><text:span text:style-name="T4">年</text:span><text:span text:style-name="T5">C1</text:span><text:span text:style-name="T4">駕駛證又有了新的“使用”規定了？你還傻傻分不清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2018</text:span><text:span text:style-name="T18">年一季度中國</text:span><text:span text:style-name="T19">17</text:span><text:span text:style-name="T18">省份</text:span><text:span text:style-name="T19">GDP</text:span><text:span text:style-name="T18">增速跑贏全國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8</text:span><text:span text:style-name="T2">年三七要漲價？闢謠，三七市場行情穩定！附三七市場價格表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2018</text:span><text:span text:style-name="T4">年土地承包政策的新變動，</text:span><text:span text:style-name="T5">9</text:span><text:span text:style-name="T4">億農民注意了！農民樂開了花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8</text:span><text:span text:style-name="T2">年小米公司商業模式生態鏈深度剖析報告 附全文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8</text:span><text:span text:style-name="T2">年中國各省大學綜合實力排行榜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8</text:span><text:span text:style-name="T2">年中國養老新政策的出臺，給農村養老難的人吃了一顆定心丸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8</text:span><text:span text:style-name="T2">年開年三場雪，天佑壓軸出場，李小璐夜宿門，倉老師結婚了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8</text:span><text:span text:style-name="T2">年開始 所有車輛配備反光背心 你車上有嗎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8</text:span><text:span text:style-name="T2">年開始，工資，養老金，生病報銷等等都要上漲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8</text:span><text:span text:style-name="T2">年四川銅幣引領古幣拍賣價格上漲趨勢，海外藏友紛紛出手收藏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8</text:span><text:span text:style-name="T2">年玉米、水稻、小麥等作物國家種植補貼匯總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8</text:span><text:span text:style-name="T2">年生男生女清宮圖（最新出爐）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8</text:span><text:span text:style-name="T2">年生男生女清宮表，你們准了沒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8</text:span><text:span text:style-name="T2">年生男生女清宮表新鮮出爐 有圖有案例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8</text:span><text:span text:style-name="T2">年生男孩，一生不缺錢花的生肖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8</text:span><text:span text:style-name="T2">年生豬養殖補貼，農村散養戶也可以享受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6">2018</text:span><text:span text:style-name="T7">年光緒元寶銅幣最新收藏行情和價格</text:span><text:span text:style-name="T8">1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8</text:span><text:span text:style-name="T2">年全國農村推行火葬，人死不讓埋？純屬謠言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8</text:span><text:span text:style-name="T2">年全國啟用微信身份證，我們需要注意哪些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2018</text:span><text:span text:style-name="T4">年農民工買社保的新政策：</text:span><text:span text:style-name="T5">2</text:span><text:span text:style-name="T4">億農民工將全部列入社保參保範圍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2018</text:span><text:span text:style-name="T4">年農民購買農業機械，最高可拿</text:span><text:span text:style-name="T5">60</text:span><text:span text:style-name="T4">萬補貼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2018</text:span><text:span text:style-name="T18">年農村</text:span><text:span text:style-name="T19">5</text:span><text:span text:style-name="T18">種宅基地被回收，農戶一般補償</text:span><text:span text:style-name="T19">30</text:span><text:span text:style-name="T18">萬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2018</text:span><text:span text:style-name="T4">年農村</text:span><text:span text:style-name="T5">8</text:span><text:span text:style-name="T4">類房屋或將收回，幾乎村村都有，快看看有你家的嗎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2018</text:span><text:span text:style-name="T4">年農村人只要結婚就可享</text:span><text:span text:style-name="T5">9500</text:span><text:span text:style-name="T4">萬補貼！趕緊領！錯過後悔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8</text:span><text:span text:style-name="T2">年農村土地被徵收，補償金額標準演算法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8</text:span><text:span text:style-name="T2">年農村休耕補貼：補貼和面積都增加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2018</text:span><text:span text:style-name="T21">年農村有這個證厲害了，領</text:span><text:span text:style-name="T19">5</text:span><text:span text:style-name="T18">年補貼，</text:span><text:span text:style-name="T19">1</text:span><text:span text:style-name="T18">年</text:span><text:span text:style-name="T19">1500</text:span><text:span text:style-name="T18">元，翻翻床底下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8</text:span><text:span text:style-name="T2">年農村宅基地，國家徵收政策大變動，農民這樣做才有補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8</text:span><text:span text:style-name="T2">年農村宅基地收費標準已公佈，快來看看你家需要出多少錢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8</text:span><text:span text:style-name="T2">年農村宅基地收費標準已出臺，看看你家要交多少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8</text:span><text:span text:style-name="T2">年農村宅基地最新政策已出臺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8</text:span><text:span text:style-name="T2">年農村低保補貼金額又上漲 這些人能獲得上萬元補貼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8</text:span><text:span text:style-name="T2">年農村補貼將全面改革，“取消”農業和貧困補貼，農民怎麼辦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8</text:span><text:span text:style-name="T2">年農村徵收房屋，你知道能補償多少錢嗎？附補償的價格標準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2018</text:span><text:span text:style-name="T4">年農村房屋拆遷補償新規：</text:span><text:span text:style-name="T5">1</text:span><text:span text:style-name="T4">平米補償標準是多少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8</text:span><text:span text:style-name="T2">年農村規模化養殖補貼新政策，還不知道的農民朋友虧大了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8</text:span><text:span text:style-name="T2">年農村貧困戶最新申請補貼標準出爐，這五種情況都可以申請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8</text:span><text:span text:style-name="T2">年農村獨生子女的家庭將新增三類補貼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8</text:span><text:span text:style-name="T2">年農村統一規劃建房，現在想建房有沒有什麼影響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2018</text:span><text:span text:style-name="T18">年農村最高補貼</text:span><text:span text:style-name="T19">30</text:span><text:span text:style-name="T18">萬！這個省</text:span><text:span text:style-name="T19">4.34</text:span><text:span text:style-name="T18">億元的補貼已經全部到縣了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8</text:span><text:span text:style-name="T2">年延遲退休年齡最新規定對照表 退休年齡最新規定對照表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8</text:span><text:span text:style-name="T2">年延遲退休新規，波及千萬中小學教師，我反對，你呢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2018</text:span><text:span text:style-name="T4">年這</text:span><text:span text:style-name="T5">4</text:span><text:span text:style-name="T4">項總金額過萬元的補貼值得關注，多數農民都能領到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8</text:span><text:span text:style-name="T2">年這四種農業補貼直接到戶！金額多覆蓋廣，農民們趕快領錢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8</text:span><text:span text:style-name="T2">年事業單位工資上調方案詳情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8</text:span><text:span text:style-name="T2">年事業單位改革，教師工資提高教齡津貼標準又有新標準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8</text:span><text:span text:style-name="T2">年京東白條套現方法 任性付取現 螞蟻花唄套現秒到秒回款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8</text:span><text:span text:style-name="T2">年到底有沒有退休的新政策？這幾個政策你可能還不知道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8</text:span><text:span text:style-name="T2">年國家公職人員醉駕可直接開除，子女發展受限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8</text:span><text:span text:style-name="T2">年國家種植補貼政策有哪些？玉米、水稻、小麥等作物補貼匯總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2018</text:span><text:span text:style-name="T4">年底，農村土地還存在這</text:span><text:span text:style-name="T5">4</text:span><text:span text:style-name="T4">種情況，農民將領不到土地政策補貼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2018</text:span><text:span text:style-name="T4">年拆遷補償政策又調整！ </text:span><text:span text:style-name="T5">4</text:span><text:span text:style-name="T4">種無證房屋也可獲得全額拆遷補償…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8</text:span><text:span text:style-name="T2">年鄭州限行新規？官方回應未發佈，瘋傳圖片出自南陽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8</text:span><text:span text:style-name="T2">年養殖用地有新政策出臺嗎？耕地用來搞養殖是否可行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8</text:span><text:span text:style-name="T2">年獨生子女有“三項補貼”，憑證就可領取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8</text:span><text:span text:style-name="T2">年獨生子女有“三項補貼”，憑證就可領取！很多人都不知道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2018</text:span><text:span text:style-name="T4">年要拆除收回農村這些自建房？竟寫成</text:span><text:span text:style-name="T5">2017</text:span><text:span text:style-name="T4">年了，謠言不攻自破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2018</text:span><text:span text:style-name="T4">年度的新農合繳費已經開始，農村哪</text:span><text:span text:style-name="T5">7</text:span><text:span text:style-name="T4">類人不用繳費就能報銷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8</text:span><text:span text:style-name="T2">年袁大頭值多少錢 袁大頭最新市場價格表一覽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2018</text:span><text:span text:style-name="T4">年起，農民工工資將大幅上漲，平均年上漲</text:span><text:span text:style-name="T5">10%</text:span><text:span text:style-name="T4">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8</text:span><text:span text:style-name="T2">年起，農村老人可以領取多項補助，錢真不少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8</text:span><text:span text:style-name="T2">年起，農村老房子別再翻建了，政策出新變化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2018</text:span><text:span text:style-name="T4">年起，農村禁止自建房？別傳謠！符合這</text:span><text:span text:style-name="T5">3</text:span><text:span text:style-name="T4">種條件照樣蓋新房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2018</text:span><text:span text:style-name="T4">年起，汽車年審出新規，這</text:span><text:span text:style-name="T5">6</text:span><text:span text:style-name="T4">個收費專案將取消，車主：好消息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8</text:span><text:span text:style-name="T2">年起，國家公職人員喝酒開車可直接開除，子女發展也受限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0">2018</text:span><text:span text:style-name="T18">年高考的</text:span><text:span text:style-name="T19">0</text:span><text:span text:style-name="T18">分作文，專家：</text:span><text:span text:style-name="T19">0</text:span><text:span text:style-name="T18">分作文純屬謠言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8</text:span><text:span text:style-name="T2">年教師工齡工資改革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8</text:span><text:span text:style-name="T2">年最新！幾種農村的房屋有可能被收回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8</text:span><text:span text:style-name="T2">年最新三農政策，五項補貼直補到戶，你還擔心自己農村戶口嗎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8</text:span><text:span text:style-name="T2">年最新的農業政策有哪些？農民怎麼去申請國家補貼政策呢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8</text:span><text:span text:style-name="T2">年最賺錢的五大行業，將帶領大批人致富，你知道嗎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8</text:span><text:span text:style-name="T2">年最賺錢的農村創業專案推薦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8</text:span><text:span text:style-name="T2">年新交規：喝酒沒開車也是酒駕，照樣罰款扣分，別被坑了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8</text:span><text:span text:style-name="T2">年新交規實施 開始查上的滅火器、三角架、反光背心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2018</text:span><text:span text:style-name="T4">年新農合免繳？那是謠言！</text:span><text:span text:style-name="T5">7</text:span><text:span text:style-name="T4">類人才能專享，不是人人都有份！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8</text:span><text:span text:style-name="T2">宅基地最新補償標準，你家宅基地值多少錢？說出來你都不相信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8</text:span><text:span text:style-name="T2">你農村一畝地補貼多少錢？答案…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8</text:span><text:span text:style-name="T2">勞動法最新：用人單位辭退員工補償標準！（建議收藏）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8</text:span><text:span text:style-name="T2">勞動法最新規定，被單位辭退可領一大筆補償金！不知道虧大了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8</text:span><text:span text:style-name="T2">勞動法最新規定：單位辭退勞動者補償標準，這是拿到最高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2018</text:span><text:span text:style-name="T2">勞動法最新規定：單位辭退勞動者補償標準，這是拿到最高補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7">2018</text:span><text:span text:style-name="T12">即將面臨</text:span><text:span text:style-name="T11">30</text:span><text:span text:style-name="T12">年來最大失業潮，倒閉潮的危機 ！震撼</text:span><text:span text:style-name="T11">75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7">2018</text:span><text:span text:style-name="T12">即將面臨</text:span><text:span text:style-name="T11">30</text:span><text:span text:style-name="T12">年來最大失業潮，倒閉潮的危機！</text:span><text:span text:style-name="T11">38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7">2018</text:span><text:span text:style-name="T12">即將面臨</text:span><text:span text:style-name="T11">30</text:span><text:span text:style-name="T12">年來最大失業潮，倒閉潮的危機！震撼</text:span><text:span text:style-name="T11">.mp412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7">2018</text:span><text:span text:style-name="T12">即將面臨</text:span><text:span text:style-name="T11">30</text:span><text:span text:style-name="T12">年來最大失業潮，倒閉潮的危機！震撼</text:span><text:span text:style-name="T11">1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7">2018</text:span><text:span text:style-name="T12">即將面臨</text:span><text:span text:style-name="T11">30</text:span><text:span text:style-name="T12">年來最大失業潮，倒閉潮的危機！震撼</text:span><text:span text:style-name="T11">106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7">2018</text:span><text:span text:style-name="T12">即將面臨</text:span><text:span text:style-name="T11">30</text:span><text:span text:style-name="T12">年來最大失業潮，倒閉潮的危機！震撼</text:span><text:span text:style-name="T11">123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7">2018</text:span><text:span text:style-name="T12">即將面臨</text:span><text:span text:style-name="T11">30</text:span><text:span text:style-name="T12">年來最大失業潮，倒閉潮的危機！震撼</text:span><text:span text:style-name="T11">16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7">2018</text:span><text:span text:style-name="T12">即將面臨</text:span><text:span text:style-name="T11">30</text:span><text:span text:style-name="T12">年來最大失業潮，倒閉潮的危機！震撼</text:span><text:span text:style-name="T11">21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7">2018</text:span><text:span text:style-name="T12">即將面臨</text:span><text:span text:style-name="T11">30</text:span><text:span text:style-name="T12">年來最大失業潮，倒閉潮的危機！震撼</text:span><text:span text:style-name="T11">22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7">2018</text:span><text:span text:style-name="T12">即將面臨</text:span><text:span text:style-name="T11">30</text:span><text:span text:style-name="T12">年來最大失業潮，倒閉潮的危機！震撼</text:span><text:span text:style-name="T11">23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7">2018</text:span><text:span text:style-name="T12">即將面臨</text:span><text:span text:style-name="T11">30</text:span><text:span text:style-name="T12">年來最大失業潮，倒閉潮的危機！震撼</text:span><text:span text:style-name="T11">24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7">2018</text:span><text:span text:style-name="T12">即將面臨</text:span><text:span text:style-name="T11">30</text:span><text:span text:style-name="T12">年來最大失業潮，倒閉潮的危機！震撼</text:span><text:span text:style-name="T11">28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7">2018</text:span><text:span text:style-name="T12">即將面臨</text:span><text:span text:style-name="T11">30</text:span><text:span text:style-name="T12">年來最大失業潮，倒閉潮的危機！震撼</text:span><text:span text:style-name="T11">3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3">2018</text:span><text:span text:style-name="T4">年</text:span><text:span text:style-name="T5">6</text:span><text:span text:style-name="T4">月起，駕照對年齡有了新規定，看看你還能開車到多少歲？</text:span>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2" table:number-rows-repeated="104657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data.$A$1" table:cell-range-address="$data.$A$1:.$B$2001"/>
        </table:named-expressions>
      </table:table>
      <table:named-expressions/>
      <table:database-ranges>
        <table:database-range table:name="__Anonymous_Sheet_DB__0" table:target-range-address="data.A1:data.B200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Microsoft JhengHei" svg:font-family="'Microsoft JhengHei'"/>
    <style:font-face style:name="微軟正黑體" svg:font-family="微軟正黑體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name-asian="Linux Libertine G" style:font-family-asian="'Linux Libertine G'" style:font-family-generic-asian="system" style:font-pitch-asian="variable" style:font-name-complex="Linux Libertine G" style:font-family-complex="'Linux Libertine G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002" meta:object-count="0"/>
    <meta:generator>LibreOfficeDev/6.0.5.2$Linux_X86_64 LibreOffice_project/</meta:generator>
  </office:meta>
</office:document-meta>
</file>